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1008in"/>
    </style:style>
    <style:style style:name="co2" style:family="table-column">
      <style:table-column-properties fo:break-before="auto" style:column-width="2.9173in"/>
    </style:style>
    <style:style style:name="co3" style:family="table-column">
      <style:table-column-properties fo:break-before="auto" style:column-width="0.8299in"/>
    </style:style>
    <style:style style:name="co4" style:family="table-column">
      <style:table-column-properties fo:break-before="auto" style:column-width="19.4484in"/>
    </style:style>
    <style:style style:name="co5" style:family="table-column">
      <style:table-column-properties fo:break-before="auto" style:column-width="0.5835in"/>
    </style:style>
    <style:style style:name="ro1" style:family="table-row">
      <style:table-row-properties style:row-height="0.2083in" fo:break-before="auto" style:use-optimal-row-height="true"/>
    </style:style>
    <style:style style:name="ro2" style:family="table-row">
      <style:table-row-properties style:row-height="0.1917in" fo:break-before="auto" style:use-optimal-row-height="true"/>
    </style:style>
    <style:style style:name="ta1" style:family="table" style:master-page-name="PageStyle_5f_datos">
      <style:table-properties table:display="true" style:writing-mode="lr-tb"/>
    </style:style>
    <style:style style:name="ta2" style:family="table" style:master-page-name="PageStyle_5f_metadatos">
      <style:table-properties table:display="true" style:writing-mode="lr-tb"/>
    </style:style>
    <style:style style:name="ta3" style:family="table" style:master-page-name="PageStyle_5f_fuentes">
      <style:table-properties table:display="true" style:writing-mode="lr-tb"/>
    </style:style>
    <style:style style:name="ta4" style:family="table" style:master-page-name="PageStyle_5f_notas">
      <style:table-properties table:display="true" style:writing-mode="lr-tb"/>
    </style:style>
    <style:style style:name="ta5" style:family="table" style:master-page-name="PageStyle_5f_creditos">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1">
      <style:table-cell-properties style:rotation-align="non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os" table:style-name="ta1">
        <office:forms form:automatic-focus="false" form:apply-design-mode="false"/>
        <table:table-column table:style-name="co1" table:default-cell-style-name="Default"/>
        <table:table-column table:style-name="co2" table:number-columns-repeated="8" table:default-cell-style-name="Default"/>
        <table:table-column table:style-name="co3" table:number-columns-repeated="1015" table:default-cell-style-name="Default"/>
        <table:table-row table:style-name="ro1">
          <table:table-cell table:style-name="ce1" office:value-type="string" calcext:value-type="string">
            <text:p>indicator</text:p>
          </table:table-cell>
          <table:table-cell table:style-name="ce1" office:value-type="string" calcext:value-type="string">
            <text:p>País__ESTANDAR</text:p>
          </table:table-cell>
          <table:table-cell table:style-name="ce1" office:value-type="string" calcext:value-type="string">
            <text:p>Años__ESTANDAR</text:p>
          </table:table-cell>
          <table:table-cell table:style-name="ce1" office:value-type="string" calcext:value-type="string">
            <text:p>value</text:p>
          </table:table-cell>
          <table:table-cell table:style-name="ce1" office:value-type="string" calcext:value-type="string">
            <text:p>unit</text:p>
          </table:table-cell>
          <table:table-cell table:style-name="ce1" office:value-type="string" calcext:value-type="string">
            <text:p>notes_ids</text:p>
          </table:table-cell>
          <table:table-cell table:style-name="ce1" office:value-type="string" calcext:value-type="string">
            <text:p>source_id</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1990</text:p>
          </table:table-cell>
          <table:table-cell table:style-name="ce2" office:value-type="float" office:value="7265.971442" calcext:value-type="float">
            <text:p>726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1991</text:p>
          </table:table-cell>
          <table:table-cell table:style-name="ce2" office:value-type="float" office:value="7785.466109" calcext:value-type="float">
            <text:p>77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1992</text:p>
          </table:table-cell>
          <table:table-cell table:style-name="ce2" office:value-type="float" office:value="8068.106847" calcext:value-type="float">
            <text:p>806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1993</text:p>
          </table:table-cell>
          <table:table-cell table:style-name="ce2" office:value-type="float" office:value="7910.116709" calcext:value-type="float">
            <text:p>79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1994</text:p>
          </table:table-cell>
          <table:table-cell table:style-name="ce2" office:value-type="float" office:value="7556.974431" calcext:value-type="float">
            <text:p>75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1995</text:p>
          </table:table-cell>
          <table:table-cell table:style-name="ce2" office:value-type="float" office:value="7689.834622" calcext:value-type="float">
            <text:p>76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1996</text:p>
          </table:table-cell>
          <table:table-cell table:style-name="ce2" office:value-type="float" office:value="7516.587046" calcext:value-type="float">
            <text:p>751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1997</text:p>
          </table:table-cell>
          <table:table-cell table:style-name="ce2" office:value-type="float" office:value="7833.906538" calcext:value-type="float">
            <text:p>783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1998</text:p>
          </table:table-cell>
          <table:table-cell table:style-name="ce2" office:value-type="float" office:value="7701.099378" calcext:value-type="float">
            <text:p>770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1999</text:p>
          </table:table-cell>
          <table:table-cell table:style-name="ce2" office:value-type="float" office:value="7101.358779" calcext:value-type="float">
            <text:p>710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00</text:p>
          </table:table-cell>
          <table:table-cell table:style-name="ce2" office:value-type="float" office:value="7224.314237" calcext:value-type="float">
            <text:p>72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01</text:p>
          </table:table-cell>
          <table:table-cell table:style-name="ce2" office:value-type="float" office:value="7333.675136" calcext:value-type="float">
            <text:p>733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02</text:p>
          </table:table-cell>
          <table:table-cell table:style-name="ce2" office:value-type="float" office:value="6565.301562" calcext:value-type="float">
            <text:p>656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03</text:p>
          </table:table-cell>
          <table:table-cell table:style-name="ce2" office:value-type="float" office:value="5950.180196" calcext:value-type="float">
            <text:p>595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04</text:p>
          </table:table-cell>
          <table:table-cell table:style-name="ce2" office:value-type="float" office:value="6918.881972" calcext:value-type="float">
            <text:p>691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05</text:p>
          </table:table-cell>
          <table:table-cell table:style-name="ce2" office:value-type="float" office:value="7506.281745" calcext:value-type="float">
            <text:p>750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06</text:p>
          </table:table-cell>
          <table:table-cell table:style-name="ce2" office:value-type="float" office:value="8115.457579" calcext:value-type="float">
            <text:p>811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07</text:p>
          </table:table-cell>
          <table:table-cell table:style-name="ce2" office:value-type="float" office:value="8690.216722" calcext:value-type="float">
            <text:p>86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08</text:p>
          </table:table-cell>
          <table:table-cell table:style-name="ce2" office:value-type="float" office:value="9015.016325" calcext:value-type="float">
            <text:p>901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09</text:p>
          </table:table-cell>
          <table:table-cell table:style-name="ce2" office:value-type="float" office:value="8604.926845" calcext:value-type="float">
            <text:p>860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10</text:p>
          </table:table-cell>
          <table:table-cell table:style-name="ce2" office:value-type="float" office:value="8362.543512" calcext:value-type="float">
            <text:p>836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11</text:p>
          </table:table-cell>
          <table:table-cell table:style-name="ce2" office:value-type="float" office:value="8597.662424" calcext:value-type="float">
            <text:p>859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12</text:p>
          </table:table-cell>
          <table:table-cell table:style-name="ce2" office:value-type="float" office:value="8966.052728" calcext:value-type="float">
            <text:p>896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13</text:p>
          </table:table-cell>
          <table:table-cell table:style-name="ce2" office:value-type="float" office:value="8974.531139" calcext:value-type="float">
            <text:p>89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14</text:p>
          </table:table-cell>
          <table:table-cell table:style-name="ce2" office:value-type="float" office:value="8523.533095" calcext:value-type="float">
            <text:p>85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15</text:p>
          </table:table-cell>
          <table:table-cell table:style-name="ce2" office:value-type="float" office:value="7905.176599" calcext:value-type="float">
            <text:p>790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16</text:p>
          </table:table-cell>
          <table:table-cell table:style-name="ce2" office:value-type="float" office:value="6512.924597" calcext:value-type="float">
            <text:p>65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17</text:p>
          </table:table-cell>
          <table:table-cell table:style-name="ce2" office:value-type="float" office:value="5524.262209" calcext:value-type="float">
            <text:p>55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table-cell office:value-type="string" calcext:value-type="string">
            <text:p>Producto interno bruto (PIB) total anual por habitante a precios constantes en dólares</text:p>
          </table:table-cell>
          <table:table-cell office:value-type="string" calcext:value-type="string">
            <text:p>Venezuela</text:p>
          </table:table-cell>
          <table:table-cell office:value-type="string" calcext:value-type="string">
            <text:p>2018</text:p>
          </table:table-cell>
          <table:table-cell table:style-name="ce2" office:value-type="float" office:value="4550.147316" calcext:value-type="float">
            <text:p>455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1990</text:p>
          </table:table-cell>
          <table:table-cell table:style-name="ce2" office:value-type="float" office:value="9279.677719" calcext:value-type="float">
            <text:p>92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1991</text:p>
          </table:table-cell>
          <table:table-cell table:style-name="ce2" office:value-type="float" office:value="9551.683088" calcext:value-type="float">
            <text:p>955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1992</text:p>
          </table:table-cell>
          <table:table-cell table:style-name="ce2" office:value-type="float" office:value="10249.46152" calcext:value-type="float">
            <text:p>1024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1993</text:p>
          </table:table-cell>
          <table:table-cell table:style-name="ce2" office:value-type="float" office:value="10462.13221" calcext:value-type="float">
            <text:p>1046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1994</text:p>
          </table:table-cell>
          <table:table-cell table:style-name="ce2" office:value-type="float" office:value="11159.87776" calcext:value-type="float">
            <text:p>1116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1995</text:p>
          </table:table-cell>
          <table:table-cell table:style-name="ce2" office:value-type="float" office:value="10935.25071" calcext:value-type="float">
            <text:p>1093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1996</text:p>
          </table:table-cell>
          <table:table-cell table:style-name="ce2" office:value-type="float" office:value="11479.73448" calcext:value-type="float">
            <text:p>114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1997</text:p>
          </table:table-cell>
          <table:table-cell table:style-name="ce2" office:value-type="float" office:value="11990.45038" calcext:value-type="float">
            <text:p>119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1998</text:p>
          </table:table-cell>
          <table:table-cell table:style-name="ce2" office:value-type="float" office:value="12464.68268" calcext:value-type="float">
            <text:p>1246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1999</text:p>
          </table:table-cell>
          <table:table-cell table:style-name="ce2" office:value-type="float" office:value="12162.20533" calcext:value-type="float">
            <text:p>1216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00</text:p>
          </table:table-cell>
          <table:table-cell table:style-name="ce2" office:value-type="float" office:value="11879.66024" calcext:value-type="float">
            <text:p>118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01</text:p>
          </table:table-cell>
          <table:table-cell table:style-name="ce2" office:value-type="float" office:value="11392.88371" calcext:value-type="float">
            <text:p>113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02</text:p>
          </table:table-cell>
          <table:table-cell table:style-name="ce2" office:value-type="float" office:value="10494.49906" calcext:value-type="float">
            <text:p>1049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03</text:p>
          </table:table-cell>
          <table:table-cell table:style-name="ce2" office:value-type="float" office:value="10566.86522" calcext:value-type="float">
            <text:p>1056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04</text:p>
          </table:table-cell>
          <table:table-cell table:style-name="ce2" office:value-type="float" office:value="11083.59416" calcext:value-type="float">
            <text:p>1108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05</text:p>
          </table:table-cell>
          <table:table-cell table:style-name="ce2" office:value-type="float" office:value="11896.44405" calcext:value-type="float">
            <text:p>1189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06</text:p>
          </table:table-cell>
          <table:table-cell table:style-name="ce2" office:value-type="float" office:value="12366.88229" calcext:value-type="float">
            <text:p>1236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07</text:p>
          </table:table-cell>
          <table:table-cell table:style-name="ce2" office:value-type="float" office:value="13150.53037" calcext:value-type="float">
            <text:p>131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08</text:p>
          </table:table-cell>
          <table:table-cell table:style-name="ce2" office:value-type="float" office:value="14062.9682" calcext:value-type="float">
            <text:p>1406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09</text:p>
          </table:table-cell>
          <table:table-cell table:style-name="ce2" office:value-type="float" office:value="14624.22206" calcext:value-type="float">
            <text:p>146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10</text:p>
          </table:table-cell>
          <table:table-cell table:style-name="ce2" office:value-type="float" office:value="15725.44044" calcext:value-type="float">
            <text:p>157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11</text:p>
          </table:table-cell>
          <table:table-cell table:style-name="ce2" office:value-type="float" office:value="16493.42553" calcext:value-type="float">
            <text:p>164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12</text:p>
          </table:table-cell>
          <table:table-cell table:style-name="ce2" office:value-type="float" office:value="17028.86822" calcext:value-type="float">
            <text:p>170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13</text:p>
          </table:table-cell>
          <table:table-cell table:style-name="ce2" office:value-type="float" office:value="17765.36256" calcext:value-type="float">
            <text:p>1776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14</text:p>
          </table:table-cell>
          <table:table-cell table:style-name="ce2" office:value-type="float" office:value="18283.96642" calcext:value-type="float">
            <text:p>1828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15</text:p>
          </table:table-cell>
          <table:table-cell table:style-name="ce2" office:value-type="float" office:value="18291.88885" calcext:value-type="float">
            <text:p>182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16</text:p>
          </table:table-cell>
          <table:table-cell table:style-name="ce2" office:value-type="float" office:value="18541.04847" calcext:value-type="float">
            <text:p>185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17</text:p>
          </table:table-cell>
          <table:table-cell table:style-name="ce2" office:value-type="float" office:value="18796.60019" calcext:value-type="float">
            <text:p>1879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18</text:p>
          </table:table-cell>
          <table:table-cell table:style-name="ce2" office:value-type="float" office:value="18859.97736" calcext:value-type="float">
            <text:p>1886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19</text:p>
          </table:table-cell>
          <table:table-cell table:style-name="ce2" office:value-type="float" office:value="18918.34308" calcext:value-type="float">
            <text:p>1891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20</text:p>
          </table:table-cell>
          <table:table-cell table:style-name="ce2" office:value-type="float" office:value="17756.6357" calcext:value-type="float">
            <text:p>177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Uruguay</text:p>
          </table:table-cell>
          <table:table-cell office:value-type="string" calcext:value-type="string">
            <text:p>2021</text:p>
          </table:table-cell>
          <table:table-cell table:style-name="ce2" office:value-type="float" office:value="18547.2142" calcext:value-type="float">
            <text:p>1854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1990</text:p>
          </table:table-cell>
          <table:table-cell table:style-name="ce2" office:value-type="float" office:value="7362.376052" calcext:value-type="float">
            <text:p>736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1991</text:p>
          </table:table-cell>
          <table:table-cell table:style-name="ce2" office:value-type="float" office:value="7502.454445" calcext:value-type="float">
            <text:p>750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1992</text:p>
          </table:table-cell>
          <table:table-cell table:style-name="ce2" office:value-type="float" office:value="7325.489719" calcext:value-type="float">
            <text:p>73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1993</text:p>
          </table:table-cell>
          <table:table-cell table:style-name="ce2" office:value-type="float" office:value="7171.611084" calcext:value-type="float">
            <text:p>71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1994</text:p>
          </table:table-cell>
          <table:table-cell table:style-name="ce2" office:value-type="float" office:value="7385.155636" calcext:value-type="float">
            <text:p>73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1995</text:p>
          </table:table-cell>
          <table:table-cell table:style-name="ce2" office:value-type="float" office:value="7639.655792" calcext:value-type="float">
            <text:p>764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1996</text:p>
          </table:table-cell>
          <table:table-cell table:style-name="ce2" office:value-type="float" office:value="8149.807827" calcext:value-type="float">
            <text:p>815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1997</text:p>
          </table:table-cell>
          <table:table-cell table:style-name="ce2" office:value-type="float" office:value="8730.997406" calcext:value-type="float">
            <text:p>87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1998</text:p>
          </table:table-cell>
          <table:table-cell table:style-name="ce2" office:value-type="float" office:value="9408.946896" calcext:value-type="float">
            <text:p>94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1999</text:p>
          </table:table-cell>
          <table:table-cell table:style-name="ce2" office:value-type="float" office:value="10129.53311" calcext:value-type="float">
            <text:p>1013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00</text:p>
          </table:table-cell>
          <table:table-cell table:style-name="ce2" office:value-type="float" office:value="10787.15394" calcext:value-type="float">
            <text:p>1078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01</text:p>
          </table:table-cell>
          <table:table-cell table:style-name="ce2" office:value-type="float" office:value="11183.09453" calcext:value-type="float">
            <text:p>1118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02</text:p>
          </table:table-cell>
          <table:table-cell table:style-name="ce2" office:value-type="float" office:value="12004.30253" calcext:value-type="float">
            <text:p>1200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03</text:p>
          </table:table-cell>
          <table:table-cell table:style-name="ce2" office:value-type="float" office:value="13661.7186" calcext:value-type="float">
            <text:p>1366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04</text:p>
          </table:table-cell>
          <table:table-cell table:style-name="ce2" office:value-type="float" office:value="14664.40713" calcext:value-type="float">
            <text:p>146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05</text:p>
          </table:table-cell>
          <table:table-cell table:style-name="ce2" office:value-type="float" office:value="15485.04048" calcext:value-type="float">
            <text:p>154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06</text:p>
          </table:table-cell>
          <table:table-cell table:style-name="ce2" office:value-type="float" office:value="17431.00493" calcext:value-type="float">
            <text:p>174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07</text:p>
          </table:table-cell>
          <table:table-cell table:style-name="ce2" office:value-type="float" office:value="18154.23395" calcext:value-type="float">
            <text:p>181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08</text:p>
          </table:table-cell>
          <table:table-cell table:style-name="ce2" office:value-type="float" office:value="18663.51401" calcext:value-type="float">
            <text:p>186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09</text:p>
          </table:table-cell>
          <table:table-cell table:style-name="ce2" office:value-type="float" office:value="17736.89332" calcext:value-type="float">
            <text:p>177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10</text:p>
          </table:table-cell>
          <table:table-cell table:style-name="ce2" office:value-type="float" office:value="18208.07713" calcext:value-type="float">
            <text:p>182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11</text:p>
          </table:table-cell>
          <table:table-cell table:style-name="ce2" office:value-type="float" office:value="18030.46785" calcext:value-type="float">
            <text:p>1803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12</text:p>
          </table:table-cell>
          <table:table-cell table:style-name="ce2" office:value-type="float" office:value="18130.98797" calcext:value-type="float">
            <text:p>181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13</text:p>
          </table:table-cell>
          <table:table-cell table:style-name="ce2" office:value-type="float" office:value="18693.30073" calcext:value-type="float">
            <text:p>186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14</text:p>
          </table:table-cell>
          <table:table-cell table:style-name="ce2" office:value-type="float" office:value="19181.32976" calcext:value-type="float">
            <text:p>1918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15</text:p>
          </table:table-cell>
          <table:table-cell table:style-name="ce2" office:value-type="float" office:value="18912.54145" calcext:value-type="float">
            <text:p>189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16</text:p>
          </table:table-cell>
          <table:table-cell table:style-name="ce2" office:value-type="float" office:value="17524.00409" calcext:value-type="float">
            <text:p>175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17</text:p>
          </table:table-cell>
          <table:table-cell table:style-name="ce2" office:value-type="float" office:value="16594.11621" calcext:value-type="float">
            <text:p>1659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18</text:p>
          </table:table-cell>
          <table:table-cell table:style-name="ce2" office:value-type="float" office:value="16164.25801" calcext:value-type="float">
            <text:p>161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19</text:p>
          </table:table-cell>
          <table:table-cell table:style-name="ce2" office:value-type="float" office:value="16019.21676" calcext:value-type="float">
            <text:p>1601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20</text:p>
          </table:table-cell>
          <table:table-cell table:style-name="ce2" office:value-type="float" office:value="14807.71789" calcext:value-type="float">
            <text:p>148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Trinidad y Tabago</text:p>
          </table:table-cell>
          <table:table-cell office:value-type="string" calcext:value-type="string">
            <text:p>2021</text:p>
          </table:table-cell>
          <table:table-cell table:style-name="ce2" office:value-type="float" office:value="14582.70594" calcext:value-type="float">
            <text:p>1458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1990</text:p>
          </table:table-cell>
          <table:table-cell table:style-name="ce2" office:value-type="float" office:value="5188.45717" calcext:value-type="float">
            <text:p>51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1991</text:p>
          </table:table-cell>
          <table:table-cell table:style-name="ce2" office:value-type="float" office:value="5271.514117" calcext:value-type="float">
            <text:p>52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1992</text:p>
          </table:table-cell>
          <table:table-cell table:style-name="ce2" office:value-type="float" office:value="5270.367615" calcext:value-type="float">
            <text:p>527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1993</text:p>
          </table:table-cell>
          <table:table-cell table:style-name="ce2" office:value-type="float" office:value="4957.05659" calcext:value-type="float">
            <text:p>49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1994</text:p>
          </table:table-cell>
          <table:table-cell table:style-name="ce2" office:value-type="float" office:value="4745.307953" calcext:value-type="float">
            <text:p>474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1995</text:p>
          </table:table-cell>
          <table:table-cell table:style-name="ce2" office:value-type="float" office:value="4787.155881" calcext:value-type="float">
            <text:p>478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1996</text:p>
          </table:table-cell>
          <table:table-cell table:style-name="ce2" office:value-type="float" office:value="4738.363155" calcext:value-type="float">
            <text:p>473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1997</text:p>
          </table:table-cell>
          <table:table-cell table:style-name="ce2" office:value-type="float" office:value="4747.125355" calcext:value-type="float">
            <text:p>474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1998</text:p>
          </table:table-cell>
          <table:table-cell table:style-name="ce2" office:value-type="float" office:value="4800.415773" calcext:value-type="float">
            <text:p>480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1999</text:p>
          </table:table-cell>
          <table:table-cell table:style-name="ce2" office:value-type="float" office:value="4597.308478" calcext:value-type="float">
            <text:p>459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00</text:p>
          </table:table-cell>
          <table:table-cell table:style-name="ce2" office:value-type="float" office:value="4602.662577" calcext:value-type="float">
            <text:p>460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01</text:p>
          </table:table-cell>
          <table:table-cell table:style-name="ce2" office:value-type="float" office:value="4782.360706" calcext:value-type="float">
            <text:p>478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02</text:p>
          </table:table-cell>
          <table:table-cell table:style-name="ce2" office:value-type="float" office:value="4829.627244" calcext:value-type="float">
            <text:p>483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03</text:p>
          </table:table-cell>
          <table:table-cell table:style-name="ce2" office:value-type="float" office:value="5076.605066" calcext:value-type="float">
            <text:p>50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04</text:p>
          </table:table-cell>
          <table:table-cell table:style-name="ce2" office:value-type="float" office:value="5036.1473" calcext:value-type="float">
            <text:p>503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05</text:p>
          </table:table-cell>
          <table:table-cell table:style-name="ce2" office:value-type="float" office:value="5338.070493" calcext:value-type="float">
            <text:p>533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06</text:p>
          </table:table-cell>
          <table:table-cell table:style-name="ce2" office:value-type="float" office:value="5878.299303" calcext:value-type="float">
            <text:p>587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07</text:p>
          </table:table-cell>
          <table:table-cell table:style-name="ce2" office:value-type="float" office:value="6109.711726" calcext:value-type="float">
            <text:p>61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08</text:p>
          </table:table-cell>
          <table:table-cell table:style-name="ce2" office:value-type="float" office:value="6291.3557" calcext:value-type="float">
            <text:p>629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09</text:p>
          </table:table-cell>
          <table:table-cell table:style-name="ce2" office:value-type="float" office:value="6407.747376" calcext:value-type="float">
            <text:p>64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10</text:p>
          </table:table-cell>
          <table:table-cell table:style-name="ce2" office:value-type="float" office:value="6663.677756" calcext:value-type="float">
            <text:p>66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11</text:p>
          </table:table-cell>
          <table:table-cell table:style-name="ce2" office:value-type="float" office:value="6976.806611" calcext:value-type="float">
            <text:p>69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12</text:p>
          </table:table-cell>
          <table:table-cell table:style-name="ce2" office:value-type="float" office:value="7087.483224" calcext:value-type="float">
            <text:p>708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13</text:p>
          </table:table-cell>
          <table:table-cell table:style-name="ce2" office:value-type="float" office:value="7220.353557" calcext:value-type="float">
            <text:p>72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14</text:p>
          </table:table-cell>
          <table:table-cell table:style-name="ce2" office:value-type="float" office:value="7165.105016" calcext:value-type="float">
            <text:p>716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15</text:p>
          </table:table-cell>
          <table:table-cell table:style-name="ce2" office:value-type="float" office:value="6850.948302" calcext:value-type="float">
            <text:p>68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16</text:p>
          </table:table-cell>
          <table:table-cell table:style-name="ce2" office:value-type="float" office:value="6447.235924" calcext:value-type="float">
            <text:p>644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17</text:p>
          </table:table-cell>
          <table:table-cell table:style-name="ce2" office:value-type="float" office:value="6480.223805" calcext:value-type="float">
            <text:p>64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18</text:p>
          </table:table-cell>
          <table:table-cell table:style-name="ce2" office:value-type="float" office:value="6731.006839" calcext:value-type="float">
            <text:p>67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19</text:p>
          </table:table-cell>
          <table:table-cell table:style-name="ce2" office:value-type="float" office:value="6730.081178" calcext:value-type="float">
            <text:p>673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20</text:p>
          </table:table-cell>
          <table:table-cell table:style-name="ce2" office:value-type="float" office:value="5596.199928" calcext:value-type="float">
            <text:p>559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uriname</text:p>
          </table:table-cell>
          <table:table-cell office:value-type="string" calcext:value-type="string">
            <text:p>2021</text:p>
          </table:table-cell>
          <table:table-cell table:style-name="ce2" office:value-type="float" office:value="5387.152191" calcext:value-type="float">
            <text:p>538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1990</text:p>
          </table:table-cell>
          <table:table-cell table:style-name="ce2" office:value-type="float" office:value="8303.884659" calcext:value-type="float">
            <text:p>830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1991</text:p>
          </table:table-cell>
          <table:table-cell table:style-name="ce2" office:value-type="float" office:value="8219.562127" calcext:value-type="float">
            <text:p>82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1992</text:p>
          </table:table-cell>
          <table:table-cell table:style-name="ce2" office:value-type="float" office:value="8745.99683" calcext:value-type="float">
            <text:p>874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1993</text:p>
          </table:table-cell>
          <table:table-cell table:style-name="ce2" office:value-type="float" office:value="8666.761439" calcext:value-type="float">
            <text:p>866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1994</text:p>
          </table:table-cell>
          <table:table-cell table:style-name="ce2" office:value-type="float" office:value="8688.36219" calcext:value-type="float">
            <text:p>86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1995</text:p>
          </table:table-cell>
          <table:table-cell table:style-name="ce2" office:value-type="float" office:value="8741.567453" calcext:value-type="float">
            <text:p>874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1996</text:p>
          </table:table-cell>
          <table:table-cell table:style-name="ce2" office:value-type="float" office:value="8897.723308" calcext:value-type="float">
            <text:p>889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1997</text:p>
          </table:table-cell>
          <table:table-cell table:style-name="ce2" office:value-type="float" office:value="8750.743458" calcext:value-type="float">
            <text:p>87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1998</text:p>
          </table:table-cell>
          <table:table-cell table:style-name="ce2" office:value-type="float" office:value="9217.850196" calcext:value-type="float">
            <text:p>921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1999</text:p>
          </table:table-cell>
          <table:table-cell table:style-name="ce2" office:value-type="float" office:value="9380.325969" calcext:value-type="float">
            <text:p>93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00</text:p>
          </table:table-cell>
          <table:table-cell table:style-name="ce2" office:value-type="float" office:value="9314.322744" calcext:value-type="float">
            <text:p>931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01</text:p>
          </table:table-cell>
          <table:table-cell table:style-name="ce2" office:value-type="float" office:value="8935.258901" calcext:value-type="float">
            <text:p>893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02</text:p>
          </table:table-cell>
          <table:table-cell table:style-name="ce2" office:value-type="float" office:value="8905.922474" calcext:value-type="float">
            <text:p>890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03</text:p>
          </table:table-cell>
          <table:table-cell table:style-name="ce2" office:value-type="float" office:value="9217.340265" calcext:value-type="float">
            <text:p>921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04</text:p>
          </table:table-cell>
          <table:table-cell table:style-name="ce2" office:value-type="float" office:value="9814.974914" calcext:value-type="float">
            <text:p>981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05</text:p>
          </table:table-cell>
          <table:table-cell table:style-name="ce2" office:value-type="float" office:value="9703.768745" calcext:value-type="float">
            <text:p>970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06</text:p>
          </table:table-cell>
          <table:table-cell table:style-name="ce2" office:value-type="float" office:value="10236.85651" calcext:value-type="float">
            <text:p>102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07</text:p>
          </table:table-cell>
          <table:table-cell table:style-name="ce2" office:value-type="float" office:value="10386.17432" calcext:value-type="float">
            <text:p>1038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08</text:p>
          </table:table-cell>
          <table:table-cell table:style-name="ce2" office:value-type="float" office:value="10826.38899" calcext:value-type="float">
            <text:p>1082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09</text:p>
          </table:table-cell>
          <table:table-cell table:style-name="ce2" office:value-type="float" office:value="10589.17891" calcext:value-type="float">
            <text:p>1058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10</text:p>
          </table:table-cell>
          <table:table-cell table:style-name="ce2" office:value-type="float" office:value="10562.54931" calcext:value-type="float">
            <text:p>1056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11</text:p>
          </table:table-cell>
          <table:table-cell table:style-name="ce2" office:value-type="float" office:value="10942.76469" calcext:value-type="float">
            <text:p>109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12</text:p>
          </table:table-cell>
          <table:table-cell table:style-name="ce2" office:value-type="float" office:value="10867.69813" calcext:value-type="float">
            <text:p>1086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13</text:p>
          </table:table-cell>
          <table:table-cell table:style-name="ce2" office:value-type="float" office:value="10594.71049" calcext:value-type="float">
            <text:p>105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14</text:p>
          </table:table-cell>
          <table:table-cell table:style-name="ce2" office:value-type="float" office:value="10686.27824" calcext:value-type="float">
            <text:p>1068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15</text:p>
          </table:table-cell>
          <table:table-cell table:style-name="ce2" office:value-type="float" office:value="10648.4426" calcext:value-type="float">
            <text:p>1064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16</text:p>
          </table:table-cell>
          <table:table-cell table:style-name="ce2" office:value-type="float" office:value="10963.50599" calcext:value-type="float">
            <text:p>109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17</text:p>
          </table:table-cell>
          <table:table-cell table:style-name="ce2" office:value-type="float" office:value="11283.67302" calcext:value-type="float">
            <text:p>1128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18</text:p>
          </table:table-cell>
          <table:table-cell table:style-name="ce2" office:value-type="float" office:value="11563.05744" calcext:value-type="float">
            <text:p>1156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19</text:p>
          </table:table-cell>
          <table:table-cell table:style-name="ce2" office:value-type="float" office:value="11442.85403" calcext:value-type="float">
            <text:p>114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20</text:p>
          </table:table-cell>
          <table:table-cell table:style-name="ce2" office:value-type="float" office:value="8625.867989" calcext:value-type="float">
            <text:p>862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ta Lucía</text:p>
          </table:table-cell>
          <table:table-cell office:value-type="string" calcext:value-type="string">
            <text:p>2021</text:p>
          </table:table-cell>
          <table:table-cell table:style-name="ce2" office:value-type="float" office:value="9653.863755" calcext:value-type="float">
            <text:p>96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1990</text:p>
          </table:table-cell>
          <table:table-cell table:style-name="ce2" office:value-type="float" office:value="3875.75871" calcext:value-type="float">
            <text:p>387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1991</text:p>
          </table:table-cell>
          <table:table-cell table:style-name="ce2" office:value-type="float" office:value="3909.34588" calcext:value-type="float">
            <text:p>39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1992</text:p>
          </table:table-cell>
          <table:table-cell table:style-name="ce2" office:value-type="float" office:value="4143.986654" calcext:value-type="float">
            <text:p>414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1993</text:p>
          </table:table-cell>
          <table:table-cell table:style-name="ce2" office:value-type="float" office:value="4304.924838" calcext:value-type="float">
            <text:p>430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1994</text:p>
          </table:table-cell>
          <table:table-cell table:style-name="ce2" office:value-type="float" office:value="4240.018233" calcext:value-type="float">
            <text:p>424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1995</text:p>
          </table:table-cell>
          <table:table-cell table:style-name="ce2" office:value-type="float" office:value="4557.3222" calcext:value-type="float">
            <text:p>45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1996</text:p>
          </table:table-cell>
          <table:table-cell table:style-name="ce2" office:value-type="float" office:value="4611.977753" calcext:value-type="float">
            <text:p>461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1997</text:p>
          </table:table-cell>
          <table:table-cell table:style-name="ce2" office:value-type="float" office:value="4773.634619" calcext:value-type="float">
            <text:p>477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1998</text:p>
          </table:table-cell>
          <table:table-cell table:style-name="ce2" office:value-type="float" office:value="4973.23684" calcext:value-type="float">
            <text:p>497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1999</text:p>
          </table:table-cell>
          <table:table-cell table:style-name="ce2" office:value-type="float" office:value="5116.988173" calcext:value-type="float">
            <text:p>511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00</text:p>
          </table:table-cell>
          <table:table-cell table:style-name="ce2" office:value-type="float" office:value="5209.997657" calcext:value-type="float">
            <text:p>52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01</text:p>
          </table:table-cell>
          <table:table-cell table:style-name="ce2" office:value-type="float" office:value="5310.413569" calcext:value-type="float">
            <text:p>53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02</text:p>
          </table:table-cell>
          <table:table-cell table:style-name="ce2" office:value-type="float" office:value="5603.96863" calcext:value-type="float">
            <text:p>560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03</text:p>
          </table:table-cell>
          <table:table-cell table:style-name="ce2" office:value-type="float" office:value="5994.808334" calcext:value-type="float">
            <text:p>59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04</text:p>
          </table:table-cell>
          <table:table-cell table:style-name="ce2" office:value-type="float" office:value="6269.191795" calcext:value-type="float">
            <text:p>626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05</text:p>
          </table:table-cell>
          <table:table-cell table:style-name="ce2" office:value-type="float" office:value="6459.624847" calcext:value-type="float">
            <text:p>646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06</text:p>
          </table:table-cell>
          <table:table-cell table:style-name="ce2" office:value-type="float" office:value="6948.826122" calcext:value-type="float">
            <text:p>694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07</text:p>
          </table:table-cell>
          <table:table-cell table:style-name="ce2" office:value-type="float" office:value="7218.612907" calcext:value-type="float">
            <text:p>721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08</text:p>
          </table:table-cell>
          <table:table-cell table:style-name="ce2" office:value-type="float" office:value="7280.677312" calcext:value-type="float">
            <text:p>728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09</text:p>
          </table:table-cell>
          <table:table-cell table:style-name="ce2" office:value-type="float" office:value="7213.032786" calcext:value-type="float">
            <text:p>72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10</text:p>
          </table:table-cell>
          <table:table-cell table:style-name="ce2" office:value-type="float" office:value="6922.09778" calcext:value-type="float">
            <text:p>69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11</text:p>
          </table:table-cell>
          <table:table-cell table:style-name="ce2" office:value-type="float" office:value="6918.107534" calcext:value-type="float">
            <text:p>691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12</text:p>
          </table:table-cell>
          <table:table-cell table:style-name="ce2" office:value-type="float" office:value="7037.835415" calcext:value-type="float">
            <text:p>703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13</text:p>
          </table:table-cell>
          <table:table-cell table:style-name="ce2" office:value-type="float" office:value="7258.140848" calcext:value-type="float">
            <text:p>725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14</text:p>
          </table:table-cell>
          <table:table-cell table:style-name="ce2" office:value-type="float" office:value="7375.638737" calcext:value-type="float">
            <text:p>737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15</text:p>
          </table:table-cell>
          <table:table-cell table:style-name="ce2" office:value-type="float" office:value="7609.540189" calcext:value-type="float">
            <text:p>76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16</text:p>
          </table:table-cell>
          <table:table-cell table:style-name="ce2" office:value-type="float" office:value="7962.686534" calcext:value-type="float">
            <text:p>796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17</text:p>
          </table:table-cell>
          <table:table-cell table:style-name="ce2" office:value-type="float" office:value="8133.980652" calcext:value-type="float">
            <text:p>813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18</text:p>
          </table:table-cell>
          <table:table-cell table:style-name="ce2" office:value-type="float" office:value="8398.178353" calcext:value-type="float">
            <text:p>839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19</text:p>
          </table:table-cell>
          <table:table-cell table:style-name="ce2" office:value-type="float" office:value="8464.260971" calcext:value-type="float">
            <text:p>84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20</text:p>
          </table:table-cell>
          <table:table-cell table:style-name="ce2" office:value-type="float" office:value="8037.570995" calcext:value-type="float">
            <text:p>803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n Vicente y las Granadinas</text:p>
          </table:table-cell>
          <table:table-cell office:value-type="string" calcext:value-type="string">
            <text:p>2021</text:p>
          </table:table-cell>
          <table:table-cell table:style-name="ce2" office:value-type="float" office:value="8169.679339" calcext:value-type="float">
            <text:p>817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1990</text:p>
          </table:table-cell>
          <table:table-cell table:style-name="ce2" office:value-type="float" office:value="10683.81121" calcext:value-type="float">
            <text:p>1068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1991</text:p>
          </table:table-cell>
          <table:table-cell table:style-name="ce2" office:value-type="float" office:value="10510.47923" calcext:value-type="float">
            <text:p>105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1992</text:p>
          </table:table-cell>
          <table:table-cell table:style-name="ce2" office:value-type="float" office:value="10851.9887" calcext:value-type="float">
            <text:p>1085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1993</text:p>
          </table:table-cell>
          <table:table-cell table:style-name="ce2" office:value-type="float" office:value="11450.158" calcext:value-type="float">
            <text:p>1145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1994</text:p>
          </table:table-cell>
          <table:table-cell table:style-name="ce2" office:value-type="float" office:value="11884.9673" calcext:value-type="float">
            <text:p>118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1995</text:p>
          </table:table-cell>
          <table:table-cell table:style-name="ce2" office:value-type="float" office:value="12377.40202" calcext:value-type="float">
            <text:p>123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1996</text:p>
          </table:table-cell>
          <table:table-cell table:style-name="ce2" office:value-type="float" office:value="12918.21872" calcext:value-type="float">
            <text:p>1291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1997</text:p>
          </table:table-cell>
          <table:table-cell table:style-name="ce2" office:value-type="float" office:value="13610.28337" calcext:value-type="float">
            <text:p>136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1998</text:p>
          </table:table-cell>
          <table:table-cell table:style-name="ce2" office:value-type="float" office:value="13390.82282" calcext:value-type="float">
            <text:p>1339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1999</text:p>
          </table:table-cell>
          <table:table-cell table:style-name="ce2" office:value-type="float" office:value="13636.87614" calcext:value-type="float">
            <text:p>136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00</text:p>
          </table:table-cell>
          <table:table-cell table:style-name="ce2" office:value-type="float" office:value="15260.77701" calcext:value-type="float">
            <text:p>1526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01</text:p>
          </table:table-cell>
          <table:table-cell table:style-name="ce2" office:value-type="float" office:value="15856.50499" calcext:value-type="float">
            <text:p>158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02</text:p>
          </table:table-cell>
          <table:table-cell table:style-name="ce2" office:value-type="float" office:value="15996.92485" calcext:value-type="float">
            <text:p>1599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03</text:p>
          </table:table-cell>
          <table:table-cell table:style-name="ce2" office:value-type="float" office:value="15371.07574" calcext:value-type="float">
            <text:p>1537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04</text:p>
          </table:table-cell>
          <table:table-cell table:style-name="ce2" office:value-type="float" office:value="15914.3485" calcext:value-type="float">
            <text:p>1591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05</text:p>
          </table:table-cell>
          <table:table-cell table:style-name="ce2" office:value-type="float" office:value="17504.33481" calcext:value-type="float">
            <text:p>1750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06</text:p>
          </table:table-cell>
          <table:table-cell table:style-name="ce2" office:value-type="float" office:value="17994.77842" calcext:value-type="float">
            <text:p>179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07</text:p>
          </table:table-cell>
          <table:table-cell table:style-name="ce2" office:value-type="float" office:value="18165.68021" calcext:value-type="float">
            <text:p>1816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08</text:p>
          </table:table-cell>
          <table:table-cell table:style-name="ce2" office:value-type="float" office:value="19244.5914" calcext:value-type="float">
            <text:p>1924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09</text:p>
          </table:table-cell>
          <table:table-cell table:style-name="ce2" office:value-type="float" office:value="18550.06209" calcext:value-type="float">
            <text:p>1855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10</text:p>
          </table:table-cell>
          <table:table-cell table:style-name="ce2" office:value-type="float" office:value="18500.89508" calcext:value-type="float">
            <text:p>1850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11</text:p>
          </table:table-cell>
          <table:table-cell table:style-name="ce2" office:value-type="float" office:value="18720.99038" calcext:value-type="float">
            <text:p>1872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12</text:p>
          </table:table-cell>
          <table:table-cell table:style-name="ce2" office:value-type="float" office:value="18583.52145" calcext:value-type="float">
            <text:p>1858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13</text:p>
          </table:table-cell>
          <table:table-cell table:style-name="ce2" office:value-type="float" office:value="19603.51013" calcext:value-type="float">
            <text:p>1960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14</text:p>
          </table:table-cell>
          <table:table-cell table:style-name="ce2" office:value-type="float" office:value="21089.74611" calcext:value-type="float">
            <text:p>210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15</text:p>
          </table:table-cell>
          <table:table-cell table:style-name="ce2" office:value-type="float" office:value="21240.33003" calcext:value-type="float">
            <text:p>2124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16</text:p>
          </table:table-cell>
          <table:table-cell table:style-name="ce2" office:value-type="float" office:value="22075.07599" calcext:value-type="float">
            <text:p>220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17</text:p>
          </table:table-cell>
          <table:table-cell table:style-name="ce2" office:value-type="float" office:value="22076.73397" calcext:value-type="float">
            <text:p>220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18</text:p>
          </table:table-cell>
          <table:table-cell table:style-name="ce2" office:value-type="float" office:value="22529.7536" calcext:value-type="float">
            <text:p>2253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19</text:p>
          </table:table-cell>
          <table:table-cell table:style-name="ce2" office:value-type="float" office:value="23490.69074" calcext:value-type="float">
            <text:p>2349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20</text:p>
          </table:table-cell>
          <table:table-cell table:style-name="ce2" office:value-type="float" office:value="20119.54829" calcext:value-type="float">
            <text:p>201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Saint Kitts y Nevis</text:p>
          </table:table-cell>
          <table:table-cell office:value-type="string" calcext:value-type="string">
            <text:p>2021</text:p>
          </table:table-cell>
          <table:table-cell table:style-name="ce2" office:value-type="float" office:value="19942.47597" calcext:value-type="float">
            <text:p>1994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1990</text:p>
          </table:table-cell>
          <table:table-cell table:style-name="ce2" office:value-type="float" office:value="2719.99751" calcext:value-type="float">
            <text:p>27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1991</text:p>
          </table:table-cell>
          <table:table-cell table:style-name="ce2" office:value-type="float" office:value="2689.339025" calcext:value-type="float">
            <text:p>268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1992</text:p>
          </table:table-cell>
          <table:table-cell table:style-name="ce2" office:value-type="float" office:value="2912.490993" calcext:value-type="float">
            <text:p>291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1993</text:p>
          </table:table-cell>
          <table:table-cell table:style-name="ce2" office:value-type="float" office:value="3061.514208" calcext:value-type="float">
            <text:p>306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1994</text:p>
          </table:table-cell>
          <table:table-cell table:style-name="ce2" office:value-type="float" office:value="3072.096073" calcext:value-type="float">
            <text:p>30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1995</text:p>
          </table:table-cell>
          <table:table-cell table:style-name="ce2" office:value-type="float" office:value="3180.782503" calcext:value-type="float">
            <text:p>318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1996</text:p>
          </table:table-cell>
          <table:table-cell table:style-name="ce2" office:value-type="float" office:value="3347.010812" calcext:value-type="float">
            <text:p>334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1997</text:p>
          </table:table-cell>
          <table:table-cell table:style-name="ce2" office:value-type="float" office:value="3553.794603" calcext:value-type="float">
            <text:p>35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1998</text:p>
          </table:table-cell>
          <table:table-cell table:style-name="ce2" office:value-type="float" office:value="3742.325689" calcext:value-type="float">
            <text:p>374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1999</text:p>
          </table:table-cell>
          <table:table-cell table:style-name="ce2" office:value-type="float" office:value="3932.245956" calcext:value-type="float">
            <text:p>393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00</text:p>
          </table:table-cell>
          <table:table-cell table:style-name="ce2" office:value-type="float" office:value="4091.73086" calcext:value-type="float">
            <text:p>40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01</text:p>
          </table:table-cell>
          <table:table-cell table:style-name="ce2" office:value-type="float" office:value="4104.155049" calcext:value-type="float">
            <text:p>410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02</text:p>
          </table:table-cell>
          <table:table-cell table:style-name="ce2" office:value-type="float" office:value="4279.46263" calcext:value-type="float">
            <text:p>427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03</text:p>
          </table:table-cell>
          <table:table-cell table:style-name="ce2" office:value-type="float" office:value="4208.897165" calcext:value-type="float">
            <text:p>42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04</text:p>
          </table:table-cell>
          <table:table-cell table:style-name="ce2" office:value-type="float" office:value="4206.023325" calcext:value-type="float">
            <text:p>420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05</text:p>
          </table:table-cell>
          <table:table-cell table:style-name="ce2" office:value-type="float" office:value="4534.591248" calcext:value-type="float">
            <text:p>453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06</text:p>
          </table:table-cell>
          <table:table-cell table:style-name="ce2" office:value-type="float" office:value="4953.943986" calcext:value-type="float">
            <text:p>49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07</text:p>
          </table:table-cell>
          <table:table-cell table:style-name="ce2" office:value-type="float" office:value="5306.329944" calcext:value-type="float">
            <text:p>530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08</text:p>
          </table:table-cell>
          <table:table-cell table:style-name="ce2" office:value-type="float" office:value="5407.222044" calcext:value-type="float">
            <text:p>540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09</text:p>
          </table:table-cell>
          <table:table-cell table:style-name="ce2" office:value-type="float" office:value="5387.551242" calcext:value-type="float">
            <text:p>53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10</text:p>
          </table:table-cell>
          <table:table-cell table:style-name="ce2" office:value-type="float" office:value="5760.608151" calcext:value-type="float">
            <text:p>576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11</text:p>
          </table:table-cell>
          <table:table-cell table:style-name="ce2" office:value-type="float" office:value="5864.386676" calcext:value-type="float">
            <text:p>58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12</text:p>
          </table:table-cell>
          <table:table-cell table:style-name="ce2" office:value-type="float" office:value="5947.357651" calcext:value-type="float">
            <text:p>594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13</text:p>
          </table:table-cell>
          <table:table-cell table:style-name="ce2" office:value-type="float" office:value="6159.806246" calcext:value-type="float">
            <text:p>616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14</text:p>
          </table:table-cell>
          <table:table-cell table:style-name="ce2" office:value-type="float" office:value="6513.936334" calcext:value-type="float">
            <text:p>651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15</text:p>
          </table:table-cell>
          <table:table-cell table:style-name="ce2" office:value-type="float" office:value="6882.358907" calcext:value-type="float">
            <text:p>688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16</text:p>
          </table:table-cell>
          <table:table-cell table:style-name="ce2" office:value-type="float" office:value="7255.74045" calcext:value-type="float">
            <text:p>725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17</text:p>
          </table:table-cell>
          <table:table-cell table:style-name="ce2" office:value-type="float" office:value="7509.037156" calcext:value-type="float">
            <text:p>75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18</text:p>
          </table:table-cell>
          <table:table-cell table:style-name="ce2" office:value-type="float" office:value="7945.08073" calcext:value-type="float">
            <text:p>794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19</text:p>
          </table:table-cell>
          <table:table-cell table:style-name="ce2" office:value-type="float" office:value="8257.200092" calcext:value-type="float">
            <text:p>82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20</text:p>
          </table:table-cell>
          <table:table-cell table:style-name="ce2" office:value-type="float" office:value="7619.809638" calcext:value-type="float">
            <text:p>76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República Dominicana</text:p>
          </table:table-cell>
          <table:table-cell office:value-type="string" calcext:value-type="string">
            <text:p>2021</text:p>
          </table:table-cell>
          <table:table-cell table:style-name="ce2" office:value-type="float" office:value="8463.960351" calcext:value-type="float">
            <text:p>84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1990</text:p>
          </table:table-cell>
          <table:table-cell table:style-name="ce2" office:value-type="float" office:value="2832.456962" calcext:value-type="float">
            <text:p>283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1991</text:p>
          </table:table-cell>
          <table:table-cell table:style-name="ce2" office:value-type="float" office:value="2851.017436" calcext:value-type="float">
            <text:p>28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1992</text:p>
          </table:table-cell>
          <table:table-cell table:style-name="ce2" office:value-type="float" office:value="2781.616296" calcext:value-type="float">
            <text:p>278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1993</text:p>
          </table:table-cell>
          <table:table-cell table:style-name="ce2" office:value-type="float" office:value="2856.320392" calcext:value-type="float">
            <text:p>285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1994</text:p>
          </table:table-cell>
          <table:table-cell table:style-name="ce2" office:value-type="float" office:value="3159.475941" calcext:value-type="float">
            <text:p>315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1995</text:p>
          </table:table-cell>
          <table:table-cell table:style-name="ce2" office:value-type="float" office:value="3328.982199" calcext:value-type="float">
            <text:p>33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1996</text:p>
          </table:table-cell>
          <table:table-cell table:style-name="ce2" office:value-type="float" office:value="3359.204738" calcext:value-type="float">
            <text:p>335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1997</text:p>
          </table:table-cell>
          <table:table-cell table:style-name="ce2" office:value-type="float" office:value="3512.17786" calcext:value-type="float">
            <text:p>351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1998</text:p>
          </table:table-cell>
          <table:table-cell table:style-name="ce2" office:value-type="float" office:value="3437.070907" calcext:value-type="float">
            <text:p>34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1999</text:p>
          </table:table-cell>
          <table:table-cell table:style-name="ce2" office:value-type="float" office:value="3430.781139" calcext:value-type="float">
            <text:p>34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00</text:p>
          </table:table-cell>
          <table:table-cell table:style-name="ce2" office:value-type="float" office:value="3470.055717" calcext:value-type="float">
            <text:p>347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01</text:p>
          </table:table-cell>
          <table:table-cell table:style-name="ce2" office:value-type="float" office:value="3444.904687" calcext:value-type="float">
            <text:p>344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02</text:p>
          </table:table-cell>
          <table:table-cell table:style-name="ce2" office:value-type="float" office:value="3590.298505" calcext:value-type="float">
            <text:p>35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03</text:p>
          </table:table-cell>
          <table:table-cell table:style-name="ce2" office:value-type="float" office:value="3700.735507" calcext:value-type="float">
            <text:p>370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04</text:p>
          </table:table-cell>
          <table:table-cell table:style-name="ce2" office:value-type="float" office:value="3846.544445" calcext:value-type="float">
            <text:p>384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05</text:p>
          </table:table-cell>
          <table:table-cell table:style-name="ce2" office:value-type="float" office:value="4051.496573" calcext:value-type="float">
            <text:p>40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06</text:p>
          </table:table-cell>
          <table:table-cell table:style-name="ce2" office:value-type="float" office:value="4320.641106" calcext:value-type="float">
            <text:p>432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07</text:p>
          </table:table-cell>
          <table:table-cell table:style-name="ce2" office:value-type="float" office:value="4652.738484" calcext:value-type="float">
            <text:p>465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08</text:p>
          </table:table-cell>
          <table:table-cell table:style-name="ce2" office:value-type="float" office:value="5041.099581" calcext:value-type="float">
            <text:p>50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09</text:p>
          </table:table-cell>
          <table:table-cell table:style-name="ce2" office:value-type="float" office:value="5060.660624" calcext:value-type="float">
            <text:p>506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10</text:p>
          </table:table-cell>
          <table:table-cell table:style-name="ce2" office:value-type="float" office:value="5441.018374" calcext:value-type="float">
            <text:p>54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11</text:p>
          </table:table-cell>
          <table:table-cell table:style-name="ce2" office:value-type="float" office:value="5736.590065" calcext:value-type="float">
            <text:p>57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12</text:p>
          </table:table-cell>
          <table:table-cell table:style-name="ce2" office:value-type="float" office:value="6033.151584" calcext:value-type="float">
            <text:p>603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13</text:p>
          </table:table-cell>
          <table:table-cell table:style-name="ce2" office:value-type="float" office:value="6324.759017" calcext:value-type="float">
            <text:p>63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14</text:p>
          </table:table-cell>
          <table:table-cell table:style-name="ce2" office:value-type="float" office:value="6408.183052" calcext:value-type="float">
            <text:p>64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15</text:p>
          </table:table-cell>
          <table:table-cell table:style-name="ce2" office:value-type="float" office:value="6539.486629" calcext:value-type="float">
            <text:p>653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16</text:p>
          </table:table-cell>
          <table:table-cell table:style-name="ce2" office:value-type="float" office:value="6706.107611" calcext:value-type="float">
            <text:p>670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17</text:p>
          </table:table-cell>
          <table:table-cell table:style-name="ce2" office:value-type="float" office:value="6772.198805" calcext:value-type="float">
            <text:p>67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18</text:p>
          </table:table-cell>
          <table:table-cell table:style-name="ce2" office:value-type="float" office:value="6910.177914" calcext:value-type="float">
            <text:p>69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19</text:p>
          </table:table-cell>
          <table:table-cell table:style-name="ce2" office:value-type="float" office:value="6931.349714" calcext:value-type="float">
            <text:p>69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20</text:p>
          </table:table-cell>
          <table:table-cell table:style-name="ce2" office:value-type="float" office:value="6088.91694" calcext:value-type="float">
            <text:p>608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erú</text:p>
          </table:table-cell>
          <table:table-cell office:value-type="string" calcext:value-type="string">
            <text:p>2021</text:p>
          </table:table-cell>
          <table:table-cell table:style-name="ce2" office:value-type="float" office:value="6821.776102" calcext:value-type="float">
            <text:p>68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1990</text:p>
          </table:table-cell>
          <table:table-cell table:style-name="ce2" office:value-type="float" office:value="4016.63957" calcext:value-type="float">
            <text:p>401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1991</text:p>
          </table:table-cell>
          <table:table-cell table:style-name="ce2" office:value-type="float" office:value="4008.35394" calcext:value-type="float">
            <text:p>40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1992</text:p>
          </table:table-cell>
          <table:table-cell table:style-name="ce2" office:value-type="float" office:value="3972.373426" calcext:value-type="float">
            <text:p>39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1993</text:p>
          </table:table-cell>
          <table:table-cell table:style-name="ce2" office:value-type="float" office:value="4064.779904" calcext:value-type="float">
            <text:p>406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1994</text:p>
          </table:table-cell>
          <table:table-cell table:style-name="ce2" office:value-type="float" office:value="4177.043987" calcext:value-type="float">
            <text:p>41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1995</text:p>
          </table:table-cell>
          <table:table-cell table:style-name="ce2" office:value-type="float" office:value="4356.782167" calcext:value-type="float">
            <text:p>43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1996</text:p>
          </table:table-cell>
          <table:table-cell table:style-name="ce2" office:value-type="float" office:value="4324.100053" calcext:value-type="float">
            <text:p>43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1997</text:p>
          </table:table-cell>
          <table:table-cell table:style-name="ce2" office:value-type="float" office:value="4407.825707" calcext:value-type="float">
            <text:p>44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1998</text:p>
          </table:table-cell>
          <table:table-cell table:style-name="ce2" office:value-type="float" office:value="4316.666657" calcext:value-type="float">
            <text:p>431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1999</text:p>
          </table:table-cell>
          <table:table-cell table:style-name="ce2" office:value-type="float" office:value="4170.781559" calcext:value-type="float">
            <text:p>417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00</text:p>
          </table:table-cell>
          <table:table-cell table:style-name="ce2" office:value-type="float" office:value="3996.496724" calcext:value-type="float">
            <text:p>399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01</text:p>
          </table:table-cell>
          <table:table-cell table:style-name="ce2" office:value-type="float" office:value="3896.470967" calcext:value-type="float">
            <text:p>389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02</text:p>
          </table:table-cell>
          <table:table-cell table:style-name="ce2" office:value-type="float" office:value="3840.369237" calcext:value-type="float">
            <text:p>384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03</text:p>
          </table:table-cell>
          <table:table-cell table:style-name="ce2" office:value-type="float" office:value="3956.310044" calcext:value-type="float">
            <text:p>395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04</text:p>
          </table:table-cell>
          <table:table-cell table:style-name="ce2" office:value-type="float" office:value="4068.948905" calcext:value-type="float">
            <text:p>406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05</text:p>
          </table:table-cell>
          <table:table-cell table:style-name="ce2" office:value-type="float" office:value="4109.777511" calcext:value-type="float">
            <text:p>41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06</text:p>
          </table:table-cell>
          <table:table-cell table:style-name="ce2" office:value-type="float" office:value="4262.35691" calcext:value-type="float">
            <text:p>426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07</text:p>
          </table:table-cell>
          <table:table-cell table:style-name="ce2" office:value-type="float" office:value="4448.914084" calcext:value-type="float">
            <text:p>444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08</text:p>
          </table:table-cell>
          <table:table-cell table:style-name="ce2" office:value-type="float" office:value="4691.767077" calcext:value-type="float">
            <text:p>46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09</text:p>
          </table:table-cell>
          <table:table-cell table:style-name="ce2" office:value-type="float" office:value="4632.331009" calcext:value-type="float">
            <text:p>463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10</text:p>
          </table:table-cell>
          <table:table-cell table:style-name="ce2" office:value-type="float" office:value="5087.418751" calcext:value-type="float">
            <text:p>508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11</text:p>
          </table:table-cell>
          <table:table-cell table:style-name="ce2" office:value-type="float" office:value="5237.122013" calcext:value-type="float">
            <text:p>52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12</text:p>
          </table:table-cell>
          <table:table-cell table:style-name="ce2" office:value-type="float" office:value="5130.335995" calcext:value-type="float">
            <text:p>513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13</text:p>
          </table:table-cell>
          <table:table-cell table:style-name="ce2" office:value-type="float" office:value="5479.571464" calcext:value-type="float">
            <text:p>54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14</text:p>
          </table:table-cell>
          <table:table-cell table:style-name="ce2" office:value-type="float" office:value="5689.531425" calcext:value-type="float">
            <text:p>56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15</text:p>
          </table:table-cell>
          <table:table-cell table:style-name="ce2" office:value-type="float" office:value="5775.004469" calcext:value-type="float">
            <text:p>57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16</text:p>
          </table:table-cell>
          <table:table-cell table:style-name="ce2" office:value-type="float" office:value="5936.348724" calcext:value-type="float">
            <text:p>593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17</text:p>
          </table:table-cell>
          <table:table-cell table:style-name="ce2" office:value-type="float" office:value="6134.957205" calcext:value-type="float">
            <text:p>613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18</text:p>
          </table:table-cell>
          <table:table-cell table:style-name="ce2" office:value-type="float" office:value="6245.161277" calcext:value-type="float">
            <text:p>624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19</text:p>
          </table:table-cell>
          <table:table-cell table:style-name="ce2" office:value-type="float" office:value="6137.479844" calcext:value-type="float">
            <text:p>61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20</text:p>
          </table:table-cell>
          <table:table-cell table:style-name="ce2" office:value-type="float" office:value="6005.588998" calcext:value-type="float">
            <text:p>600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raguay</text:p>
          </table:table-cell>
          <table:table-cell office:value-type="string" calcext:value-type="string">
            <text:p>2021</text:p>
          </table:table-cell>
          <table:table-cell table:style-name="ce2" office:value-type="float" office:value="6172.598836" calcext:value-type="float">
            <text:p>617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1990</text:p>
          </table:table-cell>
          <table:table-cell table:style-name="ce2" office:value-type="float" office:value="5484.603567" calcext:value-type="float">
            <text:p>54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1991</text:p>
          </table:table-cell>
          <table:table-cell table:style-name="ce2" office:value-type="float" office:value="5876.473589" calcext:value-type="float">
            <text:p>587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1992</text:p>
          </table:table-cell>
          <table:table-cell table:style-name="ce2" office:value-type="float" office:value="6228.00844" calcext:value-type="float">
            <text:p>622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1993</text:p>
          </table:table-cell>
          <table:table-cell table:style-name="ce2" office:value-type="float" office:value="6434.043874" calcext:value-type="float">
            <text:p>643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1994</text:p>
          </table:table-cell>
          <table:table-cell table:style-name="ce2" office:value-type="float" office:value="6483.404267" calcext:value-type="float">
            <text:p>648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1995</text:p>
          </table:table-cell>
          <table:table-cell table:style-name="ce2" office:value-type="float" office:value="6464.115119" calcext:value-type="float">
            <text:p>64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1996</text:p>
          </table:table-cell>
          <table:table-cell table:style-name="ce2" office:value-type="float" office:value="6512.715566" calcext:value-type="float">
            <text:p>65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1997</text:p>
          </table:table-cell>
          <table:table-cell table:style-name="ce2" office:value-type="float" office:value="6795.223751" calcext:value-type="float">
            <text:p>67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1998</text:p>
          </table:table-cell>
          <table:table-cell table:style-name="ce2" office:value-type="float" office:value="7149.487483" calcext:value-type="float">
            <text:p>714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1999</text:p>
          </table:table-cell>
          <table:table-cell table:style-name="ce2" office:value-type="float" office:value="7283.385181" calcext:value-type="float">
            <text:p>728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00</text:p>
          </table:table-cell>
          <table:table-cell table:style-name="ce2" office:value-type="float" office:value="7335.107138" calcext:value-type="float">
            <text:p>733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01</text:p>
          </table:table-cell>
          <table:table-cell table:style-name="ce2" office:value-type="float" office:value="7234.313398" calcext:value-type="float">
            <text:p>723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02</text:p>
          </table:table-cell>
          <table:table-cell table:style-name="ce2" office:value-type="float" office:value="7253.399995" calcext:value-type="float">
            <text:p>725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03</text:p>
          </table:table-cell>
          <table:table-cell table:style-name="ce2" office:value-type="float" office:value="7414.475651" calcext:value-type="float">
            <text:p>741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04</text:p>
          </table:table-cell>
          <table:table-cell table:style-name="ce2" office:value-type="float" office:value="7820.536686" calcext:value-type="float">
            <text:p>782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05</text:p>
          </table:table-cell>
          <table:table-cell table:style-name="ce2" office:value-type="float" office:value="8224.195387" calcext:value-type="float">
            <text:p>82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06</text:p>
          </table:table-cell>
          <table:table-cell table:style-name="ce2" office:value-type="float" office:value="8759.403484" calcext:value-type="float">
            <text:p>875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07</text:p>
          </table:table-cell>
          <table:table-cell table:style-name="ce2" office:value-type="float" office:value="9640.109757" calcext:value-type="float">
            <text:p>964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08</text:p>
          </table:table-cell>
          <table:table-cell table:style-name="ce2" office:value-type="float" office:value="10397.20493" calcext:value-type="float">
            <text:p>1039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09</text:p>
          </table:table-cell>
          <table:table-cell table:style-name="ce2" office:value-type="float" office:value="10337.16429" calcext:value-type="float">
            <text:p>103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10</text:p>
          </table:table-cell>
          <table:table-cell table:style-name="ce2" office:value-type="float" office:value="10745.49228" calcext:value-type="float">
            <text:p>1074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11</text:p>
          </table:table-cell>
          <table:table-cell table:style-name="ce2" office:value-type="float" office:value="11750.09979" calcext:value-type="float">
            <text:p>1175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12</text:p>
          </table:table-cell>
          <table:table-cell table:style-name="ce2" office:value-type="float" office:value="12671.7065" calcext:value-type="float">
            <text:p>126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13</text:p>
          </table:table-cell>
          <table:table-cell table:style-name="ce2" office:value-type="float" office:value="13310.05724" calcext:value-type="float">
            <text:p>133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14</text:p>
          </table:table-cell>
          <table:table-cell table:style-name="ce2" office:value-type="float" office:value="13742.76972" calcext:value-type="float">
            <text:p>137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15</text:p>
          </table:table-cell>
          <table:table-cell table:style-name="ce2" office:value-type="float" office:value="14279.80039" calcext:value-type="float">
            <text:p>142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16</text:p>
          </table:table-cell>
          <table:table-cell table:style-name="ce2" office:value-type="float" office:value="14729.55818" calcext:value-type="float">
            <text:p>1473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17</text:p>
          </table:table-cell>
          <table:table-cell table:style-name="ce2" office:value-type="float" office:value="15288.10137" calcext:value-type="float">
            <text:p>152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18</text:p>
          </table:table-cell>
          <table:table-cell table:style-name="ce2" office:value-type="float" office:value="15588.17094" calcext:value-type="float">
            <text:p>155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19</text:p>
          </table:table-cell>
          <table:table-cell table:style-name="ce2" office:value-type="float" office:value="15797.78388" calcext:value-type="float">
            <text:p>1579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20</text:p>
          </table:table-cell>
          <table:table-cell table:style-name="ce2" office:value-type="float" office:value="12776.04539" calcext:value-type="float">
            <text:p>1277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Panamá</text:p>
          </table:table-cell>
          <table:table-cell office:value-type="string" calcext:value-type="string">
            <text:p>2021</text:p>
          </table:table-cell>
          <table:table-cell table:style-name="ce2" office:value-type="float" office:value="14542.66879" calcext:value-type="float">
            <text:p>145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1990</text:p>
          </table:table-cell>
          <table:table-cell table:style-name="ce2" office:value-type="float" office:value="1203.265867" calcext:value-type="float">
            <text:p>120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1991</text:p>
          </table:table-cell>
          <table:table-cell table:style-name="ce2" office:value-type="float" office:value="1173.369445" calcext:value-type="float">
            <text:p>117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1992</text:p>
          </table:table-cell>
          <table:table-cell table:style-name="ce2" office:value-type="float" office:value="1151.325837" calcext:value-type="float">
            <text:p>11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1993</text:p>
          </table:table-cell>
          <table:table-cell table:style-name="ce2" office:value-type="float" office:value="1121.596093" calcext:value-type="float">
            <text:p>11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1994</text:p>
          </table:table-cell>
          <table:table-cell table:style-name="ce2" office:value-type="float" office:value="1134.321241" calcext:value-type="float">
            <text:p>113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1995</text:p>
          </table:table-cell>
          <table:table-cell table:style-name="ce2" office:value-type="float" office:value="1176.803571" calcext:value-type="float">
            <text:p>11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1996</text:p>
          </table:table-cell>
          <table:table-cell table:style-name="ce2" office:value-type="float" office:value="1227.928649" calcext:value-type="float">
            <text:p>122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1997</text:p>
          </table:table-cell>
          <table:table-cell table:style-name="ce2" office:value-type="float" office:value="1254.837519" calcext:value-type="float">
            <text:p>125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1998</text:p>
          </table:table-cell>
          <table:table-cell table:style-name="ce2" office:value-type="float" office:value="1280.850418" calcext:value-type="float">
            <text:p>128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1999</text:p>
          </table:table-cell>
          <table:table-cell table:style-name="ce2" office:value-type="float" office:value="1350.527877" calcext:value-type="float">
            <text:p>13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00</text:p>
          </table:table-cell>
          <table:table-cell table:style-name="ce2" office:value-type="float" office:value="1385.805831" calcext:value-type="float">
            <text:p>138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01</text:p>
          </table:table-cell>
          <table:table-cell table:style-name="ce2" office:value-type="float" office:value="1407.713224" calcext:value-type="float">
            <text:p>14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02</text:p>
          </table:table-cell>
          <table:table-cell table:style-name="ce2" office:value-type="float" office:value="1400.472707" calcext:value-type="float">
            <text:p>140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03</text:p>
          </table:table-cell>
          <table:table-cell table:style-name="ce2" office:value-type="float" office:value="1418.48549" calcext:value-type="float">
            <text:p>141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04</text:p>
          </table:table-cell>
          <table:table-cell table:style-name="ce2" office:value-type="float" office:value="1476.337362" calcext:value-type="float">
            <text:p>147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05</text:p>
          </table:table-cell>
          <table:table-cell table:style-name="ce2" office:value-type="float" office:value="1520.226249" calcext:value-type="float">
            <text:p>15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06</text:p>
          </table:table-cell>
          <table:table-cell table:style-name="ce2" office:value-type="float" office:value="1556.637103" calcext:value-type="float">
            <text:p>15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07</text:p>
          </table:table-cell>
          <table:table-cell table:style-name="ce2" office:value-type="float" office:value="1612.993088" calcext:value-type="float">
            <text:p>16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08</text:p>
          </table:table-cell>
          <table:table-cell table:style-name="ce2" office:value-type="float" office:value="1644.885364" calcext:value-type="float">
            <text:p>164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09</text:p>
          </table:table-cell>
          <table:table-cell table:style-name="ce2" office:value-type="float" office:value="1567.872566" calcext:value-type="float">
            <text:p>156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10</text:p>
          </table:table-cell>
          <table:table-cell table:style-name="ce2" office:value-type="float" office:value="1613.226775" calcext:value-type="float">
            <text:p>16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11</text:p>
          </table:table-cell>
          <table:table-cell table:style-name="ce2" office:value-type="float" office:value="1690.048511" calcext:value-type="float">
            <text:p>16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12</text:p>
          </table:table-cell>
          <table:table-cell table:style-name="ce2" office:value-type="float" office:value="1773.572713" calcext:value-type="float">
            <text:p>177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13</text:p>
          </table:table-cell>
          <table:table-cell table:style-name="ce2" office:value-type="float" office:value="1833.953522" calcext:value-type="float">
            <text:p>183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14</text:p>
          </table:table-cell>
          <table:table-cell table:style-name="ce2" office:value-type="float" office:value="1894.076504" calcext:value-type="float">
            <text:p>189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15</text:p>
          </table:table-cell>
          <table:table-cell table:style-name="ce2" office:value-type="float" office:value="1956.515992" calcext:value-type="float">
            <text:p>19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16</text:p>
          </table:table-cell>
          <table:table-cell table:style-name="ce2" office:value-type="float" office:value="2016.784965" calcext:value-type="float">
            <text:p>201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17</text:p>
          </table:table-cell>
          <table:table-cell table:style-name="ce2" office:value-type="float" office:value="2080.457271" calcext:value-type="float">
            <text:p>20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18</text:p>
          </table:table-cell>
          <table:table-cell table:style-name="ce2" office:value-type="float" office:value="1982.432372" calcext:value-type="float">
            <text:p>198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19</text:p>
          </table:table-cell>
          <table:table-cell table:style-name="ce2" office:value-type="float" office:value="1881.252184" calcext:value-type="float">
            <text:p>188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20</text:p>
          </table:table-cell>
          <table:table-cell table:style-name="ce2" office:value-type="float" office:value="1822.427513" calcext:value-type="float">
            <text:p>18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Nicaragua</text:p>
          </table:table-cell>
          <table:table-cell office:value-type="string" calcext:value-type="string">
            <text:p>2021</text:p>
          </table:table-cell>
          <table:table-cell table:style-name="ce2" office:value-type="float" office:value="1983.181563" calcext:value-type="float">
            <text:p>198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1990</text:p>
          </table:table-cell>
          <table:table-cell table:style-name="ce2" office:value-type="float" office:value="7456.006421" calcext:value-type="float">
            <text:p>745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1991</text:p>
          </table:table-cell>
          <table:table-cell table:style-name="ce2" office:value-type="float" office:value="7618.741947" calcext:value-type="float">
            <text:p>761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1992</text:p>
          </table:table-cell>
          <table:table-cell table:style-name="ce2" office:value-type="float" office:value="7742.708356" calcext:value-type="float">
            <text:p>77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1993</text:p>
          </table:table-cell>
          <table:table-cell table:style-name="ce2" office:value-type="float" office:value="7742.941875" calcext:value-type="float">
            <text:p>77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1994</text:p>
          </table:table-cell>
          <table:table-cell table:style-name="ce2" office:value-type="float" office:value="7972.243522" calcext:value-type="float">
            <text:p>79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1995</text:p>
          </table:table-cell>
          <table:table-cell table:style-name="ce2" office:value-type="float" office:value="7333.250542" calcext:value-type="float">
            <text:p>733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1996</text:p>
          </table:table-cell>
          <table:table-cell table:style-name="ce2" office:value-type="float" office:value="7691.709497" calcext:value-type="float">
            <text:p>76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1997</text:p>
          </table:table-cell>
          <table:table-cell table:style-name="ce2" office:value-type="float" office:value="8077.545036" calcext:value-type="float">
            <text:p>807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1998</text:p>
          </table:table-cell>
          <table:table-cell table:style-name="ce2" office:value-type="float" office:value="8352.660365" calcext:value-type="float">
            <text:p>835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1999</text:p>
          </table:table-cell>
          <table:table-cell table:style-name="ce2" office:value-type="float" office:value="8443.003764" calcext:value-type="float">
            <text:p>84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00</text:p>
          </table:table-cell>
          <table:table-cell table:style-name="ce2" office:value-type="float" office:value="8721.008746" calcext:value-type="float">
            <text:p>872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01</text:p>
          </table:table-cell>
          <table:table-cell table:style-name="ce2" office:value-type="float" office:value="8552.835385" calcext:value-type="float">
            <text:p>855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02</text:p>
          </table:table-cell>
          <table:table-cell table:style-name="ce2" office:value-type="float" office:value="8420.419998" calcext:value-type="float">
            <text:p>84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03</text:p>
          </table:table-cell>
          <table:table-cell table:style-name="ce2" office:value-type="float" office:value="8416.099804" calcext:value-type="float">
            <text:p>841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04</text:p>
          </table:table-cell>
          <table:table-cell table:style-name="ce2" office:value-type="float" office:value="8618.461439" calcext:value-type="float">
            <text:p>861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05</text:p>
          </table:table-cell>
          <table:table-cell table:style-name="ce2" office:value-type="float" office:value="8692.209442" calcext:value-type="float">
            <text:p>86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06</text:p>
          </table:table-cell>
          <table:table-cell table:style-name="ce2" office:value-type="float" office:value="8960.190094" calcext:value-type="float">
            <text:p>896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07</text:p>
          </table:table-cell>
          <table:table-cell table:style-name="ce2" office:value-type="float" office:value="9045.657267" calcext:value-type="float">
            <text:p>904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08</text:p>
          </table:table-cell>
          <table:table-cell table:style-name="ce2" office:value-type="float" office:value="9033.86709" calcext:value-type="float">
            <text:p>903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09</text:p>
          </table:table-cell>
          <table:table-cell table:style-name="ce2" office:value-type="float" office:value="8451.1944" calcext:value-type="float">
            <text:p>84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10</text:p>
          </table:table-cell>
          <table:table-cell table:style-name="ce2" office:value-type="float" office:value="8766.662842" calcext:value-type="float">
            <text:p>876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11</text:p>
          </table:table-cell>
          <table:table-cell table:style-name="ce2" office:value-type="float" office:value="8958.965698" calcext:value-type="float">
            <text:p>895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12</text:p>
          </table:table-cell>
          <table:table-cell table:style-name="ce2" office:value-type="float" office:value="9156.504078" calcext:value-type="float">
            <text:p>91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13</text:p>
          </table:table-cell>
          <table:table-cell table:style-name="ce2" office:value-type="float" office:value="9159.052281" calcext:value-type="float">
            <text:p>915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14</text:p>
          </table:table-cell>
          <table:table-cell table:style-name="ce2" office:value-type="float" office:value="9303.840564" calcext:value-type="float">
            <text:p>930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15</text:p>
          </table:table-cell>
          <table:table-cell table:style-name="ce2" office:value-type="float" office:value="9498.730573" calcext:value-type="float">
            <text:p>949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16</text:p>
          </table:table-cell>
          <table:table-cell table:style-name="ce2" office:value-type="float" office:value="9638.748824" calcext:value-type="float">
            <text:p>963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17</text:p>
          </table:table-cell>
          <table:table-cell table:style-name="ce2" office:value-type="float" office:value="9736.655783" calcext:value-type="float">
            <text:p>97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18</text:p>
          </table:table-cell>
          <table:table-cell table:style-name="ce2" office:value-type="float" office:value="9856.1297" calcext:value-type="float">
            <text:p>985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19</text:p>
          </table:table-cell>
          <table:table-cell table:style-name="ce2" office:value-type="float" office:value="9752.258082" calcext:value-type="float">
            <text:p>975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20</text:p>
          </table:table-cell>
          <table:table-cell table:style-name="ce2" office:value-type="float" office:value="8908.234878" calcext:value-type="float">
            <text:p>89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México</text:p>
          </table:table-cell>
          <table:table-cell office:value-type="string" calcext:value-type="string">
            <text:p>2021</text:p>
          </table:table-cell>
          <table:table-cell table:style-name="ce2" office:value-type="float" office:value="9276.715265" calcext:value-type="float">
            <text:p>92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1990</text:p>
          </table:table-cell>
          <table:table-cell table:style-name="ce2" office:value-type="float" office:value="5389.905176" calcext:value-type="float">
            <text:p>53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1991</text:p>
          </table:table-cell>
          <table:table-cell table:style-name="ce2" office:value-type="float" office:value="5390.12554" calcext:value-type="float">
            <text:p>53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1992</text:p>
          </table:table-cell>
          <table:table-cell table:style-name="ce2" office:value-type="float" office:value="5428.274544" calcext:value-type="float">
            <text:p>542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1993</text:p>
          </table:table-cell>
          <table:table-cell table:style-name="ce2" office:value-type="float" office:value="5479.951613" calcext:value-type="float">
            <text:p>54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1994</text:p>
          </table:table-cell>
          <table:table-cell table:style-name="ce2" office:value-type="float" office:value="5526.428401" calcext:value-type="float">
            <text:p>552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1995</text:p>
          </table:table-cell>
          <table:table-cell table:style-name="ce2" office:value-type="float" office:value="5604.73599" calcext:value-type="float">
            <text:p>560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1996</text:p>
          </table:table-cell>
          <table:table-cell table:style-name="ce2" office:value-type="float" office:value="5530.889729" calcext:value-type="float">
            <text:p>55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1997</text:p>
          </table:table-cell>
          <table:table-cell table:style-name="ce2" office:value-type="float" office:value="5393.080912" calcext:value-type="float">
            <text:p>53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1998</text:p>
          </table:table-cell>
          <table:table-cell table:style-name="ce2" office:value-type="float" office:value="5283.174572" calcext:value-type="float">
            <text:p>528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1999</text:p>
          </table:table-cell>
          <table:table-cell table:style-name="ce2" office:value-type="float" office:value="5294.513666" calcext:value-type="float">
            <text:p>52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00</text:p>
          </table:table-cell>
          <table:table-cell table:style-name="ce2" office:value-type="float" office:value="5303.132339" calcext:value-type="float">
            <text:p>530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01</text:p>
          </table:table-cell>
          <table:table-cell table:style-name="ce2" office:value-type="float" office:value="5344.050128" calcext:value-type="float">
            <text:p>534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02</text:p>
          </table:table-cell>
          <table:table-cell table:style-name="ce2" office:value-type="float" office:value="5354.01797" calcext:value-type="float">
            <text:p>53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03</text:p>
          </table:table-cell>
          <table:table-cell table:style-name="ce2" office:value-type="float" office:value="5523.48957" calcext:value-type="float">
            <text:p>552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04</text:p>
          </table:table-cell>
          <table:table-cell table:style-name="ce2" office:value-type="float" office:value="5569.314315" calcext:value-type="float">
            <text:p>556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05</text:p>
          </table:table-cell>
          <table:table-cell table:style-name="ce2" office:value-type="float" office:value="5592.026536" calcext:value-type="float">
            <text:p>55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06</text:p>
          </table:table-cell>
          <table:table-cell table:style-name="ce2" office:value-type="float" office:value="5726.754081" calcext:value-type="float">
            <text:p>572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07</text:p>
          </table:table-cell>
          <table:table-cell table:style-name="ce2" office:value-type="float" office:value="5784.720048" calcext:value-type="float">
            <text:p>57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08</text:p>
          </table:table-cell>
          <table:table-cell table:style-name="ce2" office:value-type="float" office:value="5716.178494" calcext:value-type="float">
            <text:p>571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09</text:p>
          </table:table-cell>
          <table:table-cell table:style-name="ce2" office:value-type="float" office:value="5445.693897" calcext:value-type="float">
            <text:p>544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10</text:p>
          </table:table-cell>
          <table:table-cell table:style-name="ce2" office:value-type="float" office:value="5343.775257" calcext:value-type="float">
            <text:p>534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11</text:p>
          </table:table-cell>
          <table:table-cell table:style-name="ce2" office:value-type="float" office:value="5411.8942" calcext:value-type="float">
            <text:p>541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12</text:p>
          </table:table-cell>
          <table:table-cell table:style-name="ce2" office:value-type="float" office:value="5352.179281" calcext:value-type="float">
            <text:p>535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13</text:p>
          </table:table-cell>
          <table:table-cell table:style-name="ce2" office:value-type="float" office:value="5354.084416" calcext:value-type="float">
            <text:p>53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14</text:p>
          </table:table-cell>
          <table:table-cell table:style-name="ce2" office:value-type="float" office:value="5368.946762" calcext:value-type="float">
            <text:p>536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15</text:p>
          </table:table-cell>
          <table:table-cell table:style-name="ce2" office:value-type="float" office:value="5399.224534" calcext:value-type="float">
            <text:p>539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16</text:p>
          </table:table-cell>
          <table:table-cell table:style-name="ce2" office:value-type="float" office:value="5457.266599" calcext:value-type="float">
            <text:p>54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17</text:p>
          </table:table-cell>
          <table:table-cell table:style-name="ce2" office:value-type="float" office:value="5500.495612" calcext:value-type="float">
            <text:p>550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18</text:p>
          </table:table-cell>
          <table:table-cell table:style-name="ce2" office:value-type="float" office:value="5597.673936" calcext:value-type="float">
            <text:p>559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19</text:p>
          </table:table-cell>
          <table:table-cell table:style-name="ce2" office:value-type="float" office:value="5643.607283" calcext:value-type="float">
            <text:p>564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20</text:p>
          </table:table-cell>
          <table:table-cell table:style-name="ce2" office:value-type="float" office:value="5071.846808" calcext:value-type="float">
            <text:p>50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Jamaica</text:p>
          </table:table-cell>
          <table:table-cell office:value-type="string" calcext:value-type="string">
            <text:p>2021</text:p>
          </table:table-cell>
          <table:table-cell table:style-name="ce2" office:value-type="float" office:value="5291.528025" calcext:value-type="float">
            <text:p>52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1990</text:p>
          </table:table-cell>
          <table:table-cell table:style-name="ce2" office:value-type="float" office:value="1709.30263" calcext:value-type="float">
            <text:p>17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1991</text:p>
          </table:table-cell>
          <table:table-cell table:style-name="ce2" office:value-type="float" office:value="1716.088567" calcext:value-type="float">
            <text:p>171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1992</text:p>
          </table:table-cell>
          <table:table-cell table:style-name="ce2" office:value-type="float" office:value="1762.44848" calcext:value-type="float">
            <text:p>176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1993</text:p>
          </table:table-cell>
          <table:table-cell table:style-name="ce2" office:value-type="float" office:value="1820.477291" calcext:value-type="float">
            <text:p>18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1994</text:p>
          </table:table-cell>
          <table:table-cell table:style-name="ce2" office:value-type="float" office:value="1747.136008" calcext:value-type="float">
            <text:p>174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1995</text:p>
          </table:table-cell>
          <table:table-cell table:style-name="ce2" office:value-type="float" office:value="1768.396004" calcext:value-type="float">
            <text:p>176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1996</text:p>
          </table:table-cell>
          <table:table-cell table:style-name="ce2" office:value-type="float" office:value="1781.505541" calcext:value-type="float">
            <text:p>178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1997</text:p>
          </table:table-cell>
          <table:table-cell table:style-name="ce2" office:value-type="float" office:value="1819.445886" calcext:value-type="float">
            <text:p>181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1998</text:p>
          </table:table-cell>
          <table:table-cell table:style-name="ce2" office:value-type="float" office:value="1823.447977" calcext:value-type="float">
            <text:p>182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1999</text:p>
          </table:table-cell>
          <table:table-cell table:style-name="ce2" office:value-type="float" office:value="1742.344796" calcext:value-type="float">
            <text:p>174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00</text:p>
          </table:table-cell>
          <table:table-cell table:style-name="ce2" office:value-type="float" office:value="1792.869195" calcext:value-type="float">
            <text:p>17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01</text:p>
          </table:table-cell>
          <table:table-cell table:style-name="ce2" office:value-type="float" office:value="1792.89049" calcext:value-type="float">
            <text:p>17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02</text:p>
          </table:table-cell>
          <table:table-cell table:style-name="ce2" office:value-type="float" office:value="1811.976708" calcext:value-type="float">
            <text:p>181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03</text:p>
          </table:table-cell>
          <table:table-cell table:style-name="ce2" office:value-type="float" office:value="1846.495057" calcext:value-type="float">
            <text:p>184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04</text:p>
          </table:table-cell>
          <table:table-cell table:style-name="ce2" office:value-type="float" office:value="1913.35125" calcext:value-type="float">
            <text:p>19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05</text:p>
          </table:table-cell>
          <table:table-cell table:style-name="ce2" office:value-type="float" office:value="1980.517045" calcext:value-type="float">
            <text:p>198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06</text:p>
          </table:table-cell>
          <table:table-cell table:style-name="ce2" office:value-type="float" office:value="2061.369913" calcext:value-type="float">
            <text:p>206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07</text:p>
          </table:table-cell>
          <table:table-cell table:style-name="ce2" office:value-type="float" office:value="2139.40433" calcext:value-type="float">
            <text:p>213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08</text:p>
          </table:table-cell>
          <table:table-cell table:style-name="ce2" office:value-type="float" office:value="2181.140928" calcext:value-type="float">
            <text:p>218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09</text:p>
          </table:table-cell>
          <table:table-cell table:style-name="ce2" office:value-type="float" office:value="2082.977162" calcext:value-type="float">
            <text:p>208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10</text:p>
          </table:table-cell>
          <table:table-cell table:style-name="ce2" office:value-type="float" office:value="2116.30921" calcext:value-type="float">
            <text:p>211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11</text:p>
          </table:table-cell>
          <table:table-cell table:style-name="ce2" office:value-type="float" office:value="2153.752573" calcext:value-type="float">
            <text:p>21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12</text:p>
          </table:table-cell>
          <table:table-cell table:style-name="ce2" office:value-type="float" office:value="2199.33796" calcext:value-type="float">
            <text:p>219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13</text:p>
          </table:table-cell>
          <table:table-cell table:style-name="ce2" office:value-type="float" office:value="2218.272658" calcext:value-type="float">
            <text:p>221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14</text:p>
          </table:table-cell>
          <table:table-cell table:style-name="ce2" office:value-type="float" office:value="2244.258082" calcext:value-type="float">
            <text:p>224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15</text:p>
          </table:table-cell>
          <table:table-cell table:style-name="ce2" office:value-type="float" office:value="2288.642168" calcext:value-type="float">
            <text:p>228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16</text:p>
          </table:table-cell>
          <table:table-cell table:style-name="ce2" office:value-type="float" office:value="2335.942975" calcext:value-type="float">
            <text:p>233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17</text:p>
          </table:table-cell>
          <table:table-cell table:style-name="ce2" office:value-type="float" office:value="2406.840062" calcext:value-type="float">
            <text:p>240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18</text:p>
          </table:table-cell>
          <table:table-cell table:style-name="ce2" office:value-type="float" office:value="2456.990233" calcext:value-type="float">
            <text:p>24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19</text:p>
          </table:table-cell>
          <table:table-cell table:style-name="ce2" office:value-type="float" office:value="2480.159809" calcext:value-type="float">
            <text:p>24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20</text:p>
          </table:table-cell>
          <table:table-cell table:style-name="ce2" office:value-type="float" office:value="2221.459833" calcext:value-type="float">
            <text:p>222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onduras</text:p>
          </table:table-cell>
          <table:table-cell office:value-type="string" calcext:value-type="string">
            <text:p>2021</text:p>
          </table:table-cell>
          <table:table-cell table:style-name="ce2" office:value-type="float" office:value="2461.835635" calcext:value-type="float">
            <text:p>246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1990</text:p>
          </table:table-cell>
          <table:table-cell table:style-name="ce2" office:value-type="float" office:value="1617.350482" calcext:value-type="float">
            <text:p>161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1991</text:p>
          </table:table-cell>
          <table:table-cell table:style-name="ce2" office:value-type="float" office:value="1614.957824" calcext:value-type="float">
            <text:p>161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1992</text:p>
          </table:table-cell>
          <table:table-cell table:style-name="ce2" office:value-type="float" office:value="1499.54085" calcext:value-type="float">
            <text:p>150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1993</text:p>
          </table:table-cell>
          <table:table-cell table:style-name="ce2" office:value-type="float" office:value="1391.055868" calcext:value-type="float">
            <text:p>139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1994</text:p>
          </table:table-cell>
          <table:table-cell table:style-name="ce2" office:value-type="float" office:value="1201.972419" calcext:value-type="float">
            <text:p>120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1995</text:p>
          </table:table-cell>
          <table:table-cell table:style-name="ce2" office:value-type="float" office:value="1296.415661" calcext:value-type="float">
            <text:p>129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1996</text:p>
          </table:table-cell>
          <table:table-cell table:style-name="ce2" office:value-type="float" office:value="1325.226017" calcext:value-type="float">
            <text:p>13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1997</text:p>
          </table:table-cell>
          <table:table-cell table:style-name="ce2" office:value-type="float" office:value="1336.204703" calcext:value-type="float">
            <text:p>133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1998</text:p>
          </table:table-cell>
          <table:table-cell table:style-name="ce2" office:value-type="float" office:value="1340.679785" calcext:value-type="float">
            <text:p>13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1999</text:p>
          </table:table-cell>
          <table:table-cell table:style-name="ce2" office:value-type="float" office:value="1352.18904" calcext:value-type="float">
            <text:p>135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00</text:p>
          </table:table-cell>
          <table:table-cell table:style-name="ce2" office:value-type="float" office:value="1339.269528" calcext:value-type="float">
            <text:p>133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01</text:p>
          </table:table-cell>
          <table:table-cell table:style-name="ce2" office:value-type="float" office:value="1310.923215" calcext:value-type="float">
            <text:p>131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02</text:p>
          </table:table-cell>
          <table:table-cell table:style-name="ce2" office:value-type="float" office:value="1301.800978" calcext:value-type="float">
            <text:p>130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03</text:p>
          </table:table-cell>
          <table:table-cell table:style-name="ce2" office:value-type="float" office:value="1324.076417" calcext:value-type="float">
            <text:p>13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04</text:p>
          </table:table-cell>
          <table:table-cell table:style-name="ce2" office:value-type="float" office:value="1284.858375" calcext:value-type="float">
            <text:p>12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05</text:p>
          </table:table-cell>
          <table:table-cell table:style-name="ce2" office:value-type="float" office:value="1302.472186" calcext:value-type="float">
            <text:p>130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06</text:p>
          </table:table-cell>
          <table:table-cell table:style-name="ce2" office:value-type="float" office:value="1303.423326" calcext:value-type="float">
            <text:p>130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07</text:p>
          </table:table-cell>
          <table:table-cell table:style-name="ce2" office:value-type="float" office:value="1342.38728" calcext:value-type="float">
            <text:p>134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08</text:p>
          </table:table-cell>
          <table:table-cell table:style-name="ce2" office:value-type="float" office:value="1355.84703" calcext:value-type="float">
            <text:p>135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09</text:p>
          </table:table-cell>
          <table:table-cell table:style-name="ce2" office:value-type="float" office:value="1412.782902" calcext:value-type="float">
            <text:p>14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10</text:p>
          </table:table-cell>
          <table:table-cell table:style-name="ce2" office:value-type="float" office:value="1317.73149" calcext:value-type="float">
            <text:p>131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11</text:p>
          </table:table-cell>
          <table:table-cell table:style-name="ce2" office:value-type="float" office:value="1369.413504" calcext:value-type="float">
            <text:p>136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12</text:p>
          </table:table-cell>
          <table:table-cell table:style-name="ce2" office:value-type="float" office:value="1355.299113" calcext:value-type="float">
            <text:p>135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13</text:p>
          </table:table-cell>
          <table:table-cell table:style-name="ce2" office:value-type="float" office:value="1392.872012" calcext:value-type="float">
            <text:p>13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14</text:p>
          </table:table-cell>
          <table:table-cell table:style-name="ce2" office:value-type="float" office:value="1396.25064" calcext:value-type="float">
            <text:p>139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15</text:p>
          </table:table-cell>
          <table:table-cell table:style-name="ce2" office:value-type="float" office:value="1411.546323" calcext:value-type="float">
            <text:p>141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16</text:p>
          </table:table-cell>
          <table:table-cell table:style-name="ce2" office:value-type="float" office:value="1417.009415" calcext:value-type="float">
            <text:p>141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17</text:p>
          </table:table-cell>
          <table:table-cell table:style-name="ce2" office:value-type="float" office:value="1432.563512" calcext:value-type="float">
            <text:p>143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18</text:p>
          </table:table-cell>
          <table:table-cell table:style-name="ce2" office:value-type="float" office:value="1436.763045" calcext:value-type="float">
            <text:p>14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19</text:p>
          </table:table-cell>
          <table:table-cell table:style-name="ce2" office:value-type="float" office:value="1393.82721" calcext:value-type="float">
            <text:p>139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20</text:p>
          </table:table-cell>
          <table:table-cell table:style-name="ce2" office:value-type="float" office:value="1329.782539" calcext:value-type="float">
            <text:p>133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Haití</text:p>
          </table:table-cell>
          <table:table-cell office:value-type="string" calcext:value-type="string">
            <text:p>2021</text:p>
          </table:table-cell>
          <table:table-cell table:style-name="ce2" office:value-type="float" office:value="1289.785373" calcext:value-type="float">
            <text:p>12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1990</text:p>
          </table:table-cell>
          <table:table-cell table:style-name="ce2" office:value-type="float" office:value="2374.817165" calcext:value-type="float">
            <text:p>23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1991</text:p>
          </table:table-cell>
          <table:table-cell table:style-name="ce2" office:value-type="float" office:value="2527.311621" calcext:value-type="float">
            <text:p>252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1992</text:p>
          </table:table-cell>
          <table:table-cell table:style-name="ce2" office:value-type="float" office:value="2720.087583" calcext:value-type="float">
            <text:p>27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1993</text:p>
          </table:table-cell>
          <table:table-cell table:style-name="ce2" office:value-type="float" office:value="2934.50927" calcext:value-type="float">
            <text:p>293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1994</text:p>
          </table:table-cell>
          <table:table-cell table:style-name="ce2" office:value-type="float" office:value="3187.893944" calcext:value-type="float">
            <text:p>31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1995</text:p>
          </table:table-cell>
          <table:table-cell table:style-name="ce2" office:value-type="float" office:value="3324.304399" calcext:value-type="float">
            <text:p>33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1996</text:p>
          </table:table-cell>
          <table:table-cell table:style-name="ce2" office:value-type="float" office:value="3576.885352" calcext:value-type="float">
            <text:p>35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1997</text:p>
          </table:table-cell>
          <table:table-cell table:style-name="ce2" office:value-type="float" office:value="3792.919631" calcext:value-type="float">
            <text:p>37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1998</text:p>
          </table:table-cell>
          <table:table-cell table:style-name="ce2" office:value-type="float" office:value="3735.258521" calcext:value-type="float">
            <text:p>373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1999</text:p>
          </table:table-cell>
          <table:table-cell table:style-name="ce2" office:value-type="float" office:value="3825.440186" calcext:value-type="float">
            <text:p>38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00</text:p>
          </table:table-cell>
          <table:table-cell table:style-name="ce2" office:value-type="float" office:value="3791.736854" calcext:value-type="float">
            <text:p>37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01</text:p>
          </table:table-cell>
          <table:table-cell table:style-name="ce2" office:value-type="float" office:value="3850.138352" calcext:value-type="float">
            <text:p>385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02</text:p>
          </table:table-cell>
          <table:table-cell table:style-name="ce2" office:value-type="float" office:value="3891.185393" calcext:value-type="float">
            <text:p>389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03</text:p>
          </table:table-cell>
          <table:table-cell table:style-name="ce2" office:value-type="float" office:value="3865.05925" calcext:value-type="float">
            <text:p>386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04</text:p>
          </table:table-cell>
          <table:table-cell table:style-name="ce2" office:value-type="float" office:value="3926.516215" calcext:value-type="float">
            <text:p>392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05</text:p>
          </table:table-cell>
          <table:table-cell table:style-name="ce2" office:value-type="float" office:value="3853.45892" calcext:value-type="float">
            <text:p>385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06</text:p>
          </table:table-cell>
          <table:table-cell table:style-name="ce2" office:value-type="float" office:value="4058.070487" calcext:value-type="float">
            <text:p>405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07</text:p>
          </table:table-cell>
          <table:table-cell table:style-name="ce2" office:value-type="float" office:value="4360.822467" calcext:value-type="float">
            <text:p>436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08</text:p>
          </table:table-cell>
          <table:table-cell table:style-name="ce2" office:value-type="float" office:value="4451.484706" calcext:value-type="float">
            <text:p>44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09</text:p>
          </table:table-cell>
          <table:table-cell table:style-name="ce2" office:value-type="float" office:value="4629.439822" calcext:value-type="float">
            <text:p>46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10</text:p>
          </table:table-cell>
          <table:table-cell table:style-name="ce2" office:value-type="float" office:value="4842.943243" calcext:value-type="float">
            <text:p>48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11</text:p>
          </table:table-cell>
          <table:table-cell table:style-name="ce2" office:value-type="float" office:value="5119.926237" calcext:value-type="float">
            <text:p>51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12</text:p>
          </table:table-cell>
          <table:table-cell table:style-name="ce2" office:value-type="float" office:value="5391.518882" calcext:value-type="float">
            <text:p>53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13</text:p>
          </table:table-cell>
          <table:table-cell table:style-name="ce2" office:value-type="float" office:value="5563.070408" calcext:value-type="float">
            <text:p>556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14</text:p>
          </table:table-cell>
          <table:table-cell table:style-name="ce2" office:value-type="float" office:value="5629.0196" calcext:value-type="float">
            <text:p>56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15</text:p>
          </table:table-cell>
          <table:table-cell table:style-name="ce2" office:value-type="float" office:value="5638.436441" calcext:value-type="float">
            <text:p>563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16</text:p>
          </table:table-cell>
          <table:table-cell table:style-name="ce2" office:value-type="float" office:value="5821.505501" calcext:value-type="float">
            <text:p>58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17</text:p>
          </table:table-cell>
          <table:table-cell table:style-name="ce2" office:value-type="float" office:value="6005.680675" calcext:value-type="float">
            <text:p>600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18</text:p>
          </table:table-cell>
          <table:table-cell table:style-name="ce2" office:value-type="float" office:value="6095.11987" calcext:value-type="float">
            <text:p>60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19</text:p>
          </table:table-cell>
          <table:table-cell table:style-name="ce2" office:value-type="float" office:value="6314.465485" calcext:value-type="float">
            <text:p>631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20</text:p>
          </table:table-cell>
          <table:table-cell table:style-name="ce2" office:value-type="float" office:value="9078.154817" calcext:value-type="float">
            <text:p>907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yana</text:p>
          </table:table-cell>
          <table:table-cell office:value-type="string" calcext:value-type="string">
            <text:p>2021</text:p>
          </table:table-cell>
          <table:table-cell table:style-name="ce2" office:value-type="float" office:value="10658.67443" calcext:value-type="float">
            <text:p>1065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1990</text:p>
          </table:table-cell>
          <table:table-cell table:style-name="ce2" office:value-type="float" office:value="2914.130013" calcext:value-type="float">
            <text:p>291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1991</text:p>
          </table:table-cell>
          <table:table-cell table:style-name="ce2" office:value-type="float" office:value="2941.47484" calcext:value-type="float">
            <text:p>29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1992</text:p>
          </table:table-cell>
          <table:table-cell table:style-name="ce2" office:value-type="float" office:value="3004.256157" calcext:value-type="float">
            <text:p>300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1993</text:p>
          </table:table-cell>
          <table:table-cell table:style-name="ce2" office:value-type="float" office:value="3041.195606" calcext:value-type="float">
            <text:p>30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1994</text:p>
          </table:table-cell>
          <table:table-cell table:style-name="ce2" office:value-type="float" office:value="3081.423686" calcext:value-type="float">
            <text:p>308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1995</text:p>
          </table:table-cell>
          <table:table-cell table:style-name="ce2" office:value-type="float" office:value="3150.225599" calcext:value-type="float">
            <text:p>315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1996</text:p>
          </table:table-cell>
          <table:table-cell table:style-name="ce2" office:value-type="float" office:value="3161.26088" calcext:value-type="float">
            <text:p>316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1997</text:p>
          </table:table-cell>
          <table:table-cell table:style-name="ce2" office:value-type="float" office:value="3216.596901" calcext:value-type="float">
            <text:p>321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1998</text:p>
          </table:table-cell>
          <table:table-cell table:style-name="ce2" office:value-type="float" office:value="3293.111492" calcext:value-type="float">
            <text:p>32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1999</text:p>
          </table:table-cell>
          <table:table-cell table:style-name="ce2" office:value-type="float" office:value="3336.396266" calcext:value-type="float">
            <text:p>333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00</text:p>
          </table:table-cell>
          <table:table-cell table:style-name="ce2" office:value-type="float" office:value="3376.569304" calcext:value-type="float">
            <text:p>33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01</text:p>
          </table:table-cell>
          <table:table-cell table:style-name="ce2" office:value-type="float" office:value="3376.665846" calcext:value-type="float">
            <text:p>33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02</text:p>
          </table:table-cell>
          <table:table-cell table:style-name="ce2" office:value-type="float" office:value="3439.613674" calcext:value-type="float">
            <text:p>344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03</text:p>
          </table:table-cell>
          <table:table-cell table:style-name="ce2" office:value-type="float" office:value="3450.829982" calcext:value-type="float">
            <text:p>34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04</text:p>
          </table:table-cell>
          <table:table-cell table:style-name="ce2" office:value-type="float" office:value="3475.339315" calcext:value-type="float">
            <text:p>34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05</text:p>
          </table:table-cell>
          <table:table-cell table:style-name="ce2" office:value-type="float" office:value="3505.387723" calcext:value-type="float">
            <text:p>350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06</text:p>
          </table:table-cell>
          <table:table-cell table:style-name="ce2" office:value-type="float" office:value="3623.660198" calcext:value-type="float">
            <text:p>36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07</text:p>
          </table:table-cell>
          <table:table-cell table:style-name="ce2" office:value-type="float" office:value="3763.111091" calcext:value-type="float">
            <text:p>376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08</text:p>
          </table:table-cell>
          <table:table-cell table:style-name="ce2" office:value-type="float" office:value="3821.989394" calcext:value-type="float">
            <text:p>38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09</text:p>
          </table:table-cell>
          <table:table-cell table:style-name="ce2" office:value-type="float" office:value="3770.650315" calcext:value-type="float">
            <text:p>377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10</text:p>
          </table:table-cell>
          <table:table-cell table:style-name="ce2" office:value-type="float" office:value="3800.827033" calcext:value-type="float">
            <text:p>380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11</text:p>
          </table:table-cell>
          <table:table-cell table:style-name="ce2" office:value-type="float" office:value="3892.059088" calcext:value-type="float">
            <text:p>38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12</text:p>
          </table:table-cell>
          <table:table-cell table:style-name="ce2" office:value-type="float" office:value="3936.323038" calcext:value-type="float">
            <text:p>393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13</text:p>
          </table:table-cell>
          <table:table-cell table:style-name="ce2" office:value-type="float" office:value="3995.762117" calcext:value-type="float">
            <text:p>399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14</text:p>
          </table:table-cell>
          <table:table-cell table:style-name="ce2" office:value-type="float" office:value="4096.047482" calcext:value-type="float">
            <text:p>409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15</text:p>
          </table:table-cell>
          <table:table-cell table:style-name="ce2" office:value-type="float" office:value="4187.083925" calcext:value-type="float">
            <text:p>418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16</text:p>
          </table:table-cell>
          <table:table-cell table:style-name="ce2" office:value-type="float" office:value="4222.700969" calcext:value-type="float">
            <text:p>422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17</text:p>
          </table:table-cell>
          <table:table-cell table:style-name="ce2" office:value-type="float" office:value="4277.217962" calcext:value-type="float">
            <text:p>42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18</text:p>
          </table:table-cell>
          <table:table-cell table:style-name="ce2" office:value-type="float" office:value="4351.672486" calcext:value-type="float">
            <text:p>435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19</text:p>
          </table:table-cell>
          <table:table-cell table:style-name="ce2" office:value-type="float" office:value="4458.083357" calcext:value-type="float">
            <text:p>445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20</text:p>
          </table:table-cell>
          <table:table-cell table:style-name="ce2" office:value-type="float" office:value="4314.76663" calcext:value-type="float">
            <text:p>431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uatemala</text:p>
          </table:table-cell>
          <table:table-cell office:value-type="string" calcext:value-type="string">
            <text:p>2021</text:p>
          </table:table-cell>
          <table:table-cell table:style-name="ce2" office:value-type="float" office:value="4594.080798" calcext:value-type="float">
            <text:p>459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1990</text:p>
          </table:table-cell>
          <table:table-cell table:style-name="ce2" office:value-type="float" office:value="5331.161665" calcext:value-type="float">
            <text:p>53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1991</text:p>
          </table:table-cell>
          <table:table-cell table:style-name="ce2" office:value-type="float" office:value="5361.734824" calcext:value-type="float">
            <text:p>536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1992</text:p>
          </table:table-cell>
          <table:table-cell table:style-name="ce2" office:value-type="float" office:value="5252.915582" calcext:value-type="float">
            <text:p>525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1993</text:p>
          </table:table-cell>
          <table:table-cell table:style-name="ce2" office:value-type="float" office:value="5089.558047" calcext:value-type="float">
            <text:p>50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1994</text:p>
          </table:table-cell>
          <table:table-cell table:style-name="ce2" office:value-type="float" office:value="5125.577016" calcext:value-type="float">
            <text:p>512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1995</text:p>
          </table:table-cell>
          <table:table-cell table:style-name="ce2" office:value-type="float" office:value="5189.470144" calcext:value-type="float">
            <text:p>518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1996</text:p>
          </table:table-cell>
          <table:table-cell table:style-name="ce2" office:value-type="float" office:value="5383.593145" calcext:value-type="float">
            <text:p>538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1997</text:p>
          </table:table-cell>
          <table:table-cell table:style-name="ce2" office:value-type="float" office:value="5616.095647" calcext:value-type="float">
            <text:p>561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1998</text:p>
          </table:table-cell>
          <table:table-cell table:style-name="ce2" office:value-type="float" office:value="6234.844489" calcext:value-type="float">
            <text:p>623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1999</text:p>
          </table:table-cell>
          <table:table-cell table:style-name="ce2" office:value-type="float" office:value="6627.486827" calcext:value-type="float">
            <text:p>662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00</text:p>
          </table:table-cell>
          <table:table-cell table:style-name="ce2" office:value-type="float" office:value="6912.617217" calcext:value-type="float">
            <text:p>69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01</text:p>
          </table:table-cell>
          <table:table-cell table:style-name="ce2" office:value-type="float" office:value="6741.303025" calcext:value-type="float">
            <text:p>67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02</text:p>
          </table:table-cell>
          <table:table-cell table:style-name="ce2" office:value-type="float" office:value="6953.711931" calcext:value-type="float">
            <text:p>69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03</text:p>
          </table:table-cell>
          <table:table-cell table:style-name="ce2" office:value-type="float" office:value="7576.77429" calcext:value-type="float">
            <text:p>75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04</text:p>
          </table:table-cell>
          <table:table-cell table:style-name="ce2" office:value-type="float" office:value="7472.740721" calcext:value-type="float">
            <text:p>747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05</text:p>
          </table:table-cell>
          <table:table-cell table:style-name="ce2" office:value-type="float" office:value="8403.218304" calcext:value-type="float">
            <text:p>840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06</text:p>
          </table:table-cell>
          <table:table-cell table:style-name="ce2" office:value-type="float" office:value="8016.802477" calcext:value-type="float">
            <text:p>801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07</text:p>
          </table:table-cell>
          <table:table-cell table:style-name="ce2" office:value-type="float" office:value="8454.398684" calcext:value-type="float">
            <text:p>84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08</text:p>
          </table:table-cell>
          <table:table-cell table:style-name="ce2" office:value-type="float" office:value="8473.81831" calcext:value-type="float">
            <text:p>847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09</text:p>
          </table:table-cell>
          <table:table-cell table:style-name="ce2" office:value-type="float" office:value="7864.499173" calcext:value-type="float">
            <text:p>78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10</text:p>
          </table:table-cell>
          <table:table-cell table:style-name="ce2" office:value-type="float" office:value="7769.380366" calcext:value-type="float">
            <text:p>776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11</text:p>
          </table:table-cell>
          <table:table-cell table:style-name="ce2" office:value-type="float" office:value="7767.476351" calcext:value-type="float">
            <text:p>776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12</text:p>
          </table:table-cell>
          <table:table-cell table:style-name="ce2" office:value-type="float" office:value="7611.52975" calcext:value-type="float">
            <text:p>761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13</text:p>
          </table:table-cell>
          <table:table-cell table:style-name="ce2" office:value-type="float" office:value="7723.84198" calcext:value-type="float">
            <text:p>77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14</text:p>
          </table:table-cell>
          <table:table-cell table:style-name="ce2" office:value-type="float" office:value="8213.647646" calcext:value-type="float">
            <text:p>821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15</text:p>
          </table:table-cell>
          <table:table-cell table:style-name="ce2" office:value-type="float" office:value="8669.564678" calcext:value-type="float">
            <text:p>867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16</text:p>
          </table:table-cell>
          <table:table-cell table:style-name="ce2" office:value-type="float" office:value="8918.823961" calcext:value-type="float">
            <text:p>891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17</text:p>
          </table:table-cell>
          <table:table-cell table:style-name="ce2" office:value-type="float" office:value="9245.36142" calcext:value-type="float">
            <text:p>924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18</text:p>
          </table:table-cell>
          <table:table-cell table:style-name="ce2" office:value-type="float" office:value="9577.29733" calcext:value-type="float">
            <text:p>95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19</text:p>
          </table:table-cell>
          <table:table-cell table:style-name="ce2" office:value-type="float" office:value="9571.364503" calcext:value-type="float">
            <text:p>957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20</text:p>
          </table:table-cell>
          <table:table-cell table:style-name="ce2" office:value-type="float" office:value="8187.936693" calcext:value-type="float">
            <text:p>81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Granada</text:p>
          </table:table-cell>
          <table:table-cell office:value-type="string" calcext:value-type="string">
            <text:p>2021</text:p>
          </table:table-cell>
          <table:table-cell table:style-name="ce2" office:value-type="float" office:value="8509.829751" calcext:value-type="float">
            <text:p>85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1990</text:p>
          </table:table-cell>
          <table:table-cell table:style-name="ce2" office:value-type="float" office:value="2442.676575" calcext:value-type="float">
            <text:p>24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1991</text:p>
          </table:table-cell>
          <table:table-cell table:style-name="ce2" office:value-type="float" office:value="2436.551089" calcext:value-type="float">
            <text:p>24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1992</text:p>
          </table:table-cell>
          <table:table-cell table:style-name="ce2" office:value-type="float" office:value="2564.764939" calcext:value-type="float">
            <text:p>256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1993</text:p>
          </table:table-cell>
          <table:table-cell table:style-name="ce2" office:value-type="float" office:value="2676.034812" calcext:value-type="float">
            <text:p>267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1994</text:p>
          </table:table-cell>
          <table:table-cell table:style-name="ce2" office:value-type="float" office:value="2771.024761" calcext:value-type="float">
            <text:p>277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1995</text:p>
          </table:table-cell>
          <table:table-cell table:style-name="ce2" office:value-type="float" office:value="2874.361512" calcext:value-type="float">
            <text:p>287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1996</text:p>
          </table:table-cell>
          <table:table-cell table:style-name="ce2" office:value-type="float" office:value="2873.420383" calcext:value-type="float">
            <text:p>287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1997</text:p>
          </table:table-cell>
          <table:table-cell table:style-name="ce2" office:value-type="float" office:value="2940.421739" calcext:value-type="float">
            <text:p>294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1998</text:p>
          </table:table-cell>
          <table:table-cell table:style-name="ce2" office:value-type="float" office:value="2996.667426" calcext:value-type="float">
            <text:p>299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1999</text:p>
          </table:table-cell>
          <table:table-cell table:style-name="ce2" office:value-type="float" office:value="3041.359474" calcext:value-type="float">
            <text:p>30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00</text:p>
          </table:table-cell>
          <table:table-cell table:style-name="ce2" office:value-type="float" office:value="3057.747389" calcext:value-type="float">
            <text:p>305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01</text:p>
          </table:table-cell>
          <table:table-cell table:style-name="ce2" office:value-type="float" office:value="3069.326109" calcext:value-type="float">
            <text:p>306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02</text:p>
          </table:table-cell>
          <table:table-cell table:style-name="ce2" office:value-type="float" office:value="3105.814912" calcext:value-type="float">
            <text:p>310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03</text:p>
          </table:table-cell>
          <table:table-cell table:style-name="ce2" office:value-type="float" office:value="3146.222455" calcext:value-type="float">
            <text:p>314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04</text:p>
          </table:table-cell>
          <table:table-cell table:style-name="ce2" office:value-type="float" office:value="3169.567957" calcext:value-type="float">
            <text:p>317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05</text:p>
          </table:table-cell>
          <table:table-cell table:style-name="ce2" office:value-type="float" office:value="3254.095179" calcext:value-type="float">
            <text:p>32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06</text:p>
          </table:table-cell>
          <table:table-cell table:style-name="ce2" office:value-type="float" office:value="3397.507821" calcext:value-type="float">
            <text:p>339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07</text:p>
          </table:table-cell>
          <table:table-cell table:style-name="ce2" office:value-type="float" office:value="3455.095881" calcext:value-type="float">
            <text:p>345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08</text:p>
          </table:table-cell>
          <table:table-cell table:style-name="ce2" office:value-type="float" office:value="3514.752102" calcext:value-type="float">
            <text:p>351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09</text:p>
          </table:table-cell>
          <table:table-cell table:style-name="ce2" office:value-type="float" office:value="3428.379467" calcext:value-type="float">
            <text:p>342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10</text:p>
          </table:table-cell>
          <table:table-cell table:style-name="ce2" office:value-type="float" office:value="3487.591432" calcext:value-type="float">
            <text:p>34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11</text:p>
          </table:table-cell>
          <table:table-cell table:style-name="ce2" office:value-type="float" office:value="3606.615353" calcext:value-type="float">
            <text:p>360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12</text:p>
          </table:table-cell>
          <table:table-cell table:style-name="ce2" office:value-type="float" office:value="3693.971207" calcext:value-type="float">
            <text:p>369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13</text:p>
          </table:table-cell>
          <table:table-cell table:style-name="ce2" office:value-type="float" office:value="3761.718414" calcext:value-type="float">
            <text:p>376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14</text:p>
          </table:table-cell>
          <table:table-cell table:style-name="ce2" office:value-type="float" office:value="3811.269102" calcext:value-type="float">
            <text:p>381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15</text:p>
          </table:table-cell>
          <table:table-cell table:style-name="ce2" office:value-type="float" office:value="3889.210781" calcext:value-type="float">
            <text:p>388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16</text:p>
          </table:table-cell>
          <table:table-cell table:style-name="ce2" office:value-type="float" office:value="3975.582636" calcext:value-type="float">
            <text:p>397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17</text:p>
          </table:table-cell>
          <table:table-cell table:style-name="ce2" office:value-type="float" office:value="4054.430345" calcext:value-type="float">
            <text:p>40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18</text:p>
          </table:table-cell>
          <table:table-cell table:style-name="ce2" office:value-type="float" office:value="4145.890094" calcext:value-type="float">
            <text:p>414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19</text:p>
          </table:table-cell>
          <table:table-cell table:style-name="ce2" office:value-type="float" office:value="4244.307637" calcext:value-type="float">
            <text:p>424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20</text:p>
          </table:table-cell>
          <table:table-cell table:style-name="ce2" office:value-type="float" office:value="3889.499781" calcext:value-type="float">
            <text:p>388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Salvador</text:p>
          </table:table-cell>
          <table:table-cell office:value-type="string" calcext:value-type="string">
            <text:p>2021</text:p>
          </table:table-cell>
          <table:table-cell table:style-name="ce2" office:value-type="float" office:value="4274.675984" calcext:value-type="float">
            <text:p>42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1990</text:p>
          </table:table-cell>
          <table:table-cell table:style-name="ce2" office:value-type="float" office:value="7171.781283" calcext:value-type="float">
            <text:p>71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1991</text:p>
          </table:table-cell>
          <table:table-cell table:style-name="ce2" office:value-type="float" office:value="7140.20298" calcext:value-type="float">
            <text:p>714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1992</text:p>
          </table:table-cell>
          <table:table-cell table:style-name="ce2" office:value-type="float" office:value="7061.014042" calcext:value-type="float">
            <text:p>706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1993</text:p>
          </table:table-cell>
          <table:table-cell table:style-name="ce2" office:value-type="float" office:value="7063.709892" calcext:value-type="float">
            <text:p>70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1994</text:p>
          </table:table-cell>
          <table:table-cell table:style-name="ce2" office:value-type="float" office:value="7195.251961" calcext:value-type="float">
            <text:p>71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1995</text:p>
          </table:table-cell>
          <table:table-cell table:style-name="ce2" office:value-type="float" office:value="7350.895949" calcext:value-type="float">
            <text:p>73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1996</text:p>
          </table:table-cell>
          <table:table-cell table:style-name="ce2" office:value-type="float" office:value="7533.001131" calcext:value-type="float">
            <text:p>753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1997</text:p>
          </table:table-cell>
          <table:table-cell table:style-name="ce2" office:value-type="float" office:value="7718.338697" calcext:value-type="float">
            <text:p>771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1998</text:p>
          </table:table-cell>
          <table:table-cell table:style-name="ce2" office:value-type="float" office:value="7914.210596" calcext:value-type="float">
            <text:p>791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1999</text:p>
          </table:table-cell>
          <table:table-cell table:style-name="ce2" office:value-type="float" office:value="8178.945845" calcext:value-type="float">
            <text:p>817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00</text:p>
          </table:table-cell>
          <table:table-cell table:style-name="ce2" office:value-type="float" office:value="8419.388365" calcext:value-type="float">
            <text:p>841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01</text:p>
          </table:table-cell>
          <table:table-cell table:style-name="ce2" office:value-type="float" office:value="8532.124658" calcext:value-type="float">
            <text:p>853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02</text:p>
          </table:table-cell>
          <table:table-cell table:style-name="ce2" office:value-type="float" office:value="8753.929408" calcext:value-type="float">
            <text:p>87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03</text:p>
          </table:table-cell>
          <table:table-cell table:style-name="ce2" office:value-type="float" office:value="9190.609212" calcext:value-type="float">
            <text:p>919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04</text:p>
          </table:table-cell>
          <table:table-cell table:style-name="ce2" office:value-type="float" office:value="9458.126342" calcext:value-type="float">
            <text:p>945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05</text:p>
          </table:table-cell>
          <table:table-cell table:style-name="ce2" office:value-type="float" office:value="9751.070483" calcext:value-type="float">
            <text:p>97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06</text:p>
          </table:table-cell>
          <table:table-cell table:style-name="ce2" office:value-type="float" office:value="10394.83705" calcext:value-type="float">
            <text:p>103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07</text:p>
          </table:table-cell>
          <table:table-cell table:style-name="ce2" office:value-type="float" office:value="10678.44868" calcext:value-type="float">
            <text:p>1067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08</text:p>
          </table:table-cell>
          <table:table-cell table:style-name="ce2" office:value-type="float" office:value="10740.89753" calcext:value-type="float">
            <text:p>107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09</text:p>
          </table:table-cell>
          <table:table-cell table:style-name="ce2" office:value-type="float" office:value="10289.61425" calcext:value-type="float">
            <text:p>102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10</text:p>
          </table:table-cell>
          <table:table-cell table:style-name="ce2" office:value-type="float" office:value="10358.87836" calcext:value-type="float">
            <text:p>1035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11</text:p>
          </table:table-cell>
          <table:table-cell table:style-name="ce2" office:value-type="float" office:value="10398.0777" calcext:value-type="float">
            <text:p>1039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12</text:p>
          </table:table-cell>
          <table:table-cell table:style-name="ce2" office:value-type="float" office:value="10473.55036" calcext:value-type="float">
            <text:p>1047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13</text:p>
          </table:table-cell>
          <table:table-cell table:style-name="ce2" office:value-type="float" office:value="10552.6538" calcext:value-type="float">
            <text:p>1055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14</text:p>
          </table:table-cell>
          <table:table-cell table:style-name="ce2" office:value-type="float" office:value="10712.42066" calcext:value-type="float">
            <text:p>1071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15</text:p>
          </table:table-cell>
          <table:table-cell table:style-name="ce2" office:value-type="float" office:value="10681.88657" calcext:value-type="float">
            <text:p>1068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16</text:p>
          </table:table-cell>
          <table:table-cell table:style-name="ce2" office:value-type="float" office:value="10421.32157" calcext:value-type="float">
            <text:p>1042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17</text:p>
          </table:table-cell>
          <table:table-cell table:style-name="ce2" office:value-type="float" office:value="10321.61854" calcext:value-type="float">
            <text:p>103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18</text:p>
          </table:table-cell>
          <table:table-cell table:style-name="ce2" office:value-type="float" office:value="10348.64447" calcext:value-type="float">
            <text:p>1034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19</text:p>
          </table:table-cell>
          <table:table-cell table:style-name="ce2" office:value-type="float" office:value="10405.02237" calcext:value-type="float">
            <text:p>1040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20</text:p>
          </table:table-cell>
          <table:table-cell table:style-name="ce2" office:value-type="float" office:value="9391.658223" calcext:value-type="float">
            <text:p>93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l Caribe</text:p>
          </table:table-cell>
          <table:table-cell office:value-type="string" calcext:value-type="string">
            <text:p>2021</text:p>
          </table:table-cell>
          <table:table-cell table:style-name="ce2" office:value-type="float" office:value="9848.411884" calcext:value-type="float">
            <text:p>984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1990</text:p>
          </table:table-cell>
          <table:table-cell table:style-name="ce2" office:value-type="float" office:value="4421.751661" calcext:value-type="float">
            <text:p>44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1991</text:p>
          </table:table-cell>
          <table:table-cell table:style-name="ce2" office:value-type="float" office:value="4509.446321" calcext:value-type="float">
            <text:p>45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1992</text:p>
          </table:table-cell>
          <table:table-cell table:style-name="ce2" office:value-type="float" office:value="4508.637157" calcext:value-type="float">
            <text:p>45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1993</text:p>
          </table:table-cell>
          <table:table-cell table:style-name="ce2" office:value-type="float" office:value="4507.325391" calcext:value-type="float">
            <text:p>450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1994</text:p>
          </table:table-cell>
          <table:table-cell table:style-name="ce2" office:value-type="float" office:value="4610.265172" calcext:value-type="float">
            <text:p>46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1995</text:p>
          </table:table-cell>
          <table:table-cell table:style-name="ce2" office:value-type="float" office:value="4626.858282" calcext:value-type="float">
            <text:p>462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1996</text:p>
          </table:table-cell>
          <table:table-cell table:style-name="ce2" office:value-type="float" office:value="4621.639924" calcext:value-type="float">
            <text:p>46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1997</text:p>
          </table:table-cell>
          <table:table-cell table:style-name="ce2" office:value-type="float" office:value="4736.147602" calcext:value-type="float">
            <text:p>473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1998</text:p>
          </table:table-cell>
          <table:table-cell table:style-name="ce2" office:value-type="float" office:value="4805.904623" calcext:value-type="float">
            <text:p>480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1999</text:p>
          </table:table-cell>
          <table:table-cell table:style-name="ce2" office:value-type="float" office:value="4499.827954" calcext:value-type="float">
            <text:p>450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00</text:p>
          </table:table-cell>
          <table:table-cell table:style-name="ce2" office:value-type="float" office:value="4471.679095" calcext:value-type="float">
            <text:p>44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01</text:p>
          </table:table-cell>
          <table:table-cell table:style-name="ce2" office:value-type="float" office:value="4571.94716" calcext:value-type="float">
            <text:p>45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02</text:p>
          </table:table-cell>
          <table:table-cell table:style-name="ce2" office:value-type="float" office:value="4677.286509" calcext:value-type="float">
            <text:p>46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03</text:p>
          </table:table-cell>
          <table:table-cell table:style-name="ce2" office:value-type="float" office:value="4721.346232" calcext:value-type="float">
            <text:p>472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04</text:p>
          </table:table-cell>
          <table:table-cell table:style-name="ce2" office:value-type="float" office:value="5020.913538" calcext:value-type="float">
            <text:p>502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05</text:p>
          </table:table-cell>
          <table:table-cell table:style-name="ce2" office:value-type="float" office:value="5196.21066" calcext:value-type="float">
            <text:p>519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06</text:p>
          </table:table-cell>
          <table:table-cell table:style-name="ce2" office:value-type="float" office:value="5332.435641" calcext:value-type="float">
            <text:p>533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07</text:p>
          </table:table-cell>
          <table:table-cell table:style-name="ce2" office:value-type="float" office:value="5356.422304" calcext:value-type="float">
            <text:p>535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08</text:p>
          </table:table-cell>
          <table:table-cell table:style-name="ce2" office:value-type="float" office:value="5600.657226" calcext:value-type="float">
            <text:p>560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09</text:p>
          </table:table-cell>
          <table:table-cell table:style-name="ce2" office:value-type="float" office:value="5538.401884" calcext:value-type="float">
            <text:p>553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10</text:p>
          </table:table-cell>
          <table:table-cell table:style-name="ce2" office:value-type="float" office:value="5639.244033" calcext:value-type="float">
            <text:p>563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11</text:p>
          </table:table-cell>
          <table:table-cell table:style-name="ce2" office:value-type="float" office:value="5983.905238" calcext:value-type="float">
            <text:p>598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12</text:p>
          </table:table-cell>
          <table:table-cell table:style-name="ce2" office:value-type="float" office:value="6221.000369" calcext:value-type="float">
            <text:p>622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13</text:p>
          </table:table-cell>
          <table:table-cell table:style-name="ce2" office:value-type="float" office:value="6429.440424" calcext:value-type="float">
            <text:p>64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14</text:p>
          </table:table-cell>
          <table:table-cell table:style-name="ce2" office:value-type="float" office:value="6574.77519" calcext:value-type="float">
            <text:p>65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15</text:p>
          </table:table-cell>
          <table:table-cell table:style-name="ce2" office:value-type="float" office:value="6484.604121" calcext:value-type="float">
            <text:p>64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16</text:p>
          </table:table-cell>
          <table:table-cell table:style-name="ce2" office:value-type="float" office:value="6310.129344" calcext:value-type="float">
            <text:p>63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17</text:p>
          </table:table-cell>
          <table:table-cell table:style-name="ce2" office:value-type="float" office:value="6360.035208" calcext:value-type="float">
            <text:p>636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18</text:p>
          </table:table-cell>
          <table:table-cell table:style-name="ce2" office:value-type="float" office:value="6321.338999" calcext:value-type="float">
            <text:p>632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19</text:p>
          </table:table-cell>
          <table:table-cell table:style-name="ce2" office:value-type="float" office:value="6202.542046" calcext:value-type="float">
            <text:p>620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20</text:p>
          </table:table-cell>
          <table:table-cell table:style-name="ce2" office:value-type="float" office:value="5639.875143" calcext:value-type="float">
            <text:p>564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Ecuador</text:p>
          </table:table-cell>
          <table:table-cell office:value-type="string" calcext:value-type="string">
            <text:p>2021</text:p>
          </table:table-cell>
          <table:table-cell table:style-name="ce2" office:value-type="float" office:value="5809.670442" calcext:value-type="float">
            <text:p>58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1990</text:p>
          </table:table-cell>
          <table:table-cell table:style-name="ce2" office:value-type="float" office:value="5191.812798" calcext:value-type="float">
            <text:p>51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1991</text:p>
          </table:table-cell>
          <table:table-cell table:style-name="ce2" office:value-type="float" office:value="5292.245199" calcext:value-type="float">
            <text:p>52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1992</text:p>
          </table:table-cell>
          <table:table-cell table:style-name="ce2" office:value-type="float" office:value="5399.647125" calcext:value-type="float">
            <text:p>540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1993</text:p>
          </table:table-cell>
          <table:table-cell table:style-name="ce2" office:value-type="float" office:value="5508.384247" calcext:value-type="float">
            <text:p>55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1994</text:p>
          </table:table-cell>
          <table:table-cell table:style-name="ce2" office:value-type="float" office:value="5510.28362" calcext:value-type="float">
            <text:p>55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1995</text:p>
          </table:table-cell>
          <table:table-cell table:style-name="ce2" office:value-type="float" office:value="5677.292746" calcext:value-type="float">
            <text:p>56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1996</text:p>
          </table:table-cell>
          <table:table-cell table:style-name="ce2" office:value-type="float" office:value="5853.527395" calcext:value-type="float">
            <text:p>58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1997</text:p>
          </table:table-cell>
          <table:table-cell table:style-name="ce2" office:value-type="float" office:value="5990.119954" calcext:value-type="float">
            <text:p>59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1998</text:p>
          </table:table-cell>
          <table:table-cell table:style-name="ce2" office:value-type="float" office:value="6234.244793" calcext:value-type="float">
            <text:p>623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1999</text:p>
          </table:table-cell>
          <table:table-cell table:style-name="ce2" office:value-type="float" office:value="6274.532392" calcext:value-type="float">
            <text:p>62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00</text:p>
          </table:table-cell>
          <table:table-cell table:style-name="ce2" office:value-type="float" office:value="6458.977065" calcext:value-type="float">
            <text:p>645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01</text:p>
          </table:table-cell>
          <table:table-cell table:style-name="ce2" office:value-type="float" office:value="6464.317943" calcext:value-type="float">
            <text:p>64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02</text:p>
          </table:table-cell>
          <table:table-cell table:style-name="ce2" office:value-type="float" office:value="6272.310167" calcext:value-type="float">
            <text:p>62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03</text:p>
          </table:table-cell>
          <table:table-cell table:style-name="ce2" office:value-type="float" office:value="6661.046003" calcext:value-type="float">
            <text:p>666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04</text:p>
          </table:table-cell>
          <table:table-cell table:style-name="ce2" office:value-type="float" office:value="6844.241485" calcext:value-type="float">
            <text:p>684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05</text:p>
          </table:table-cell>
          <table:table-cell table:style-name="ce2" office:value-type="float" office:value="6879.102437" calcext:value-type="float">
            <text:p>687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06</text:p>
          </table:table-cell>
          <table:table-cell table:style-name="ce2" office:value-type="float" office:value="7199.631153" calcext:value-type="float">
            <text:p>720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07</text:p>
          </table:table-cell>
          <table:table-cell table:style-name="ce2" office:value-type="float" office:value="7645.892344" calcext:value-type="float">
            <text:p>764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08</text:p>
          </table:table-cell>
          <table:table-cell table:style-name="ce2" office:value-type="float" office:value="8190.360771" calcext:value-type="float">
            <text:p>81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09</text:p>
          </table:table-cell>
          <table:table-cell table:style-name="ce2" office:value-type="float" office:value="8094.567078" calcext:value-type="float">
            <text:p>80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10</text:p>
          </table:table-cell>
          <table:table-cell table:style-name="ce2" office:value-type="float" office:value="8149.01392" calcext:value-type="float">
            <text:p>814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11</text:p>
          </table:table-cell>
          <table:table-cell table:style-name="ce2" office:value-type="float" office:value="8142.631964" calcext:value-type="float">
            <text:p>81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12</text:p>
          </table:table-cell>
          <table:table-cell table:style-name="ce2" office:value-type="float" office:value="8033.015691" calcext:value-type="float">
            <text:p>803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13</text:p>
          </table:table-cell>
          <table:table-cell table:style-name="ce2" office:value-type="float" office:value="7963.567155" calcext:value-type="float">
            <text:p>79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14</text:p>
          </table:table-cell>
          <table:table-cell table:style-name="ce2" office:value-type="float" office:value="8270.724457" calcext:value-type="float">
            <text:p>827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15</text:p>
          </table:table-cell>
          <table:table-cell table:style-name="ce2" office:value-type="float" office:value="7975.853856" calcext:value-type="float">
            <text:p>797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16</text:p>
          </table:table-cell>
          <table:table-cell table:style-name="ce2" office:value-type="float" office:value="8184.586115" calcext:value-type="float">
            <text:p>81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17</text:p>
          </table:table-cell>
          <table:table-cell table:style-name="ce2" office:value-type="float" office:value="7610.279841" calcext:value-type="float">
            <text:p>76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18</text:p>
          </table:table-cell>
          <table:table-cell table:style-name="ce2" office:value-type="float" office:value="7835.739694" calcext:value-type="float">
            <text:p>783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19</text:p>
          </table:table-cell>
          <table:table-cell table:style-name="ce2" office:value-type="float" office:value="8197.430226" calcext:value-type="float">
            <text:p>819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20</text:p>
          </table:table-cell>
          <table:table-cell table:style-name="ce2" office:value-type="float" office:value="6779.285403" calcext:value-type="float">
            <text:p>677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Dominica</text:p>
          </table:table-cell>
          <table:table-cell office:value-type="string" calcext:value-type="string">
            <text:p>2021</text:p>
          </table:table-cell>
          <table:table-cell table:style-name="ce2" office:value-type="float" office:value="7192.314913" calcext:value-type="float">
            <text:p>71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1990</text:p>
          </table:table-cell>
          <table:table-cell table:style-name="ce2" office:value-type="float" office:value="5447.355322" calcext:value-type="float">
            <text:p>544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1991</text:p>
          </table:table-cell>
          <table:table-cell table:style-name="ce2" office:value-type="float" office:value="4825.336027" calcext:value-type="float">
            <text:p>48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1992</text:p>
          </table:table-cell>
          <table:table-cell table:style-name="ce2" office:value-type="float" office:value="4238.87733" calcext:value-type="float">
            <text:p>423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1993</text:p>
          </table:table-cell>
          <table:table-cell table:style-name="ce2" office:value-type="float" office:value="3589.171465" calcext:value-type="float">
            <text:p>358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1994</text:p>
          </table:table-cell>
          <table:table-cell table:style-name="ce2" office:value-type="float" office:value="3599.530212" calcext:value-type="float">
            <text:p>360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1995</text:p>
          </table:table-cell>
          <table:table-cell table:style-name="ce2" office:value-type="float" office:value="3674.645873" calcext:value-type="float">
            <text:p>36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1996</text:p>
          </table:table-cell>
          <table:table-cell table:style-name="ce2" office:value-type="float" office:value="3949.571159" calcext:value-type="float">
            <text:p>395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1997</text:p>
          </table:table-cell>
          <table:table-cell table:style-name="ce2" office:value-type="float" office:value="4046.54534" calcext:value-type="float">
            <text:p>404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1998</text:p>
          </table:table-cell>
          <table:table-cell table:style-name="ce2" office:value-type="float" office:value="4039.876728" calcext:value-type="float">
            <text:p>404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1999</text:p>
          </table:table-cell>
          <table:table-cell table:style-name="ce2" office:value-type="float" office:value="4275.822459" calcext:value-type="float">
            <text:p>427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00</text:p>
          </table:table-cell>
          <table:table-cell table:style-name="ce2" office:value-type="float" office:value="4514.166265" calcext:value-type="float">
            <text:p>451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01</text:p>
          </table:table-cell>
          <table:table-cell table:style-name="ce2" office:value-type="float" office:value="4644.01903" calcext:value-type="float">
            <text:p>464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02</text:p>
          </table:table-cell>
          <table:table-cell table:style-name="ce2" office:value-type="float" office:value="4697.09416" calcext:value-type="float">
            <text:p>469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03</text:p>
          </table:table-cell>
          <table:table-cell table:style-name="ce2" office:value-type="float" office:value="4862.603822" calcext:value-type="float">
            <text:p>486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04</text:p>
          </table:table-cell>
          <table:table-cell table:style-name="ce2" office:value-type="float" office:value="5131.226421" calcext:value-type="float">
            <text:p>51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05</text:p>
          </table:table-cell>
          <table:table-cell table:style-name="ce2" office:value-type="float" office:value="5695.473939" calcext:value-type="float">
            <text:p>56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06</text:p>
          </table:table-cell>
          <table:table-cell table:style-name="ce2" office:value-type="float" office:value="6374.455609" calcext:value-type="float">
            <text:p>637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07</text:p>
          </table:table-cell>
          <table:table-cell table:style-name="ce2" office:value-type="float" office:value="6831.730228" calcext:value-type="float">
            <text:p>683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08</text:p>
          </table:table-cell>
          <table:table-cell table:style-name="ce2" office:value-type="float" office:value="7108.759653" calcext:value-type="float">
            <text:p>71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09</text:p>
          </table:table-cell>
          <table:table-cell table:style-name="ce2" office:value-type="float" office:value="7207.695369" calcext:value-type="float">
            <text:p>72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10</text:p>
          </table:table-cell>
          <table:table-cell table:style-name="ce2" office:value-type="float" office:value="7374.983509" calcext:value-type="float">
            <text:p>73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11</text:p>
          </table:table-cell>
          <table:table-cell table:style-name="ce2" office:value-type="float" office:value="7576.138556" calcext:value-type="float">
            <text:p>757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12</text:p>
          </table:table-cell>
          <table:table-cell table:style-name="ce2" office:value-type="float" office:value="7797.197926" calcext:value-type="float">
            <text:p>779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13</text:p>
          </table:table-cell>
          <table:table-cell table:style-name="ce2" office:value-type="float" office:value="8003.048616" calcext:value-type="float">
            <text:p>800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14</text:p>
          </table:table-cell>
          <table:table-cell table:style-name="ce2" office:value-type="float" office:value="8079.464902" calcext:value-type="float">
            <text:p>807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15</text:p>
          </table:table-cell>
          <table:table-cell table:style-name="ce2" office:value-type="float" office:value="8432.18009" calcext:value-type="float">
            <text:p>843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16</text:p>
          </table:table-cell>
          <table:table-cell table:style-name="ce2" office:value-type="float" office:value="8473.854697" calcext:value-type="float">
            <text:p>847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17</text:p>
          </table:table-cell>
          <table:table-cell table:style-name="ce2" office:value-type="float" office:value="8631.476039" calcext:value-type="float">
            <text:p>86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18</text:p>
          </table:table-cell>
          <table:table-cell table:style-name="ce2" office:value-type="float" office:value="8831.941526" calcext:value-type="float">
            <text:p>883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19</text:p>
          </table:table-cell>
          <table:table-cell table:style-name="ce2" office:value-type="float" office:value="8826.343156" calcext:value-type="float">
            <text:p>882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20</text:p>
          </table:table-cell>
          <table:table-cell table:style-name="ce2" office:value-type="float" office:value="7871.133533" calcext:value-type="float">
            <text:p>787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uba</text:p>
          </table:table-cell>
          <table:table-cell office:value-type="string" calcext:value-type="string">
            <text:p>2021</text:p>
          </table:table-cell>
          <table:table-cell table:style-name="ce2" office:value-type="float" office:value="8001.241665" calcext:value-type="float">
            <text:p>800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1990</text:p>
          </table:table-cell>
          <table:table-cell table:style-name="ce2" office:value-type="float" office:value="5926.900856" calcext:value-type="float">
            <text:p>592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1991</text:p>
          </table:table-cell>
          <table:table-cell table:style-name="ce2" office:value-type="float" office:value="5909.439207" calcext:value-type="float">
            <text:p>59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1992</text:p>
          </table:table-cell>
          <table:table-cell table:style-name="ce2" office:value-type="float" office:value="6292.907099" calcext:value-type="float">
            <text:p>62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1993</text:p>
          </table:table-cell>
          <table:table-cell table:style-name="ce2" office:value-type="float" office:value="6574.274362" calcext:value-type="float">
            <text:p>657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1994</text:p>
          </table:table-cell>
          <table:table-cell table:style-name="ce2" office:value-type="float" office:value="6706.338277" calcext:value-type="float">
            <text:p>670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1995</text:p>
          </table:table-cell>
          <table:table-cell table:style-name="ce2" office:value-type="float" office:value="6821.285335" calcext:value-type="float">
            <text:p>682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1996</text:p>
          </table:table-cell>
          <table:table-cell table:style-name="ce2" office:value-type="float" office:value="6755.894442" calcext:value-type="float">
            <text:p>675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1997</text:p>
          </table:table-cell>
          <table:table-cell table:style-name="ce2" office:value-type="float" office:value="6967.311213" calcext:value-type="float">
            <text:p>696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1998</text:p>
          </table:table-cell>
          <table:table-cell table:style-name="ce2" office:value-type="float" office:value="7305.640974" calcext:value-type="float">
            <text:p>730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1999</text:p>
          </table:table-cell>
          <table:table-cell table:style-name="ce2" office:value-type="float" office:value="7457.4404" calcext:value-type="float">
            <text:p>74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00</text:p>
          </table:table-cell>
          <table:table-cell table:style-name="ce2" office:value-type="float" office:value="7594.501542" calcext:value-type="float">
            <text:p>75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01</text:p>
          </table:table-cell>
          <table:table-cell table:style-name="ce2" office:value-type="float" office:value="7716.143663" calcext:value-type="float">
            <text:p>771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02</text:p>
          </table:table-cell>
          <table:table-cell table:style-name="ce2" office:value-type="float" office:value="7845.462595" calcext:value-type="float">
            <text:p>784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03</text:p>
          </table:table-cell>
          <table:table-cell table:style-name="ce2" office:value-type="float" office:value="8055.206985" calcext:value-type="float">
            <text:p>805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04</text:p>
          </table:table-cell>
          <table:table-cell table:style-name="ce2" office:value-type="float" office:value="8284.636392" calcext:value-type="float">
            <text:p>82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05</text:p>
          </table:table-cell>
          <table:table-cell table:style-name="ce2" office:value-type="float" office:value="8488.147687" calcext:value-type="float">
            <text:p>84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06</text:p>
          </table:table-cell>
          <table:table-cell table:style-name="ce2" office:value-type="float" office:value="8980.416143" calcext:value-type="float">
            <text:p>89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07</text:p>
          </table:table-cell>
          <table:table-cell table:style-name="ce2" office:value-type="float" office:value="9582.902773" calcext:value-type="float">
            <text:p>958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08</text:p>
          </table:table-cell>
          <table:table-cell table:style-name="ce2" office:value-type="float" office:value="9898.951807" calcext:value-type="float">
            <text:p>989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09</text:p>
          </table:table-cell>
          <table:table-cell table:style-name="ce2" office:value-type="float" office:value="9680.884364" calcext:value-type="float">
            <text:p>968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10</text:p>
          </table:table-cell>
          <table:table-cell table:style-name="ce2" office:value-type="float" office:value="10069.17915" calcext:value-type="float">
            <text:p>1006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11</text:p>
          </table:table-cell>
          <table:table-cell table:style-name="ce2" office:value-type="float" office:value="10383.15326" calcext:value-type="float">
            <text:p>1038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12</text:p>
          </table:table-cell>
          <table:table-cell table:style-name="ce2" office:value-type="float" office:value="10759.75891" calcext:value-type="float">
            <text:p>1076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13</text:p>
          </table:table-cell>
          <table:table-cell table:style-name="ce2" office:value-type="float" office:value="10901.83105" calcext:value-type="float">
            <text:p>1090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14</text:p>
          </table:table-cell>
          <table:table-cell table:style-name="ce2" office:value-type="float" office:value="11164.95352" calcext:value-type="float">
            <text:p>1116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15</text:p>
          </table:table-cell>
          <table:table-cell table:style-name="ce2" office:value-type="float" office:value="11452.37435" calcext:value-type="float">
            <text:p>1145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16</text:p>
          </table:table-cell>
          <table:table-cell table:style-name="ce2" office:value-type="float" office:value="11813.20805" calcext:value-type="float">
            <text:p>118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17</text:p>
          </table:table-cell>
          <table:table-cell table:style-name="ce2" office:value-type="float" office:value="12184.61875" calcext:value-type="float">
            <text:p>121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18</text:p>
          </table:table-cell>
          <table:table-cell table:style-name="ce2" office:value-type="float" office:value="12387.02221" calcext:value-type="float">
            <text:p>1238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19</text:p>
          </table:table-cell>
          <table:table-cell table:style-name="ce2" office:value-type="float" office:value="12577.19332" calcext:value-type="float">
            <text:p>125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20</text:p>
          </table:table-cell>
          <table:table-cell table:style-name="ce2" office:value-type="float" office:value="11949.01196" calcext:value-type="float">
            <text:p>1194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sta Rica</text:p>
          </table:table-cell>
          <table:table-cell office:value-type="string" calcext:value-type="string">
            <text:p>2021</text:p>
          </table:table-cell>
          <table:table-cell table:style-name="ce2" office:value-type="float" office:value="12801.52792" calcext:value-type="float">
            <text:p>1280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1990</text:p>
          </table:table-cell>
          <table:table-cell table:style-name="ce2" office:value-type="float" office:value="3955.690203" calcext:value-type="float">
            <text:p>395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1991</text:p>
          </table:table-cell>
          <table:table-cell table:style-name="ce2" office:value-type="float" office:value="3967.826177" calcext:value-type="float">
            <text:p>396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1992</text:p>
          </table:table-cell>
          <table:table-cell table:style-name="ce2" office:value-type="float" office:value="4059.255024" calcext:value-type="float">
            <text:p>405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1993</text:p>
          </table:table-cell>
          <table:table-cell table:style-name="ce2" office:value-type="float" office:value="4207.281299" calcext:value-type="float">
            <text:p>420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1994</text:p>
          </table:table-cell>
          <table:table-cell table:style-name="ce2" office:value-type="float" office:value="4338.514963" calcext:value-type="float">
            <text:p>433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1995</text:p>
          </table:table-cell>
          <table:table-cell table:style-name="ce2" office:value-type="float" office:value="4478.623925" calcext:value-type="float">
            <text:p>447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1996</text:p>
          </table:table-cell>
          <table:table-cell table:style-name="ce2" office:value-type="float" office:value="4488.036925" calcext:value-type="float">
            <text:p>44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1997</text:p>
          </table:table-cell>
          <table:table-cell table:style-name="ce2" office:value-type="float" office:value="4559.921981" calcext:value-type="float">
            <text:p>456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1998</text:p>
          </table:table-cell>
          <table:table-cell table:style-name="ce2" office:value-type="float" office:value="4507.043512" calcext:value-type="float">
            <text:p>450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1999</text:p>
          </table:table-cell>
          <table:table-cell table:style-name="ce2" office:value-type="float" office:value="4245.885149" calcext:value-type="float">
            <text:p>424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00</text:p>
          </table:table-cell>
          <table:table-cell table:style-name="ce2" office:value-type="float" office:value="4299.854018" calcext:value-type="float">
            <text:p>430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01</text:p>
          </table:table-cell>
          <table:table-cell table:style-name="ce2" office:value-type="float" office:value="4303.652153" calcext:value-type="float">
            <text:p>430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02</text:p>
          </table:table-cell>
          <table:table-cell table:style-name="ce2" office:value-type="float" office:value="4344.230488" calcext:value-type="float">
            <text:p>434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03</text:p>
          </table:table-cell>
          <table:table-cell table:style-name="ce2" office:value-type="float" office:value="4448.070154" calcext:value-type="float">
            <text:p>444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04</text:p>
          </table:table-cell>
          <table:table-cell table:style-name="ce2" office:value-type="float" office:value="4618.846302" calcext:value-type="float">
            <text:p>461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05</text:p>
          </table:table-cell>
          <table:table-cell table:style-name="ce2" office:value-type="float" office:value="4770.645852" calcext:value-type="float">
            <text:p>477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06</text:p>
          </table:table-cell>
          <table:table-cell table:style-name="ce2" office:value-type="float" office:value="5025.381561" calcext:value-type="float">
            <text:p>50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07</text:p>
          </table:table-cell>
          <table:table-cell table:style-name="ce2" office:value-type="float" office:value="5297.896904" calcext:value-type="float">
            <text:p>529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08</text:p>
          </table:table-cell>
          <table:table-cell table:style-name="ce2" office:value-type="float" office:value="5408.321768" calcext:value-type="float">
            <text:p>54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09</text:p>
          </table:table-cell>
          <table:table-cell table:style-name="ce2" office:value-type="float" office:value="5408.41214" calcext:value-type="float">
            <text:p>54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10</text:p>
          </table:table-cell>
          <table:table-cell table:style-name="ce2" office:value-type="float" office:value="5588.172254" calcext:value-type="float">
            <text:p>55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11</text:p>
          </table:table-cell>
          <table:table-cell table:style-name="ce2" office:value-type="float" office:value="5911.430056" calcext:value-type="float">
            <text:p>591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12</text:p>
          </table:table-cell>
          <table:table-cell table:style-name="ce2" office:value-type="float" office:value="6079.192272" calcext:value-type="float">
            <text:p>607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13</text:p>
          </table:table-cell>
          <table:table-cell table:style-name="ce2" office:value-type="float" office:value="6328.335493" calcext:value-type="float">
            <text:p>632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14</text:p>
          </table:table-cell>
          <table:table-cell table:style-name="ce2" office:value-type="float" office:value="6550.712604" calcext:value-type="float">
            <text:p>65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15</text:p>
          </table:table-cell>
          <table:table-cell table:style-name="ce2" office:value-type="float" office:value="6681.109412" calcext:value-type="float">
            <text:p>668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16</text:p>
          </table:table-cell>
          <table:table-cell table:style-name="ce2" office:value-type="float" office:value="6748.061964" calcext:value-type="float">
            <text:p>674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17</text:p>
          </table:table-cell>
          <table:table-cell table:style-name="ce2" office:value-type="float" office:value="6737.135541" calcext:value-type="float">
            <text:p>67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18</text:p>
          </table:table-cell>
          <table:table-cell table:style-name="ce2" office:value-type="float" office:value="6780.146783" calcext:value-type="float">
            <text:p>67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19</text:p>
          </table:table-cell>
          <table:table-cell table:style-name="ce2" office:value-type="float" office:value="6869.308743" calcext:value-type="float">
            <text:p>686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20</text:p>
          </table:table-cell>
          <table:table-cell table:style-name="ce2" office:value-type="float" office:value="6291.962427" calcext:value-type="float">
            <text:p>62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olombia</text:p>
          </table:table-cell>
          <table:table-cell office:value-type="string" calcext:value-type="string">
            <text:p>2021</text:p>
          </table:table-cell>
          <table:table-cell table:style-name="ce2" office:value-type="float" office:value="6884.557049" calcext:value-type="float">
            <text:p>68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1990</text:p>
          </table:table-cell>
          <table:table-cell table:style-name="ce2" office:value-type="float" office:value="5866.228118" calcext:value-type="float">
            <text:p>586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1991</text:p>
          </table:table-cell>
          <table:table-cell table:style-name="ce2" office:value-type="float" office:value="6231.48196" calcext:value-type="float">
            <text:p>62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1992</text:p>
          </table:table-cell>
          <table:table-cell table:style-name="ce2" office:value-type="float" office:value="6884.698716" calcext:value-type="float">
            <text:p>68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1993</text:p>
          </table:table-cell>
          <table:table-cell table:style-name="ce2" office:value-type="float" office:value="7251.97439" calcext:value-type="float">
            <text:p>725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1994</text:p>
          </table:table-cell>
          <table:table-cell table:style-name="ce2" office:value-type="float" office:value="7551.401033" calcext:value-type="float">
            <text:p>75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1995</text:p>
          </table:table-cell>
          <table:table-cell table:style-name="ce2" office:value-type="float" office:value="8234.505688" calcext:value-type="float">
            <text:p>823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1996</text:p>
          </table:table-cell>
          <table:table-cell table:style-name="ce2" office:value-type="float" office:value="8724.722517" calcext:value-type="float">
            <text:p>87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1997</text:p>
          </table:table-cell>
          <table:table-cell table:style-name="ce2" office:value-type="float" office:value="9247.016783" calcext:value-type="float">
            <text:p>924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1998</text:p>
          </table:table-cell>
          <table:table-cell table:style-name="ce2" office:value-type="float" office:value="9513.24151" calcext:value-type="float">
            <text:p>95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1999</text:p>
          </table:table-cell>
          <table:table-cell table:style-name="ce2" office:value-type="float" office:value="9374.874583" calcext:value-type="float">
            <text:p>93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00</text:p>
          </table:table-cell>
          <table:table-cell table:style-name="ce2" office:value-type="float" office:value="9728.521275" calcext:value-type="float">
            <text:p>97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01</text:p>
          </table:table-cell>
          <table:table-cell table:style-name="ce2" office:value-type="float" office:value="9924.044958" calcext:value-type="float">
            <text:p>99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02</text:p>
          </table:table-cell>
          <table:table-cell table:style-name="ce2" office:value-type="float" office:value="10131.07942" calcext:value-type="float">
            <text:p>101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03</text:p>
          </table:table-cell>
          <table:table-cell table:style-name="ce2" office:value-type="float" office:value="10499.01094" calcext:value-type="float">
            <text:p>1049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04</text:p>
          </table:table-cell>
          <table:table-cell table:style-name="ce2" office:value-type="float" office:value="11088.63917" calcext:value-type="float">
            <text:p>1108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05</text:p>
          </table:table-cell>
          <table:table-cell table:style-name="ce2" office:value-type="float" office:value="11621.76008" calcext:value-type="float">
            <text:p>116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06</text:p>
          </table:table-cell>
          <table:table-cell table:style-name="ce2" office:value-type="float" office:value="12204.67955" calcext:value-type="float">
            <text:p>1220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07</text:p>
          </table:table-cell>
          <table:table-cell table:style-name="ce2" office:value-type="float" office:value="12710.24639" calcext:value-type="float">
            <text:p>127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08</text:p>
          </table:table-cell>
          <table:table-cell table:style-name="ce2" office:value-type="float" office:value="13060.45561" calcext:value-type="float">
            <text:p>1306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09</text:p>
          </table:table-cell>
          <table:table-cell table:style-name="ce2" office:value-type="float" office:value="12782.5547" calcext:value-type="float">
            <text:p>1278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10</text:p>
          </table:table-cell>
          <table:table-cell table:style-name="ce2" office:value-type="float" office:value="13394.63659" calcext:value-type="float">
            <text:p>133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11</text:p>
          </table:table-cell>
          <table:table-cell table:style-name="ce2" office:value-type="float" office:value="14087.95727" calcext:value-type="float">
            <text:p>140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12</text:p>
          </table:table-cell>
          <table:table-cell table:style-name="ce2" office:value-type="float" office:value="14810.06762" calcext:value-type="float">
            <text:p>148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13</text:p>
          </table:table-cell>
          <table:table-cell table:style-name="ce2" office:value-type="float" office:value="15153.17502" calcext:value-type="float">
            <text:p>1515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14</text:p>
          </table:table-cell>
          <table:table-cell table:style-name="ce2" office:value-type="float" office:value="15270.28323" calcext:value-type="float">
            <text:p>1527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15</text:p>
          </table:table-cell>
          <table:table-cell table:style-name="ce2" office:value-type="float" office:value="15439.14942" calcext:value-type="float">
            <text:p>1543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16</text:p>
          </table:table-cell>
          <table:table-cell table:style-name="ce2" office:value-type="float" office:value="15524.07185" calcext:value-type="float">
            <text:p>155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17</text:p>
          </table:table-cell>
          <table:table-cell table:style-name="ce2" office:value-type="float" office:value="15490.96281" calcext:value-type="float">
            <text:p>1549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18</text:p>
          </table:table-cell>
          <table:table-cell table:style-name="ce2" office:value-type="float" office:value="15822.30412" calcext:value-type="float">
            <text:p>158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19</text:p>
          </table:table-cell>
          <table:table-cell table:style-name="ce2" office:value-type="float" office:value="15661.17038" calcext:value-type="float">
            <text:p>1566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20</text:p>
          </table:table-cell>
          <table:table-cell table:style-name="ce2" office:value-type="float" office:value="14525.93659" calcext:value-type="float">
            <text:p>1452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Chile</text:p>
          </table:table-cell>
          <table:table-cell office:value-type="string" calcext:value-type="string">
            <text:p>2021</text:p>
          </table:table-cell>
          <table:table-cell table:style-name="ce2" office:value-type="float" office:value="16060.33784" calcext:value-type="float">
            <text:p>1606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1990</text:p>
          </table:table-cell>
          <table:table-cell table:style-name="ce2" office:value-type="float" office:value="6558.492922" calcext:value-type="float">
            <text:p>655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1991</text:p>
          </table:table-cell>
          <table:table-cell table:style-name="ce2" office:value-type="float" office:value="6512.396589" calcext:value-type="float">
            <text:p>651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1992</text:p>
          </table:table-cell>
          <table:table-cell table:style-name="ce2" office:value-type="float" office:value="6370.686206" calcext:value-type="float">
            <text:p>637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1993</text:p>
          </table:table-cell>
          <table:table-cell table:style-name="ce2" office:value-type="float" office:value="6576.965126" calcext:value-type="float">
            <text:p>657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1994</text:p>
          </table:table-cell>
          <table:table-cell table:style-name="ce2" office:value-type="float" office:value="6851.890756" calcext:value-type="float">
            <text:p>685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1995</text:p>
          </table:table-cell>
          <table:table-cell table:style-name="ce2" office:value-type="float" office:value="7030.340754" calcext:value-type="float">
            <text:p>703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1996</text:p>
          </table:table-cell>
          <table:table-cell table:style-name="ce2" office:value-type="float" office:value="7072.453884" calcext:value-type="float">
            <text:p>70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1997</text:p>
          </table:table-cell>
          <table:table-cell table:style-name="ce2" office:value-type="float" office:value="7202.309546" calcext:value-type="float">
            <text:p>720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1998</text:p>
          </table:table-cell>
          <table:table-cell table:style-name="ce2" office:value-type="float" office:value="7099.836277" calcext:value-type="float">
            <text:p>710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1999</text:p>
          </table:table-cell>
          <table:table-cell table:style-name="ce2" office:value-type="float" office:value="7017.499303" calcext:value-type="float">
            <text:p>701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00</text:p>
          </table:table-cell>
          <table:table-cell table:style-name="ce2" office:value-type="float" office:value="7220.324739" calcext:value-type="float">
            <text:p>72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01</text:p>
          </table:table-cell>
          <table:table-cell table:style-name="ce2" office:value-type="float" office:value="7224.629995" calcext:value-type="float">
            <text:p>72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02</text:p>
          </table:table-cell>
          <table:table-cell table:style-name="ce2" office:value-type="float" office:value="7351.801196" calcext:value-type="float">
            <text:p>735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03</text:p>
          </table:table-cell>
          <table:table-cell table:style-name="ce2" office:value-type="float" office:value="7348.030501" calcext:value-type="float">
            <text:p>734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04</text:p>
          </table:table-cell>
          <table:table-cell table:style-name="ce2" office:value-type="float" office:value="7683.234345" calcext:value-type="float">
            <text:p>768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05</text:p>
          </table:table-cell>
          <table:table-cell table:style-name="ce2" office:value-type="float" office:value="7841.168322" calcext:value-type="float">
            <text:p>78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06</text:p>
          </table:table-cell>
          <table:table-cell table:style-name="ce2" office:value-type="float" office:value="8064.47958" calcext:value-type="float">
            <text:p>80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07</text:p>
          </table:table-cell>
          <table:table-cell table:style-name="ce2" office:value-type="float" office:value="8466.156313" calcext:value-type="float">
            <text:p>846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08</text:p>
          </table:table-cell>
          <table:table-cell table:style-name="ce2" office:value-type="float" office:value="8810.031009" calcext:value-type="float">
            <text:p>88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09</text:p>
          </table:table-cell>
          <table:table-cell table:style-name="ce2" office:value-type="float" office:value="8715.479805" calcext:value-type="float">
            <text:p>871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10</text:p>
          </table:table-cell>
          <table:table-cell table:style-name="ce2" office:value-type="float" office:value="9283.971815" calcext:value-type="float">
            <text:p>928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11</text:p>
          </table:table-cell>
          <table:table-cell table:style-name="ce2" office:value-type="float" office:value="9563.735162" calcext:value-type="float">
            <text:p>95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12</text:p>
          </table:table-cell>
          <table:table-cell table:style-name="ce2" office:value-type="float" office:value="9660.104766" calcext:value-type="float">
            <text:p>966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13</text:p>
          </table:table-cell>
          <table:table-cell table:style-name="ce2" office:value-type="float" office:value="9864.342195" calcext:value-type="float">
            <text:p>98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14</text:p>
          </table:table-cell>
          <table:table-cell table:style-name="ce2" office:value-type="float" office:value="9829.370834" calcext:value-type="float">
            <text:p>98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15</text:p>
          </table:table-cell>
          <table:table-cell table:style-name="ce2" office:value-type="float" office:value="9400.978216" calcext:value-type="float">
            <text:p>940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16</text:p>
          </table:table-cell>
          <table:table-cell table:style-name="ce2" office:value-type="float" office:value="9019.539584" calcext:value-type="float">
            <text:p>90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17</text:p>
          </table:table-cell>
          <table:table-cell table:style-name="ce2" office:value-type="float" office:value="9066.737752" calcext:value-type="float">
            <text:p>906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18</text:p>
          </table:table-cell>
          <table:table-cell table:style-name="ce2" office:value-type="float" office:value="9155.496946" calcext:value-type="float">
            <text:p>915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19</text:p>
          </table:table-cell>
          <table:table-cell table:style-name="ce2" office:value-type="float" office:value="9196.53864" calcext:value-type="float">
            <text:p>919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20</text:p>
          </table:table-cell>
          <table:table-cell table:style-name="ce2" office:value-type="float" office:value="8836.218956" calcext:value-type="float">
            <text:p>883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rasil</text:p>
          </table:table-cell>
          <table:table-cell office:value-type="string" calcext:value-type="string">
            <text:p>2021</text:p>
          </table:table-cell>
          <table:table-cell table:style-name="ce2" office:value-type="float" office:value="9228.13726" calcext:value-type="float">
            <text:p>922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1990</text:p>
          </table:table-cell>
          <table:table-cell table:style-name="ce2" office:value-type="float" office:value="1819.433106" calcext:value-type="float">
            <text:p>181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1991</text:p>
          </table:table-cell>
          <table:table-cell table:style-name="ce2" office:value-type="float" office:value="1875.943781" calcext:value-type="float">
            <text:p>187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1992</text:p>
          </table:table-cell>
          <table:table-cell table:style-name="ce2" office:value-type="float" office:value="1868.278877" calcext:value-type="float">
            <text:p>186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1993</text:p>
          </table:table-cell>
          <table:table-cell table:style-name="ce2" office:value-type="float" office:value="1909.284379" calcext:value-type="float">
            <text:p>19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1994</text:p>
          </table:table-cell>
          <table:table-cell table:style-name="ce2" office:value-type="float" office:value="1959.641895" calcext:value-type="float">
            <text:p>196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1995</text:p>
          </table:table-cell>
          <table:table-cell table:style-name="ce2" office:value-type="float" office:value="2012.65521" calcext:value-type="float">
            <text:p>20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1996</text:p>
          </table:table-cell>
          <table:table-cell table:style-name="ce2" office:value-type="float" office:value="2061.55066" calcext:value-type="float">
            <text:p>206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1997</text:p>
          </table:table-cell>
          <table:table-cell table:style-name="ce2" office:value-type="float" office:value="2124.279692" calcext:value-type="float">
            <text:p>21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1998</text:p>
          </table:table-cell>
          <table:table-cell table:style-name="ce2" office:value-type="float" office:value="2190.920578" calcext:value-type="float">
            <text:p>219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1999</text:p>
          </table:table-cell>
          <table:table-cell table:style-name="ce2" office:value-type="float" office:value="2160.591152" calcext:value-type="float">
            <text:p>216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00</text:p>
          </table:table-cell>
          <table:table-cell table:style-name="ce2" office:value-type="float" office:value="2175.184182" calcext:value-type="float">
            <text:p>21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01</text:p>
          </table:table-cell>
          <table:table-cell table:style-name="ce2" office:value-type="float" office:value="2173.016434" calcext:value-type="float">
            <text:p>217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02</text:p>
          </table:table-cell>
          <table:table-cell table:style-name="ce2" office:value-type="float" office:value="2188.370586" calcext:value-type="float">
            <text:p>21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03</text:p>
          </table:table-cell>
          <table:table-cell table:style-name="ce2" office:value-type="float" office:value="2208.792908" calcext:value-type="float">
            <text:p>22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04</text:p>
          </table:table-cell>
          <table:table-cell table:style-name="ce2" office:value-type="float" office:value="2261.300858" calcext:value-type="float">
            <text:p>226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05</text:p>
          </table:table-cell>
          <table:table-cell table:style-name="ce2" office:value-type="float" office:value="2320.716864" calcext:value-type="float">
            <text:p>232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06</text:p>
          </table:table-cell>
          <table:table-cell table:style-name="ce2" office:value-type="float" office:value="2389.913682" calcext:value-type="float">
            <text:p>23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07</text:p>
          </table:table-cell>
          <table:table-cell table:style-name="ce2" office:value-type="float" office:value="2455.638158" calcext:value-type="float">
            <text:p>245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08</text:p>
          </table:table-cell>
          <table:table-cell table:style-name="ce2" office:value-type="float" office:value="2561.933227" calcext:value-type="float">
            <text:p>256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09</text:p>
          </table:table-cell>
          <table:table-cell table:style-name="ce2" office:value-type="float" office:value="2602.967715" calcext:value-type="float">
            <text:p>260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10</text:p>
          </table:table-cell>
          <table:table-cell table:style-name="ce2" office:value-type="float" office:value="2664.78461" calcext:value-type="float">
            <text:p>266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11</text:p>
          </table:table-cell>
          <table:table-cell table:style-name="ce2" office:value-type="float" office:value="2756.837862" calcext:value-type="float">
            <text:p>27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12</text:p>
          </table:table-cell>
          <table:table-cell table:style-name="ce2" office:value-type="float" office:value="2850.479643" calcext:value-type="float">
            <text:p>285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13</text:p>
          </table:table-cell>
          <table:table-cell table:style-name="ce2" office:value-type="float" office:value="2995.007634" calcext:value-type="float">
            <text:p>29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14</text:p>
          </table:table-cell>
          <table:table-cell table:style-name="ce2" office:value-type="float" office:value="3108.296502" calcext:value-type="float">
            <text:p>31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15</text:p>
          </table:table-cell>
          <table:table-cell table:style-name="ce2" office:value-type="float" office:value="3208.399881" calcext:value-type="float">
            <text:p>32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16</text:p>
          </table:table-cell>
          <table:table-cell table:style-name="ce2" office:value-type="float" office:value="3293.850791" calcext:value-type="float">
            <text:p>329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17</text:p>
          </table:table-cell>
          <table:table-cell table:style-name="ce2" office:value-type="float" office:value="3380.263741" calcext:value-type="float">
            <text:p>33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18</text:p>
          </table:table-cell>
          <table:table-cell table:style-name="ce2" office:value-type="float" office:value="3471.008446" calcext:value-type="float">
            <text:p>347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19</text:p>
          </table:table-cell>
          <table:table-cell table:style-name="ce2" office:value-type="float" office:value="3496.616928" calcext:value-type="float">
            <text:p>349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20</text:p>
          </table:table-cell>
          <table:table-cell table:style-name="ce2" office:value-type="float" office:value="3148.605419" calcext:value-type="float">
            <text:p>314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olivia</text:p>
          </table:table-cell>
          <table:table-cell office:value-type="string" calcext:value-type="string">
            <text:p>2021</text:p>
          </table:table-cell>
          <table:table-cell table:style-name="ce2" office:value-type="float" office:value="3301.220315" calcext:value-type="float">
            <text:p>330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1990</text:p>
          </table:table-cell>
          <table:table-cell table:style-name="ce2" office:value-type="float" office:value="4350.840271" calcext:value-type="float">
            <text:p>435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1991</text:p>
          </table:table-cell>
          <table:table-cell table:style-name="ce2" office:value-type="float" office:value="4748.185769" calcext:value-type="float">
            <text:p>474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1992</text:p>
          </table:table-cell>
          <table:table-cell table:style-name="ce2" office:value-type="float" office:value="5213.345178" calcext:value-type="float">
            <text:p>52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1993</text:p>
          </table:table-cell>
          <table:table-cell table:style-name="ce2" office:value-type="float" office:value="5429.256607" calcext:value-type="float">
            <text:p>54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1994</text:p>
          </table:table-cell>
          <table:table-cell table:style-name="ce2" office:value-type="float" office:value="5322.741427" calcext:value-type="float">
            <text:p>532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1995</text:p>
          </table:table-cell>
          <table:table-cell table:style-name="ce2" office:value-type="float" office:value="5220.225534" calcext:value-type="float">
            <text:p>52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1996</text:p>
          </table:table-cell>
          <table:table-cell table:style-name="ce2" office:value-type="float" office:value="5119.315596" calcext:value-type="float">
            <text:p>511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1997</text:p>
          </table:table-cell>
          <table:table-cell table:style-name="ce2" office:value-type="float" office:value="5125.002752" calcext:value-type="float">
            <text:p>51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1998</text:p>
          </table:table-cell>
          <table:table-cell table:style-name="ce2" office:value-type="float" office:value="5139.690373" calcext:value-type="float">
            <text:p>514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1999</text:p>
          </table:table-cell>
          <table:table-cell table:style-name="ce2" office:value-type="float" office:value="5413.197" calcext:value-type="float">
            <text:p>541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00</text:p>
          </table:table-cell>
          <table:table-cell table:style-name="ce2" office:value-type="float" office:value="5922.014218" calcext:value-type="float">
            <text:p>59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01</text:p>
          </table:table-cell>
          <table:table-cell table:style-name="ce2" office:value-type="float" office:value="6026.018018" calcext:value-type="float">
            <text:p>602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02</text:p>
          </table:table-cell>
          <table:table-cell table:style-name="ce2" office:value-type="float" office:value="6139.060983" calcext:value-type="float">
            <text:p>613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03</text:p>
          </table:table-cell>
          <table:table-cell table:style-name="ce2" office:value-type="float" office:value="6508.292589" calcext:value-type="float">
            <text:p>65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04</text:p>
          </table:table-cell>
          <table:table-cell table:style-name="ce2" office:value-type="float" office:value="6608.092349" calcext:value-type="float">
            <text:p>66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05</text:p>
          </table:table-cell>
          <table:table-cell table:style-name="ce2" office:value-type="float" office:value="6553.550515" calcext:value-type="float">
            <text:p>65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06</text:p>
          </table:table-cell>
          <table:table-cell table:style-name="ce2" office:value-type="float" office:value="6655.428614" calcext:value-type="float">
            <text:p>665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07</text:p>
          </table:table-cell>
          <table:table-cell table:style-name="ce2" office:value-type="float" office:value="6645.900452" calcext:value-type="float">
            <text:p>664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08</text:p>
          </table:table-cell>
          <table:table-cell table:style-name="ce2" office:value-type="float" office:value="6464.330822" calcext:value-type="float">
            <text:p>646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09</text:p>
          </table:table-cell>
          <table:table-cell table:style-name="ce2" office:value-type="float" office:value="6254.39101" calcext:value-type="float">
            <text:p>62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10</text:p>
          </table:table-cell>
          <table:table-cell table:style-name="ce2" office:value-type="float" office:value="6237.317372" calcext:value-type="float">
            <text:p>62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11</text:p>
          </table:table-cell>
          <table:table-cell table:style-name="ce2" office:value-type="float" office:value="6108.697778" calcext:value-type="float">
            <text:p>61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12</text:p>
          </table:table-cell>
          <table:table-cell table:style-name="ce2" office:value-type="float" office:value="6218.291498" calcext:value-type="float">
            <text:p>621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13</text:p>
          </table:table-cell>
          <table:table-cell table:style-name="ce2" office:value-type="float" office:value="6372.955156" calcext:value-type="float">
            <text:p>637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14</text:p>
          </table:table-cell>
          <table:table-cell table:style-name="ce2" office:value-type="float" office:value="6479.967643" calcext:value-type="float">
            <text:p>64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15</text:p>
          </table:table-cell>
          <table:table-cell table:style-name="ce2" office:value-type="float" office:value="6506.448938" calcext:value-type="float">
            <text:p>650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16</text:p>
          </table:table-cell>
          <table:table-cell table:style-name="ce2" office:value-type="float" office:value="6227.628598" calcext:value-type="float">
            <text:p>622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17</text:p>
          </table:table-cell>
          <table:table-cell table:style-name="ce2" office:value-type="float" office:value="6044.569794" calcext:value-type="float">
            <text:p>604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18</text:p>
          </table:table-cell>
          <table:table-cell table:style-name="ce2" office:value-type="float" office:value="5947.836505" calcext:value-type="float">
            <text:p>594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19</text:p>
          </table:table-cell>
          <table:table-cell table:style-name="ce2" office:value-type="float" office:value="6106.515191" calcext:value-type="float">
            <text:p>610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20</text:p>
          </table:table-cell>
          <table:table-cell table:style-name="ce2" office:value-type="float" office:value="5193.951353" calcext:value-type="float">
            <text:p>519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elice</text:p>
          </table:table-cell>
          <table:table-cell office:value-type="string" calcext:value-type="string">
            <text:p>2021</text:p>
          </table:table-cell>
          <table:table-cell table:style-name="ce2" office:value-type="float" office:value="5965.702728" calcext:value-type="float">
            <text:p>596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1990</text:p>
          </table:table-cell>
          <table:table-cell table:style-name="ce2" office:value-type="float" office:value="15996.51494" calcext:value-type="float">
            <text:p>1599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1991</text:p>
          </table:table-cell>
          <table:table-cell table:style-name="ce2" office:value-type="float" office:value="15340.92931" calcext:value-type="float">
            <text:p>153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1992</text:p>
          </table:table-cell>
          <table:table-cell table:style-name="ce2" office:value-type="float" office:value="14225.53496" calcext:value-type="float">
            <text:p>1422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1993</text:p>
          </table:table-cell>
          <table:table-cell table:style-name="ce2" office:value-type="float" office:value="14355.21236" calcext:value-type="float">
            <text:p>1435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1994</text:p>
          </table:table-cell>
          <table:table-cell table:style-name="ce2" office:value-type="float" office:value="14858.66832" calcext:value-type="float">
            <text:p>1485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1995</text:p>
          </table:table-cell>
          <table:table-cell table:style-name="ce2" office:value-type="float" office:value="15124.62178" calcext:value-type="float">
            <text:p>151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1996</text:p>
          </table:table-cell>
          <table:table-cell table:style-name="ce2" office:value-type="float" office:value="15694.5886" calcext:value-type="float">
            <text:p>156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1997</text:p>
          </table:table-cell>
          <table:table-cell table:style-name="ce2" office:value-type="float" office:value="16413.55282" calcext:value-type="float">
            <text:p>1641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1998</text:p>
          </table:table-cell>
          <table:table-cell table:style-name="ce2" office:value-type="float" office:value="17001.65649" calcext:value-type="float">
            <text:p>1700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1999</text:p>
          </table:table-cell>
          <table:table-cell table:style-name="ce2" office:value-type="float" office:value="17018.32307" calcext:value-type="float">
            <text:p>1701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00</text:p>
          </table:table-cell>
          <table:table-cell table:style-name="ce2" office:value-type="float" office:value="17377.72722" calcext:value-type="float">
            <text:p>1737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01</text:p>
          </table:table-cell>
          <table:table-cell table:style-name="ce2" office:value-type="float" office:value="16889.89776" calcext:value-type="float">
            <text:p>168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02</text:p>
          </table:table-cell>
          <table:table-cell table:style-name="ce2" office:value-type="float" office:value="16933.31964" calcext:value-type="float">
            <text:p>1693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03</text:p>
          </table:table-cell>
          <table:table-cell table:style-name="ce2" office:value-type="float" office:value="17202.8741" calcext:value-type="float">
            <text:p>1720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04</text:p>
          </table:table-cell>
          <table:table-cell table:style-name="ce2" office:value-type="float" office:value="17384.44596" calcext:value-type="float">
            <text:p>1738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05</text:p>
          </table:table-cell>
          <table:table-cell table:style-name="ce2" office:value-type="float" office:value="18012.17787" calcext:value-type="float">
            <text:p>1801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06</text:p>
          </table:table-cell>
          <table:table-cell table:style-name="ce2" office:value-type="float" office:value="19454.03941" calcext:value-type="float">
            <text:p>194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07</text:p>
          </table:table-cell>
          <table:table-cell table:style-name="ce2" office:value-type="float" office:value="19785.0563" calcext:value-type="float">
            <text:p>197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08</text:p>
          </table:table-cell>
          <table:table-cell table:style-name="ce2" office:value-type="float" office:value="19824.04776" calcext:value-type="float">
            <text:p>198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09</text:p>
          </table:table-cell>
          <table:table-cell table:style-name="ce2" office:value-type="float" office:value="18746.80334" calcext:value-type="float">
            <text:p>1874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10</text:p>
          </table:table-cell>
          <table:table-cell table:style-name="ce2" office:value-type="float" office:value="18243.44307" calcext:value-type="float">
            <text:p>182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11</text:p>
          </table:table-cell>
          <table:table-cell table:style-name="ce2" office:value-type="float" office:value="18065.35723" calcext:value-type="float">
            <text:p>1806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12</text:p>
          </table:table-cell>
          <table:table-cell table:style-name="ce2" office:value-type="float" office:value="17941.60564" calcext:value-type="float">
            <text:p>1794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13</text:p>
          </table:table-cell>
          <table:table-cell table:style-name="ce2" office:value-type="float" office:value="17637.21782" calcext:value-type="float">
            <text:p>176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14</text:p>
          </table:table-cell>
          <table:table-cell table:style-name="ce2" office:value-type="float" office:value="17583.72583" calcext:value-type="float">
            <text:p>1758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15</text:p>
          </table:table-cell>
          <table:table-cell table:style-name="ce2" office:value-type="float" office:value="17979.62974" calcext:value-type="float">
            <text:p>179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16</text:p>
          </table:table-cell>
          <table:table-cell table:style-name="ce2" office:value-type="float" office:value="18401.9729" calcext:value-type="float">
            <text:p>1840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17</text:p>
          </table:table-cell>
          <table:table-cell table:style-name="ce2" office:value-type="float" office:value="18446.2133" calcext:value-type="float">
            <text:p>1844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18</text:p>
          </table:table-cell>
          <table:table-cell table:style-name="ce2" office:value-type="float" office:value="18224.10873" calcext:value-type="float">
            <text:p>182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19</text:p>
          </table:table-cell>
          <table:table-cell table:style-name="ce2" office:value-type="float" office:value="18080.57026" calcext:value-type="float">
            <text:p>1808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20</text:p>
          </table:table-cell>
          <table:table-cell table:style-name="ce2" office:value-type="float" office:value="15524.95915" calcext:value-type="float">
            <text:p>155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rbados</text:p>
          </table:table-cell>
          <table:table-cell office:value-type="string" calcext:value-type="string">
            <text:p>2021</text:p>
          </table:table-cell>
          <table:table-cell table:style-name="ce2" office:value-type="float" office:value="15605.8358" calcext:value-type="float">
            <text:p>1560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1990</text:p>
          </table:table-cell>
          <table:table-cell table:style-name="ce2" office:value-type="float" office:value="32024.0793" calcext:value-type="float">
            <text:p>3202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1991</text:p>
          </table:table-cell>
          <table:table-cell table:style-name="ce2" office:value-type="float" office:value="30084.80177" calcext:value-type="float">
            <text:p>300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1992</text:p>
          </table:table-cell>
          <table:table-cell table:style-name="ce2" office:value-type="float" office:value="28328.55426" calcext:value-type="float">
            <text:p>283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1993</text:p>
          </table:table-cell>
          <table:table-cell table:style-name="ce2" office:value-type="float" office:value="27804.38671" calcext:value-type="float">
            <text:p>2780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1994</text:p>
          </table:table-cell>
          <table:table-cell table:style-name="ce2" office:value-type="float" office:value="28114.1838" calcext:value-type="float">
            <text:p>2811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1995</text:p>
          </table:table-cell>
          <table:table-cell table:style-name="ce2" office:value-type="float" office:value="28796.67179" calcext:value-type="float">
            <text:p>2879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1996</text:p>
          </table:table-cell>
          <table:table-cell table:style-name="ce2" office:value-type="float" office:value="29491.19176" calcext:value-type="float">
            <text:p>2949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1997</text:p>
          </table:table-cell>
          <table:table-cell table:style-name="ce2" office:value-type="float" office:value="30421.02026" calcext:value-type="float">
            <text:p>3042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1998</text:p>
          </table:table-cell>
          <table:table-cell table:style-name="ce2" office:value-type="float" office:value="31330.60838" calcext:value-type="float">
            <text:p>313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1999</text:p>
          </table:table-cell>
          <table:table-cell table:style-name="ce2" office:value-type="float" office:value="33055.37114" calcext:value-type="float">
            <text:p>3305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00</text:p>
          </table:table-cell>
          <table:table-cell table:style-name="ce2" office:value-type="float" office:value="33929.06832" calcext:value-type="float">
            <text:p>339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01</text:p>
          </table:table-cell>
          <table:table-cell table:style-name="ce2" office:value-type="float" office:value="34333.96141" calcext:value-type="float">
            <text:p>3433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02</text:p>
          </table:table-cell>
          <table:table-cell table:style-name="ce2" office:value-type="float" office:value="34798.04014" calcext:value-type="float">
            <text:p>3479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03</text:p>
          </table:table-cell>
          <table:table-cell table:style-name="ce2" office:value-type="float" office:value="33901.17697" calcext:value-type="float">
            <text:p>3390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04</text:p>
          </table:table-cell>
          <table:table-cell table:style-name="ce2" office:value-type="float" office:value="33741.96679" calcext:value-type="float">
            <text:p>3374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05</text:p>
          </table:table-cell>
          <table:table-cell table:style-name="ce2" office:value-type="float" office:value="34416.14158" calcext:value-type="float">
            <text:p>3441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06</text:p>
          </table:table-cell>
          <table:table-cell table:style-name="ce2" office:value-type="float" office:value="34792.17275" calcext:value-type="float">
            <text:p>3479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07</text:p>
          </table:table-cell>
          <table:table-cell table:style-name="ce2" office:value-type="float" office:value="34802.06526" calcext:value-type="float">
            <text:p>3480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08</text:p>
          </table:table-cell>
          <table:table-cell table:style-name="ce2" office:value-type="float" office:value="33515.44473" calcext:value-type="float">
            <text:p>3351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09</text:p>
          </table:table-cell>
          <table:table-cell table:style-name="ce2" office:value-type="float" office:value="31653.64728" calcext:value-type="float">
            <text:p>3165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10</text:p>
          </table:table-cell>
          <table:table-cell table:style-name="ce2" office:value-type="float" office:value="31693.03348" calcext:value-type="float">
            <text:p>316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11</text:p>
          </table:table-cell>
          <table:table-cell table:style-name="ce2" office:value-type="float" office:value="31490.79884" calcext:value-type="float">
            <text:p>3149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12</text:p>
          </table:table-cell>
          <table:table-cell table:style-name="ce2" office:value-type="float" office:value="32114.46595" calcext:value-type="float">
            <text:p>3211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13</text:p>
          </table:table-cell>
          <table:table-cell table:style-name="ce2" office:value-type="float" office:value="30911.96175" calcext:value-type="float">
            <text:p>3091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14</text:p>
          </table:table-cell>
          <table:table-cell table:style-name="ce2" office:value-type="float" office:value="31199.59797" calcext:value-type="float">
            <text:p>3120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15</text:p>
          </table:table-cell>
          <table:table-cell table:style-name="ce2" office:value-type="float" office:value="31221.67122" calcext:value-type="float">
            <text:p>312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16</text:p>
          </table:table-cell>
          <table:table-cell table:style-name="ce2" office:value-type="float" office:value="30696.14606" calcext:value-type="float">
            <text:p>3069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17</text:p>
          </table:table-cell>
          <table:table-cell table:style-name="ce2" office:value-type="float" office:value="31394.52989" calcext:value-type="float">
            <text:p>313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18</text:p>
          </table:table-cell>
          <table:table-cell table:style-name="ce2" office:value-type="float" office:value="31738.74098" calcext:value-type="float">
            <text:p>3173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19</text:p>
          </table:table-cell>
          <table:table-cell table:style-name="ce2" office:value-type="float" office:value="32124.71322" calcext:value-type="float">
            <text:p>321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20</text:p>
          </table:table-cell>
          <table:table-cell table:style-name="ce2" office:value-type="float" office:value="24357.25258" calcext:value-type="float">
            <text:p>243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Bahamas</text:p>
          </table:table-cell>
          <table:table-cell office:value-type="string" calcext:value-type="string">
            <text:p>2021</text:p>
          </table:table-cell>
          <table:table-cell table:style-name="ce2" office:value-type="float" office:value="27604.06182" calcext:value-type="float">
            <text:p>2760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1990</text:p>
          </table:table-cell>
          <table:table-cell table:style-name="ce2" office:value-type="float" office:value="7549.180689" calcext:value-type="float">
            <text:p>754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1991</text:p>
          </table:table-cell>
          <table:table-cell table:style-name="ce2" office:value-type="float" office:value="8229.755526" calcext:value-type="float">
            <text:p>823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1992</text:p>
          </table:table-cell>
          <table:table-cell table:style-name="ce2" office:value-type="float" office:value="8896.032323" calcext:value-type="float">
            <text:p>889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1993</text:p>
          </table:table-cell>
          <table:table-cell table:style-name="ce2" office:value-type="float" office:value="9278.28807" calcext:value-type="float">
            <text:p>927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1994</text:p>
          </table:table-cell>
          <table:table-cell table:style-name="ce2" office:value-type="float" office:value="9688.387096" calcext:value-type="float">
            <text:p>968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1995</text:p>
          </table:table-cell>
          <table:table-cell table:style-name="ce2" office:value-type="float" office:value="9289.531483" calcext:value-type="float">
            <text:p>92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1996</text:p>
          </table:table-cell>
          <table:table-cell table:style-name="ce2" office:value-type="float" office:value="9680.140082" calcext:value-type="float">
            <text:p>96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1997</text:p>
          </table:table-cell>
          <table:table-cell table:style-name="ce2" office:value-type="float" office:value="10340.64985" calcext:value-type="float">
            <text:p>103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1998</text:p>
          </table:table-cell>
          <table:table-cell table:style-name="ce2" office:value-type="float" office:value="10615.13377" calcext:value-type="float">
            <text:p>1061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1999</text:p>
          </table:table-cell>
          <table:table-cell table:style-name="ce2" office:value-type="float" office:value="10138.30003" calcext:value-type="float">
            <text:p>1013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00</text:p>
          </table:table-cell>
          <table:table-cell table:style-name="ce2" office:value-type="float" office:value="9944.948536" calcext:value-type="float">
            <text:p>994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01</text:p>
          </table:table-cell>
          <table:table-cell table:style-name="ce2" office:value-type="float" office:value="9402.576071" calcext:value-type="float">
            <text:p>940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02</text:p>
          </table:table-cell>
          <table:table-cell table:style-name="ce2" office:value-type="float" office:value="8288.759248" calcext:value-type="float">
            <text:p>828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03</text:p>
          </table:table-cell>
          <table:table-cell table:style-name="ce2" office:value-type="float" office:value="8928.572612" calcext:value-type="float">
            <text:p>89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04</text:p>
          </table:table-cell>
          <table:table-cell table:style-name="ce2" office:value-type="float" office:value="9636.451939" calcext:value-type="float">
            <text:p>963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05</text:p>
          </table:table-cell>
          <table:table-cell table:style-name="ce2" office:value-type="float" office:value="10381.59164" calcext:value-type="float">
            <text:p>1038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06</text:p>
          </table:table-cell>
          <table:table-cell table:style-name="ce2" office:value-type="float" office:value="11101.53906" calcext:value-type="float">
            <text:p>1110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07</text:p>
          </table:table-cell>
          <table:table-cell table:style-name="ce2" office:value-type="float" office:value="11980.37844" calcext:value-type="float">
            <text:p>119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08</text:p>
          </table:table-cell>
          <table:table-cell table:style-name="ce2" office:value-type="float" office:value="12343.34529" calcext:value-type="float">
            <text:p>123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09</text:p>
          </table:table-cell>
          <table:table-cell table:style-name="ce2" office:value-type="float" office:value="11495.62945" calcext:value-type="float">
            <text:p>1149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10</text:p>
          </table:table-cell>
          <table:table-cell table:style-name="ce2" office:value-type="float" office:value="12531.53344" calcext:value-type="float">
            <text:p>1253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11</text:p>
          </table:table-cell>
          <table:table-cell table:style-name="ce2" office:value-type="float" office:value="13149.35604" calcext:value-type="float">
            <text:p>1314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12</text:p>
          </table:table-cell>
          <table:table-cell table:style-name="ce2" office:value-type="float" office:value="12880.46726" calcext:value-type="float">
            <text:p>128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13</text:p>
          </table:table-cell>
          <table:table-cell table:style-name="ce2" office:value-type="float" office:value="13054.64194" calcext:value-type="float">
            <text:p>1305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14</text:p>
          </table:table-cell>
          <table:table-cell table:style-name="ce2" office:value-type="float" office:value="12597.11631" calcext:value-type="float">
            <text:p>1259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15</text:p>
          </table:table-cell>
          <table:table-cell table:style-name="ce2" office:value-type="float" office:value="12811.62371" calcext:value-type="float">
            <text:p>1281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16</text:p>
          </table:table-cell>
          <table:table-cell table:style-name="ce2" office:value-type="float" office:value="12426.99819" calcext:value-type="float">
            <text:p>1242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17</text:p>
          </table:table-cell>
          <table:table-cell table:style-name="ce2" office:value-type="float" office:value="12665.18505" calcext:value-type="float">
            <text:p>1266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18</text:p>
          </table:table-cell>
          <table:table-cell table:style-name="ce2" office:value-type="float" office:value="12233.9924" calcext:value-type="float">
            <text:p>1223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19</text:p>
          </table:table-cell>
          <table:table-cell table:style-name="ce2" office:value-type="float" office:value="11900.2772" calcext:value-type="float">
            <text:p>1190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20</text:p>
          </table:table-cell>
          <table:table-cell table:style-name="ce2" office:value-type="float" office:value="10647.87574" calcext:value-type="float">
            <text:p>1064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rgentina</text:p>
          </table:table-cell>
          <table:table-cell office:value-type="string" calcext:value-type="string">
            <text:p>2021</text:p>
          </table:table-cell>
          <table:table-cell table:style-name="ce2" office:value-type="float" office:value="11692.55031" calcext:value-type="float">
            <text:p>116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1990</text:p>
          </table:table-cell>
          <table:table-cell table:style-name="ce2" office:value-type="float" office:value="12119.57967" calcext:value-type="float">
            <text:p>121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1991</text:p>
          </table:table-cell>
          <table:table-cell table:style-name="ce2" office:value-type="float" office:value="12324.95972" calcext:value-type="float">
            <text:p>123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1992</text:p>
          </table:table-cell>
          <table:table-cell table:style-name="ce2" office:value-type="float" office:value="12255.77045" calcext:value-type="float">
            <text:p>1225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1993</text:p>
          </table:table-cell>
          <table:table-cell table:style-name="ce2" office:value-type="float" office:value="12687.15895" calcext:value-type="float">
            <text:p>1268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1994</text:p>
          </table:table-cell>
          <table:table-cell table:style-name="ce2" office:value-type="float" office:value="13272.03003" calcext:value-type="float">
            <text:p>132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1995</text:p>
          </table:table-cell>
          <table:table-cell table:style-name="ce2" office:value-type="float" office:value="12452.17499" calcext:value-type="float">
            <text:p>1245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1996</text:p>
          </table:table-cell>
          <table:table-cell table:style-name="ce2" office:value-type="float" office:value="13008.32168" calcext:value-type="float">
            <text:p>1300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1997</text:p>
          </table:table-cell>
          <table:table-cell table:style-name="ce2" office:value-type="float" office:value="13450.30913" calcext:value-type="float">
            <text:p>1345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1998</text:p>
          </table:table-cell>
          <table:table-cell table:style-name="ce2" office:value-type="float" office:value="13815.0165" calcext:value-type="float">
            <text:p>1381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1999</text:p>
          </table:table-cell>
          <table:table-cell table:style-name="ce2" office:value-type="float" office:value="14094.26153" calcext:value-type="float">
            <text:p>1409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00</text:p>
          </table:table-cell>
          <table:table-cell table:style-name="ce2" office:value-type="float" office:value="14709.47928" calcext:value-type="float">
            <text:p>147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01</text:p>
          </table:table-cell>
          <table:table-cell table:style-name="ce2" office:value-type="float" office:value="13837.80739" calcext:value-type="float">
            <text:p>1383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02</text:p>
          </table:table-cell>
          <table:table-cell table:style-name="ce2" office:value-type="float" office:value="13798.89497" calcext:value-type="float">
            <text:p>1379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03</text:p>
          </table:table-cell>
          <table:table-cell table:style-name="ce2" office:value-type="float" office:value="14468.71414" calcext:value-type="float">
            <text:p>1446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04</text:p>
          </table:table-cell>
          <table:table-cell table:style-name="ce2" office:value-type="float" office:value="15147.96421" calcext:value-type="float">
            <text:p>1514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05</text:p>
          </table:table-cell>
          <table:table-cell table:style-name="ce2" office:value-type="float" office:value="15926.75782" calcext:value-type="float">
            <text:p>1592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06</text:p>
          </table:table-cell>
          <table:table-cell table:style-name="ce2" office:value-type="float" office:value="17728.86567" calcext:value-type="float">
            <text:p>177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07</text:p>
          </table:table-cell>
          <table:table-cell table:style-name="ce2" office:value-type="float" office:value="19120.39677" calcext:value-type="float">
            <text:p>191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08</text:p>
          </table:table-cell>
          <table:table-cell table:style-name="ce2" office:value-type="float" office:value="18819.30002" calcext:value-type="float">
            <text:p>1881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09</text:p>
          </table:table-cell>
          <table:table-cell table:style-name="ce2" office:value-type="float" office:value="16332.71887" calcext:value-type="float">
            <text:p>1633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10</text:p>
          </table:table-cell>
          <table:table-cell table:style-name="ce2" office:value-type="float" office:value="14841.37153" calcext:value-type="float">
            <text:p>148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11</text:p>
          </table:table-cell>
          <table:table-cell table:style-name="ce2" office:value-type="float" office:value="14382.85857" calcext:value-type="float">
            <text:p>1438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12</text:p>
          </table:table-cell>
          <table:table-cell table:style-name="ce2" office:value-type="float" office:value="14698.44095" calcext:value-type="float">
            <text:p>1469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13</text:p>
          </table:table-cell>
          <table:table-cell table:style-name="ce2" office:value-type="float" office:value="14478.0526" calcext:value-type="float">
            <text:p>1447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14</text:p>
          </table:table-cell>
          <table:table-cell table:style-name="ce2" office:value-type="float" office:value="14909.67044" calcext:value-type="float">
            <text:p>149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15</text:p>
          </table:table-cell>
          <table:table-cell table:style-name="ce2" office:value-type="float" office:value="15359.47504" calcext:value-type="float">
            <text:p>1535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16</text:p>
          </table:table-cell>
          <table:table-cell table:style-name="ce2" office:value-type="float" office:value="16078.71074" calcext:value-type="float">
            <text:p>1607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17</text:p>
          </table:table-cell>
          <table:table-cell table:style-name="ce2" office:value-type="float" office:value="16493.29903" calcext:value-type="float">
            <text:p>164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18</text:p>
          </table:table-cell>
          <table:table-cell table:style-name="ce2" office:value-type="float" office:value="17532.14459" calcext:value-type="float">
            <text:p>1753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19</text:p>
          </table:table-cell>
          <table:table-cell table:style-name="ce2" office:value-type="float" office:value="18284.79105" calcext:value-type="float">
            <text:p>1828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20</text:p>
          </table:table-cell>
          <table:table-cell table:style-name="ce2" office:value-type="float" office:value="14498.20742" calcext:value-type="float">
            <text:p>1449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ntigua y Barbuda</text:p>
          </table:table-cell>
          <table:table-cell office:value-type="string" calcext:value-type="string">
            <text:p>2021</text:p>
          </table:table-cell>
          <table:table-cell table:style-name="ce2" office:value-type="float" office:value="15486.10349" calcext:value-type="float">
            <text:p>1548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1990</text:p>
          </table:table-cell>
          <table:table-cell table:style-name="ce2" office:value-type="float" office:value="5893.01968" calcext:value-type="float">
            <text:p>589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1991</text:p>
          </table:table-cell>
          <table:table-cell table:style-name="ce2" office:value-type="float" office:value="5982.966381" calcext:value-type="float">
            <text:p>598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1992</text:p>
          </table:table-cell>
          <table:table-cell table:style-name="ce2" office:value-type="float" office:value="6039.293394" calcext:value-type="float">
            <text:p>603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1993</text:p>
          </table:table-cell>
          <table:table-cell table:style-name="ce2" office:value-type="float" office:value="6148.739591" calcext:value-type="float">
            <text:p>614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1994</text:p>
          </table:table-cell>
          <table:table-cell table:style-name="ce2" office:value-type="float" office:value="6342.56769" calcext:value-type="float">
            <text:p>63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1995</text:p>
          </table:table-cell>
          <table:table-cell table:style-name="ce2" office:value-type="float" office:value="6310.379663" calcext:value-type="float">
            <text:p>631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1996</text:p>
          </table:table-cell>
          <table:table-cell table:style-name="ce2" office:value-type="float" office:value="6443.508252" calcext:value-type="float">
            <text:p>644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1997</text:p>
          </table:table-cell>
          <table:table-cell table:style-name="ce2" office:value-type="float" office:value="6671.417942" calcext:value-type="float">
            <text:p>667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1998</text:p>
          </table:table-cell>
          <table:table-cell table:style-name="ce2" office:value-type="float" office:value="6717.031478" calcext:value-type="float">
            <text:p>671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1999</text:p>
          </table:table-cell>
          <table:table-cell table:style-name="ce2" office:value-type="float" office:value="6620.054017" calcext:value-type="float">
            <text:p>66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00</text:p>
          </table:table-cell>
          <table:table-cell table:style-name="ce2" office:value-type="float" office:value="6757.421985" calcext:value-type="float">
            <text:p>675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01</text:p>
          </table:table-cell>
          <table:table-cell table:style-name="ce2" office:value-type="float" office:value="6698.566684" calcext:value-type="float">
            <text:p>669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02</text:p>
          </table:table-cell>
          <table:table-cell table:style-name="ce2" office:value-type="float" office:value="6621.560026" calcext:value-type="float">
            <text:p>662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03</text:p>
          </table:table-cell>
          <table:table-cell table:style-name="ce2" office:value-type="float" office:value="6672.781415" calcext:value-type="float">
            <text:p>667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04</text:p>
          </table:table-cell>
          <table:table-cell table:style-name="ce2" office:value-type="float" office:value="6984.190259" calcext:value-type="float">
            <text:p>698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05</text:p>
          </table:table-cell>
          <table:table-cell table:style-name="ce2" office:value-type="float" office:value="7206.569258" calcext:value-type="float">
            <text:p>720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06</text:p>
          </table:table-cell>
          <table:table-cell table:style-name="ce2" office:value-type="float" office:value="7511.579196" calcext:value-type="float">
            <text:p>751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07</text:p>
          </table:table-cell>
          <table:table-cell table:style-name="ce2" office:value-type="float" office:value="7845.814367" calcext:value-type="float">
            <text:p>784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08</text:p>
          </table:table-cell>
          <table:table-cell table:style-name="ce2" office:value-type="float" office:value="8069.786113" calcext:value-type="float">
            <text:p>807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09</text:p>
          </table:table-cell>
          <table:table-cell table:style-name="ce2" office:value-type="float" office:value="7828.726612" calcext:value-type="float">
            <text:p>78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10</text:p>
          </table:table-cell>
          <table:table-cell table:style-name="ce2" office:value-type="float" office:value="8219.737815" calcext:value-type="float">
            <text:p>822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11</text:p>
          </table:table-cell>
          <table:table-cell table:style-name="ce2" office:value-type="float" office:value="8498.562463" calcext:value-type="float">
            <text:p>849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12</text:p>
          </table:table-cell>
          <table:table-cell table:style-name="ce2" office:value-type="float" office:value="8641.121536" calcext:value-type="float">
            <text:p>86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13</text:p>
          </table:table-cell>
          <table:table-cell table:style-name="ce2" office:value-type="float" office:value="8794.733347" calcext:value-type="float">
            <text:p>879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14</text:p>
          </table:table-cell>
          <table:table-cell table:style-name="ce2" office:value-type="float" office:value="8806.524743" calcext:value-type="float">
            <text:p>880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15</text:p>
          </table:table-cell>
          <table:table-cell table:style-name="ce2" office:value-type="float" office:value="8727.183833" calcext:value-type="float">
            <text:p>872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16</text:p>
          </table:table-cell>
          <table:table-cell table:style-name="ce2" office:value-type="float" office:value="8557.680431" calcext:value-type="float">
            <text:p>855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17</text:p>
          </table:table-cell>
          <table:table-cell table:style-name="ce2" office:value-type="float" office:value="8583.546569" calcext:value-type="float">
            <text:p>858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18</text:p>
          </table:table-cell>
          <table:table-cell table:style-name="ce2" office:value-type="float" office:value="8600.603017" calcext:value-type="float">
            <text:p>860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19</text:p>
          </table:table-cell>
          <table:table-cell table:style-name="ce2" office:value-type="float" office:value="8530.951147" calcext:value-type="float">
            <text:p>85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20</text:p>
          </table:table-cell>
          <table:table-cell table:style-name="ce2" office:value-type="float" office:value="7889.551208" calcext:value-type="float">
            <text:p>789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 y el Caribe</text:p>
          </table:table-cell>
          <table:table-cell office:value-type="string" calcext:value-type="string">
            <text:p>2021</text:p>
          </table:table-cell>
          <table:table-cell table:style-name="ce2" office:value-type="float" office:value="8360.569521" calcext:value-type="float">
            <text:p>836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1990</text:p>
          </table:table-cell>
          <table:table-cell table:style-name="ce2" office:value-type="float" office:value="5875.07193" calcext:value-type="float">
            <text:p>58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1991</text:p>
          </table:table-cell>
          <table:table-cell table:style-name="ce2" office:value-type="float" office:value="5966.914303" calcext:value-type="float">
            <text:p>596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1992</text:p>
          </table:table-cell>
          <table:table-cell table:style-name="ce2" office:value-type="float" office:value="6025.257826" calcext:value-type="float">
            <text:p>602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1993</text:p>
          </table:table-cell>
          <table:table-cell table:style-name="ce2" office:value-type="float" office:value="6136.282984" calcext:value-type="float">
            <text:p>613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1994</text:p>
          </table:table-cell>
          <table:table-cell table:style-name="ce2" office:value-type="float" office:value="6331.059548" calcext:value-type="float">
            <text:p>633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1995</text:p>
          </table:table-cell>
          <table:table-cell table:style-name="ce2" office:value-type="float" office:value="6296.446688" calcext:value-type="float">
            <text:p>629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1996</text:p>
          </table:table-cell>
          <table:table-cell table:style-name="ce2" office:value-type="float" office:value="6429.030285" calcext:value-type="float">
            <text:p>642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1997</text:p>
          </table:table-cell>
          <table:table-cell table:style-name="ce2" office:value-type="float" office:value="6657.611429" calcext:value-type="float">
            <text:p>6658</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1998</text:p>
          </table:table-cell>
          <table:table-cell table:style-name="ce2" office:value-type="float" office:value="6701.361465" calcext:value-type="float">
            <text:p>670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1999</text:p>
          </table:table-cell>
          <table:table-cell table:style-name="ce2" office:value-type="float" office:value="6599.801702" calcext:value-type="float">
            <text:p>660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00</text:p>
          </table:table-cell>
          <table:table-cell table:style-name="ce2" office:value-type="float" office:value="6735.99589" calcext:value-type="float">
            <text:p>673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01</text:p>
          </table:table-cell>
          <table:table-cell table:style-name="ce2" office:value-type="float" office:value="6675.105795" calcext:value-type="float">
            <text:p>66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02</text:p>
          </table:table-cell>
          <table:table-cell table:style-name="ce2" office:value-type="float" office:value="6594.46656" calcext:value-type="float">
            <text:p>659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03</text:p>
          </table:table-cell>
          <table:table-cell table:style-name="ce2" office:value-type="float" office:value="6640.999627" calcext:value-type="float">
            <text:p>664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04</text:p>
          </table:table-cell>
          <table:table-cell table:style-name="ce2" office:value-type="float" office:value="6953.160741" calcext:value-type="float">
            <text:p>695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05</text:p>
          </table:table-cell>
          <table:table-cell table:style-name="ce2" office:value-type="float" office:value="7174.855708" calcext:value-type="float">
            <text:p>7175</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06</text:p>
          </table:table-cell>
          <table:table-cell table:style-name="ce2" office:value-type="float" office:value="7475.859932" calcext:value-type="float">
            <text:p>747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07</text:p>
          </table:table-cell>
          <table:table-cell table:style-name="ce2" office:value-type="float" office:value="7810.92819" calcext:value-type="float">
            <text:p>7811</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08</text:p>
          </table:table-cell>
          <table:table-cell table:style-name="ce2" office:value-type="float" office:value="8037.076023" calcext:value-type="float">
            <text:p>8037</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09</text:p>
          </table:table-cell>
          <table:table-cell table:style-name="ce2" office:value-type="float" office:value="7798.751836" calcext:value-type="float">
            <text:p>779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10</text:p>
          </table:table-cell>
          <table:table-cell table:style-name="ce2" office:value-type="float" office:value="8193.824122" calcext:value-type="float">
            <text:p>819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11</text:p>
          </table:table-cell>
          <table:table-cell table:style-name="ce2" office:value-type="float" office:value="8475.682408" calcext:value-type="float">
            <text:p>847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12</text:p>
          </table:table-cell>
          <table:table-cell table:style-name="ce2" office:value-type="float" office:value="8619.1574" calcext:value-type="float">
            <text:p>861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13</text:p>
          </table:table-cell>
          <table:table-cell table:style-name="ce2" office:value-type="float" office:value="8773.753964" calcext:value-type="float">
            <text:p>877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14</text:p>
          </table:table-cell>
          <table:table-cell table:style-name="ce2" office:value-type="float" office:value="8783.877744" calcext:value-type="float">
            <text:p>878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15</text:p>
          </table:table-cell>
          <table:table-cell table:style-name="ce2" office:value-type="float" office:value="8704.0589" calcext:value-type="float">
            <text:p>8704</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16</text:p>
          </table:table-cell>
          <table:table-cell table:style-name="ce2" office:value-type="float" office:value="8535.733976" calcext:value-type="float">
            <text:p>8536</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17</text:p>
          </table:table-cell>
          <table:table-cell table:style-name="ce2" office:value-type="float" office:value="8563.173266" calcext:value-type="float">
            <text:p>856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18</text:p>
          </table:table-cell>
          <table:table-cell table:style-name="ce2" office:value-type="float" office:value="8580.105114" calcext:value-type="float">
            <text:p>8580</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19</text:p>
          </table:table-cell>
          <table:table-cell table:style-name="ce2" office:value-type="float" office:value="8509.019495" calcext:value-type="float">
            <text:p>8509</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20</text:p>
          </table:table-cell>
          <table:table-cell table:style-name="ce2" office:value-type="float" office:value="7872.06144" calcext:value-type="float">
            <text:p>7872</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2" table:visibility="filter">
          <table:table-cell office:value-type="string" calcext:value-type="string">
            <text:p>Producto interno bruto (PIB) total anual por habitante a precios constantes en dólares</text:p>
          </table:table-cell>
          <table:table-cell office:value-type="string" calcext:value-type="string">
            <text:p>América Latina</text:p>
          </table:table-cell>
          <table:table-cell office:value-type="string" calcext:value-type="string">
            <text:p>2021</text:p>
          </table:table-cell>
          <table:table-cell table:style-name="ce2" office:value-type="float" office:value="8343.273757" calcext:value-type="float">
            <text:p>8343</text:p>
          </table:table-cell>
          <table:table-cell office:value-type="string" calcext:value-type="string">
            <text:p>Dólares por habitante</text:p>
          </table:table-cell>
          <table:table-cell office:value-type="string" calcext:value-type="string">
            <text:p>12080</text:p>
          </table:table-cell>
          <table:table-cell office:value-type="float" office:value="1753" calcext:value-type="float">
            <text:p>1753</text:p>
          </table:table-cell>
          <table:table-cell table:number-columns-repeated="1017"/>
        </table:table-row>
        <table:table-row table:style-name="ro1" table:number-rows-repeated="1047425">
          <table:table-cell table:number-columns-repeated="1024"/>
        </table:table-row>
        <table:table-row table:style-name="ro1">
          <table:table-cell table:number-columns-repeated="1024"/>
        </table:table-row>
      </table:table>
      <table:table table:name="metadatos" table:style-name="ta2">
        <office:forms form:automatic-focus="false" form:apply-design-mode="false"/>
        <table:table-column table:style-name="co2" table:default-cell-style-name="Default"/>
        <table:table-column table:style-name="co4" table:default-cell-style-name="Default"/>
        <table:table-column table:style-name="co3" table:number-columns-repeated="1022" table:default-cell-style-name="Default"/>
        <table:table-row table:style-name="ro1">
          <table:table-cell table:style-name="ce1" office:value-type="string" calcext:value-type="string">
            <text:p>metadata</text:p>
          </table:table-cell>
          <table:table-cell table:style-name="ce1" office:value-type="string" calcext:value-type="string">
            <text:p>value</text:p>
          </table:table-cell>
          <table:table-cell table:number-columns-repeated="1022"/>
        </table:table-row>
        <table:table-row table:style-name="ro1">
          <table:table-cell office:value-type="string" calcext:value-type="string">
            <text:p>indicator_id</text:p>
          </table:table-cell>
          <table:table-cell table:style-name="ce3" office:value-type="float" office:value="2206" calcext:value-type="float">
            <text:p>2206</text:p>
          </table:table-cell>
          <table:table-cell table:number-columns-repeated="1022"/>
        </table:table-row>
        <table:table-row table:style-name="ro1">
          <table:table-cell office:value-type="string" calcext:value-type="string">
            <text:p>indicator_name</text:p>
          </table:table-cell>
          <table:table-cell office:value-type="string" calcext:value-type="string">
            <text:p>Producto interno bruto (PIB) total anual por habitante a precios constantes en dólares</text:p>
          </table:table-cell>
          <table:table-cell table:number-columns-repeated="1022"/>
        </table:table-row>
        <table:table-row table:style-name="ro1">
          <table:table-cell office:value-type="string" calcext:value-type="string">
            <text:p>theme</text:p>
          </table:table-cell>
          <table:table-cell office:value-type="string" calcext:value-type="string">
            <text:p>Estadísticas e Indicadores Económicos</text:p>
          </table:table-cell>
          <table:table-cell table:number-columns-repeated="1022"/>
        </table:table-row>
        <table:table-row table:style-name="ro1">
          <table:table-cell office:value-type="string" calcext:value-type="string">
            <text:p>area</text:p>
          </table:table-cell>
          <table:table-cell office:value-type="string" calcext:value-type="string">
            <text:p>Cuentas nacionales anuales en dólares</text:p>
          </table:table-cell>
          <table:table-cell table:number-columns-repeated="1022"/>
        </table:table-row>
        <table:table-row table:style-name="ro1">
          <table:table-cell office:value-type="string" calcext:value-type="string">
            <text:p>note</text:p>
          </table:table-cell>
          <table:table-cell table:number-columns-repeated="1023"/>
        </table:table-row>
        <table:table-row table:style-name="ro1">
          <table:table-cell office:value-type="string" calcext:value-type="string">
            <text:p>unit</text:p>
          </table:table-cell>
          <table:table-cell office:value-type="string" calcext:value-type="string">
            <text:p>Dólares por habitante</text:p>
          </table:table-cell>
          <table:table-cell table:number-columns-repeated="1022"/>
        </table:table-row>
        <table:table-row table:style-name="ro1">
          <table:table-cell office:value-type="string" calcext:value-type="string">
            <text:p>data_features</text:p>
          </table:table-cell>
          <table:table-cell table:number-columns-repeated="1023"/>
        </table:table-row>
        <table:table-row table:style-name="ro1">
          <table:table-cell office:value-type="string" calcext:value-type="string">
            <text:p>definition</text:p>
          </table:table-cell>
          <table:table-cell office:value-type="string" calcext:value-type="string">
            <text:p>El producto interno bruto (PIB) en valores constantes/términos de volumen es el valor del flujo de bienes y servicios producidos en un país a precios de mercado para un año base, en este caso año 2018, el cual permite aislar los cambios ocasionados por los precios. Las cifras se expresan en dólares de Estados Unidos, utilizando el tipo de cambio oficial de la CEPAL para el año 2018.</text:p>
            <text:p>Totales regionales y subregionales en base a los datos disponibles de los países de la región.</text:p>
          </table:table-cell>
          <table:table-cell table:number-columns-repeated="1022"/>
        </table:table-row>
        <table:table-row table:style-name="ro1">
          <table:table-cell office:value-type="string" calcext:value-type="string">
            <text:p>calculation_methodology</text:p>
          </table:table-cell>
          <table:table-cell office:value-type="string" calcext:value-type="string">
            <text:p>La metodología adoptada para elaborar las cuentas nacionales de la región a precios constantes de 2018 consiste en retropolar y extrapolar los valores corrientes de 2018 con los respectivos índices de volumen del PIB, obtenidos de las series oficiales en sus monedas nacionales. Se produce así una discrepancia que se hace constar explícitamente en el cuadro correspondiente.</text:p>
          </table:table-cell>
          <table:table-cell table:number-columns-repeated="1022"/>
        </table:table-row>
        <table:table-row table:style-name="ro1">
          <table:table-cell office:value-type="string" calcext:value-type="string">
            <text:p>comments</text:p>
          </table:table-cell>
          <table:table-cell table:number-columns-repeated="1023"/>
        </table:table-row>
        <table:table-row table:style-name="ro1">
          <table:table-cell office:value-type="string" calcext:value-type="string">
            <text:p>decimals</text:p>
          </table:table-cell>
          <table:table-cell table:style-name="ce3" office:value-type="float" office:value="0" calcext:value-type="float">
            <text:p>0</text:p>
          </table:table-cell>
          <table:table-cell table:number-columns-repeated="1022"/>
        </table:table-row>
        <table:table-row table:style-name="ro1">
          <table:table-cell office:value-type="string" calcext:value-type="string">
            <text:p>last_update</text:p>
          </table:table-cell>
          <table:table-cell office:value-type="string" calcext:value-type="string">
            <text:p>Dec 15 2022 12:53PM</text:p>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fuentes" table:style-name="ta3">
        <office:forms form:automatic-focus="false" form:apply-design-mode="false"/>
        <table:table-column table:style-name="co5" table:default-cell-style-name="Default"/>
        <table:table-column table:style-name="co2" table:number-columns-repeated="5" table:default-cell-style-name="Default"/>
        <table:table-column table:style-name="co3" table:number-columns-repeated="1018" table:default-cell-style-name="Default"/>
        <table:table-row table:style-name="ro1">
          <table:table-cell table:style-name="ce1" office:value-type="string" calcext:value-type="string">
            <text:p>id</text:p>
          </table:table-cell>
          <table:table-cell table:style-name="ce1" office:value-type="string" calcext:value-type="string">
            <text:p>organization_name</text:p>
          </table:table-cell>
          <table:table-cell table:style-name="ce1" office:value-type="string" calcext:value-type="string">
            <text:p>description</text:p>
          </table:table-cell>
          <table:table-cell table:style-name="ce1" office:value-type="string" calcext:value-type="string">
            <text:p>organization_url</text:p>
          </table:table-cell>
          <table:table-cell table:style-name="ce1" office:value-type="string" calcext:value-type="string">
            <text:p>organization_acronym</text:p>
          </table:table-cell>
          <table:table-cell table:style-name="ce1" office:value-type="string" calcext:value-type="string">
            <text:p>publication_url</text:p>
          </table:table-cell>
          <table:table-cell table:number-columns-repeated="1018"/>
        </table:table-row>
        <table:table-row table:style-name="ro1">
          <table:table-cell office:value-type="float" office:value="1753" calcext:value-type="float">
            <text:p>1753</text:p>
          </table:table-cell>
          <table:table-cell office:value-type="string" calcext:value-type="string">
            <text:p>Comisión Económica para América Latina y el Caribe</text:p>
          </table:table-cell>
          <table:table-cell office:value-type="string" calcext:value-type="string">
            <text:p>Estimaciones propias con base en fuentes oficiales</text:p>
          </table:table-cell>
          <table:table-cell office:value-type="string" calcext:value-type="string">
            <text:p>http://www.cepal.org</text:p>
          </table:table-cell>
          <table:table-cell office:value-type="string" calcext:value-type="string">
            <text:p>CEPAL</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notas" table:style-name="ta4">
        <office:forms form:automatic-focus="false" form:apply-design-mode="false"/>
        <table:table-column table:style-name="co5" table:default-cell-style-name="Default"/>
        <table:table-column table:style-name="co4" table:default-cell-style-name="Default"/>
        <table:table-column table:style-name="co3" table:number-columns-repeated="1022" table:default-cell-style-name="Default"/>
        <table:table-row table:style-name="ro1">
          <table:table-cell table:style-name="ce1" office:value-type="string" calcext:value-type="string">
            <text:p>id</text:p>
          </table:table-cell>
          <table:table-cell table:style-name="ce1" office:value-type="string" calcext:value-type="string">
            <text:p>description</text:p>
          </table:table-cell>
          <table:table-cell table:number-columns-repeated="1022"/>
        </table:table-row>
        <table:table-row table:style-name="ro1">
          <table:table-cell office:value-type="float" office:value="12080" calcext:value-type="float">
            <text:p>12080</text:p>
          </table:table-cell>
          <table:table-cell office:value-type="string" calcext:value-type="string">
            <text:p>A precios de 2018</text:p>
          </table:table-cell>
          <table:table-cell table:number-columns-repeated="1022"/>
        </table:table-row>
        <table:table-row table:style-name="ro1" table:number-rows-repeated="1048573">
          <table:table-cell table:number-columns-repeated="1024"/>
        </table:table-row>
        <table:table-row table:style-name="ro1">
          <table:table-cell table:number-columns-repeated="1024"/>
        </table:table-row>
      </table:table>
      <table:table table:name="creditos" table:style-name="ta5">
        <office:forms form:automatic-focus="false" form:apply-design-mode="false"/>
        <table:table-column table:style-name="co5" table:default-cell-style-name="Default"/>
        <table:table-column table:style-name="co4" table:default-cell-style-name="Default"/>
        <table:table-column table:style-name="co3" table:number-columns-repeated="1022" table:default-cell-style-name="Default"/>
        <table:table-row table:style-name="ro1">
          <table:table-cell table:style-name="ce1" office:value-type="string" calcext:value-type="string">
            <text:p>id</text:p>
          </table:table-cell>
          <table:table-cell table:style-name="ce1" office:value-type="string" calcext:value-type="string">
            <text:p>description</text:p>
          </table:table-cell>
          <table:table-cell table:number-columns-repeated="1022"/>
        </table:table-row>
        <table:table-row table:style-name="ro1">
          <table:table-cell office:value-type="float" office:value="0" calcext:value-type="float">
            <text:p>0</text:p>
          </table:table-cell>
          <table:table-cell office:value-type="string" calcext:value-type="string">
            <text:p>2023-04-19</text:p>
          </table:table-cell>
          <table:table-cell table:number-columns-repeated="1022"/>
        </table:table-row>
        <table:table-row table:style-name="ro1">
          <table:table-cell office:value-type="float" office:value="1" calcext:value-type="float">
            <text:p>1</text:p>
          </table:table-cell>
          <table:table-cell office:value-type="string" calcext:value-type="string">
            <text:p>CEPALSTAT</text:p>
          </table:table-cell>
          <table:table-cell table:number-columns-repeated="1022"/>
        </table:table-row>
        <table:table-row table:style-name="ro1">
          <table:table-cell office:value-type="float" office:value="2" calcext:value-type="float">
            <text:p>2</text:p>
          </table:table-cell>
          <table:table-cell office:value-type="string" calcext:value-type="string">
            <text:p>Comisión Económica para América Latina y el Caribe – CEPAL</text:p>
          </table:table-cell>
          <table:table-cell table:number-columns-repeated="1022"/>
        </table:table-row>
        <table:table-row table:style-name="ro1">
          <table:table-cell office:value-type="float" office:value="3" calcext:value-type="float">
            <text:p>3</text:p>
          </table:table-cell>
          <table:table-cell office:value-type="string" calcext:value-type="string">
            <text:p>Naciones Unidas</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datos.A1:datos.G1150" table:display-filter-buttons="true">
          <table:filter>
            <table:filter-and>
              <table:filter-condition table:value="Venezuela" table:operator="=" table:field-number="1">
                <table:filter-set-item table:value="Venezuela"/>
                <table:filter-set-item table:value="Venezuela  "/>
              </table:filter-condition>
            </table:filter-and>
          </table:filter>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s" fo:country="A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date-style style:name="N133">
      <number:month/>
      <number:text>/</number:text>
      <number:day/>
      <number:text>/</number:text>
      <number:year number:style="long"/>
      <number:text> </number:text>
      <number:hours/>
      <number:text>:</number:text>
      <number:minutes number:style="long"/>
    </number:date-style>
    <number:time-style style:name="N132">
      <number:hours/>
      <number:text>:</number:text>
      <number:minutes number:style="long"/>
      <number:text>:</number:text>
      <number:seconds number:style="long"/>
    </number:time-style>
    <number:time-style style:name="N131">
      <number:hours/>
      <number:text>:</number:text>
      <number:minutes number:style="long"/>
    </number:time-style>
    <number:time-style style:name="N130">
      <number:hours/>
      <number:text>:</number:text>
      <number:minutes number:style="long"/>
      <number:text>:</number:text>
      <number:seconds number:style="long"/>
      <number:text> </number:text>
      <number:am-pm/>
    </number:time-style>
    <number:time-style style:name="N129">
      <number:hours/>
      <number:text>:</number:text>
      <number:minutes number:style="long"/>
      <number:text> </number:text>
      <number:am-pm/>
    </number:time-style>
    <number:date-style style:name="N128">
      <number:month number:textual="true"/>
      <number:text>-</number:text>
      <number:year/>
    </number:date-style>
    <number:date-style style:name="N127">
      <number:day/>
      <number:text>-</number:text>
      <number:month number:textual="true"/>
    </number:date-style>
    <number:date-style style:name="N126">
      <number:day/>
      <number:text>-</number:text>
      <number:month number:textual="true"/>
      <number:text>-</number:text>
      <number:year/>
    </number:date-style>
    <number:date-style style:name="N125">
      <number:month/>
      <number:text>/</number:text>
      <number:day/>
      <number:text>/</number:text>
      <number:year number:style="long"/>
    </number:date-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metadatos" style:display-name="PageStyle_metadatos" style:page-layout-name="Mpm1">
      <style:header style:display="false"/>
      <style:header-left style:display="false"/>
      <style:header-first style:display="false"/>
      <style:footer style:display="false"/>
      <style:footer-left style:display="false"/>
      <style:footer-first style:display="false"/>
    </style:master-page>
    <style:master-page style:name="PageStyle_5f_fuentes" style:display-name="PageStyle_fuentes" style:page-layout-name="Mpm1">
      <style:header style:display="false"/>
      <style:header-left style:display="false"/>
      <style:header-first style:display="false"/>
      <style:footer style:display="false"/>
      <style:footer-left style:display="false"/>
      <style:footer-first style:display="false"/>
    </style:master-page>
    <style:master-page style:name="PageStyle_5f_notas" style:display-name="PageStyle_notas" style:page-layout-name="Mpm1">
      <style:header style:display="false"/>
      <style:header-left style:display="false"/>
      <style:header-first style:display="false"/>
      <style:footer style:display="false"/>
      <style:footer-left style:display="false"/>
      <style:footer-first style:display="false"/>
    </style:master-page>
    <style:master-page style:name="PageStyle_5f_creditos" style:display-name="PageStyle_creditos" style:page-layout-name="Mpm1">
      <style:header style:display="false"/>
      <style:header-left style:display="false"/>
      <style:header-first style:display="false"/>
      <style:footer style:display="false"/>
      <style:footer-left style:display="false"/>
      <style:footer-first style:display="false"/>
    </style:master-page>
    <style:master-page style:name="PageStyle_5f_datos" style:display-name="PageStyle_datos"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penpyxl</meta:initial-creator>
    <meta:creation-date>2023-04-04T14:51:46</meta:creation-date>
    <dc:date>2023-04-19T08:52:26.161103462</dc:date>
    <meta:generator>LibreOffice/7.3.7.2$Linux_X86_64 LibreOffice_project/30$Build-2</meta:generator>
    <meta:editing-duration>PT24M41S</meta:editing-duration>
    <meta:editing-cycles>3</meta:editing-cycles>
    <meta:document-statistic meta:table-count="5" meta:cell-count="8098" meta:object-count="0"/>
    <meta:user-defined meta:name="AppVersion">3.0</meta:user-defined>
  </office:meta>
</office:document-meta>
</file>